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3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5" style:family="graphic" style:parent-style-name="objectwithoutfill">
      <style:graphic-properties draw:stroke="dash" draw:stroke-dash="Dashed_20__28_var_29_" svg:stroke-width="0.051cm" draw:marker-start-width="0.276cm" draw:marker-end-width="0.276cm" draw:fill="none" draw:textarea-horizontal-align="center" draw:textarea-vertical-align="middle" fo:padding-top="0.025cm" fo:padding-bottom="0.025cm" fo:padding-left="0.025cm" fo:padding-right="0.025cm"/>
    </style:style>
    <style:style style:name="gr6" style:family="graphic" style:parent-style-name="standard">
      <style:graphic-properties draw:stroke="dash" draw:stroke-dash="Dashed_20__28_var_29_" svg:stroke-width="0.051cm" svg:stroke-color="#000000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025cm" fo:padding-bottom="0.025cm" fo:padding-left="0.025cm" fo:padding-right="0.025cm"/>
    </style:style>
    <style:style style:name="gr8" style:family="graphic" style:parent-style-name="standard">
      <style:graphic-properties draw:stroke="solid" svg:stroke-width="0.08cm" svg:stroke-color="#000000" draw:fill="none" fo:padding-top="0.04cm" fo:padding-bottom="0.04cm" fo:padding-left="0.04cm" fo:padding-right="0.04cm"/>
    </style:style>
    <style:style style:name="gr9" style:family="graphic" style:parent-style-name="standard">
      <style:graphic-properties draw:stroke="solid" svg:stroke-width="0.024cm" svg:stroke-color="#000000" draw:fill="none" fo:padding-top="0.012cm" fo:padding-bottom="0.012cm" fo:padding-left="0.012cm" fo:padding-right="0.012cm"/>
    </style:style>
    <style:style style:name="gr10" style:family="graphic" style:parent-style-name="standard">
      <style:graphic-properties draw:stroke="solid" svg:stroke-width="0.03cm" svg:stroke-color="#000000" draw:fill="none" fo:padding-top="0.015cm" fo:padding-bottom="0.015cm" fo:padding-left="0.015cm" fo:padding-right="0.015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line-height="100%" fo:text-align="center"/>
      <style:text-properties style:font-name="Ubuntu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>
      <style:paragraph-properties fo:line-height="100%" fo:text-align="start"/>
    </style:style>
    <style:style style:name="P5" style:family="paragraph">
      <style:paragraph-properties fo:line-height="100%" fo:text-align="start"/>
      <style:text-properties style:font-name="Ubuntu" fo:font-size="16pt" fo:font-style="normal" style:font-size-asian="16pt" style:font-style-asian="normal" style:font-size-complex="16pt" style:font-style-complex="normal"/>
    </style:style>
    <style:style style:name="P6" style:family="paragraph">
      <style:paragraph-properties fo:line-height="100%" fo:text-align="center"/>
      <style:text-properties style:font-name="Ubuntu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style:paragraph-properties fo:line-height="100%" fo:text-align="center"/>
      <style:text-properties style:font-name="Ubuntu" fo:font-size="18pt" fo:font-style="normal" style:font-size-asian="18pt" style:font-style-asian="normal" style:font-size-complex="18pt" style:font-style-complex="normal"/>
    </style:style>
    <style:style style:name="T1" style:family="text">
      <style:text-properties style:font-name="Ubuntu" fo:font-size="18pt" fo:font-style="italic" fo:font-weight="normal" style:font-name-asian="Liberation Serif3" style:font-size-asian="18pt" style:font-style-asian="italic" style:font-weight-asian="normal" style:font-name-complex="Liberation Serif3" style:font-size-complex="18pt" style:font-style-complex="italic" style:font-weight-complex="normal"/>
    </style:style>
    <style:style style:name="T2" style:family="text">
      <style:text-properties style:font-name="Ubuntu" fo:font-size="16pt" fo:font-style="normal" style:font-name-asian="Liberation Serif3" style:font-size-asian="16pt" style:font-style-asian="normal" style:font-name-complex="Liberation Serif3" style:font-size-complex="16pt" style:font-style-complex="normal"/>
    </style:style>
    <style:style style:name="T3" style:family="text">
      <style:text-properties style:font-name="Ubuntu" fo:font-size="18pt" fo:font-style="normal" fo:font-weight="normal" style:font-name-asian="Liberation Serif3" style:font-size-asian="18pt" style:font-style-asian="normal" style:font-weight-asian="normal" style:font-name-complex="Liberation Serif3" style:font-size-complex="18pt" style:font-style-complex="normal" style:font-weight-complex="normal"/>
    </style:style>
    <style:style style:name="T4" style:family="text">
      <style:text-properties style:font-name="Ubuntu" fo:font-size="18pt" fo:font-style="normal" style:font-name-asian="Liberation Serif3" style:font-size-asian="18pt" style:font-style-asian="normal" style:font-name-complex="Liberation Serif3" style:font-size-complex="18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xml:id="id4" draw:id="id4" draw:layer="layout" svg:width="3.048cm" svg:height="1.397cm" svg:x="27.432cm" svg:y="52.894cm">
          <text:p text:style-name="P1"/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667cm" svg:height="2.032cm" svg:x="30.988cm" svg:y="47.168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815cm" svg:y1="44.645cm" svg:x2="32.321cm" svg:y2="47.168cm" draw:start-shape="id1" draw:start-glue-point="1" draw:end-shape="id2" draw:end-glue-point="0" svg:d="M17815 44645h14506v2523" svg:viewBox="0 0 14507 2524">
          <text:p/>
        </draw:connector>
        <draw:connector draw:style-name="gr2" draw:text-style-name="P1" draw:layer="layout" svg:x1="17.815cm" svg:y1="45.834cm" svg:x2="28.956cm" svg:y2="52.894cm" draw:start-shape="id3" draw:start-glue-point="1" draw:end-shape="id4" draw:end-glue-point="0" svg:d="M17815 45834h11141v7060" svg:viewBox="0 0 11142 7061">
          <text:p/>
        </draw:connector>
        <draw:g>
          <draw:line draw:style-name="gr3" draw:text-style-name="P1" draw:layer="layout" svg:x1="7.302cm" svg:y1="49.753cm" svg:x2="7.302cm" svg:y2="45.308cm">
            <text:p/>
          </draw:line>
          <draw:g>
            <draw:custom-shape draw:style-name="gr4" draw:text-style-name="P1" draw:layer="layout" svg:width="0.635cm" svg:height="0.635cm" draw:transform="rotate (1.5707963267949) translate (6.987cm 47.091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.62cm" svg:y1="46.774cm" svg:x2="6.985cm" svg:y2="46.774cm">
              <text:p/>
            </draw:line>
            <draw:line draw:style-name="gr3" draw:text-style-name="P1" draw:layer="layout" svg:x1="7.303cm" svg:y1="47.091cm" svg:x2="7.303cm" svg:y2="46.456cm">
              <text:p/>
            </draw:line>
          </draw:g>
        </draw:g>
        <draw:g>
          <draw:line draw:style-name="gr3" draw:text-style-name="P1" draw:layer="layout" svg:x1="21.111cm" svg:y1="40.983cm" svg:x2="16.037cm" svg:y2="40.983cm">
            <text:p/>
          </draw:line>
          <draw:g>
            <draw:custom-shape draw:style-name="gr4" draw:text-style-name="P1" draw:layer="layout" svg:width="0.635cm" svg:height="0.635cm" draw:transform="rotate (-3.14159265358979) translate (17.82cm 41.29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7.503cm" svg:y1="40.665cm" svg:x2="17.503cm" svg:y2="41.3cm">
              <text:p/>
            </draw:line>
            <draw:line draw:style-name="gr3" draw:text-style-name="P1" draw:layer="layout" svg:x1="17.82cm" svg:y1="40.982cm" svg:x2="17.185cm" svg:y2="40.982cm">
              <text:p/>
            </draw:line>
          </draw:g>
        </draw:g>
        <draw:line draw:style-name="gr5" draw:text-style-name="P1" draw:layer="layout" svg:x1="10.16cm" svg:y1="40.284cm" svg:x2="10.16cm" svg:y2="35.839cm">
          <text:p/>
        </draw:line>
        <draw:line draw:style-name="gr3" draw:text-style-name="P1" draw:layer="layout" svg:x1="10.16cm" svg:y1="35.966cm" svg:x2="10.414cm" svg:y2="36.474cm">
          <text:p/>
        </draw:line>
        <draw:line draw:style-name="gr3" draw:text-style-name="P1" draw:layer="layout" svg:x1="9.906cm" svg:y1="36.474cm" svg:x2="10.16cm" svg:y2="35.966cm">
          <text:p/>
        </draw:line>
        <draw:g xml:id="id1" draw:id="id1">
          <draw:custom-shape draw:style-name="gr4" draw:text-style-name="P1" draw:layer="layout" svg:width="0.635cm" svg:height="0.635cm" draw:transform="rotate (1.5707963267949) translate (17.18cm 44.96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.813cm" svg:y1="44.646cm" svg:x2="17.178cm" svg:y2="44.646cm">
            <text:p/>
          </draw:line>
          <draw:line draw:style-name="gr3" draw:text-style-name="P1" draw:layer="layout" svg:x1="17.496cm" svg:y1="44.963cm" svg:x2="17.496cm" svg:y2="44.328cm">
            <text:p/>
          </draw:line>
        </draw:g>
        <draw:line draw:style-name="gr5" draw:text-style-name="P1" draw:layer="layout" svg:x1="37.846cm" svg:y1="37.334cm" svg:x2="37.846cm" svg:y2="40.752cm">
          <text:p/>
        </draw:line>
        <draw:line draw:style-name="gr3" draw:text-style-name="P1" draw:layer="layout" svg:x1="37.846cm" svg:y1="40.625cm" svg:x2="37.592cm" svg:y2="40.117cm">
          <text:p/>
        </draw:line>
        <draw:line draw:style-name="gr3" draw:text-style-name="P1" draw:layer="layout" svg:x1="38.1cm" svg:y1="40.117cm" svg:x2="37.846cm" svg:y2="40.625cm">
          <text:p/>
        </draw:line>
        <draw:custom-shape draw:style-name="gr1" draw:text-style-name="P1" draw:layer="layout" svg:width="5.264cm" svg:height="1.143cm" svg:x="6.801cm" svg:y="30.58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433cm" svg:y1="29.385cm" svg:x2="11.797cm" svg:y2="26.046cm" draw:end-shape="id5" draw:end-glue-point="3" svg:d="M9433 29385h919v-3339h1445" svg:viewBox="0 0 2365 3340">
          <text:p/>
        </draw:connector>
        <draw:g>
          <draw:line draw:style-name="gr3" draw:text-style-name="P1" draw:layer="layout" svg:x1="7.346cm" svg:y1="32.163cm" svg:x2="7.346cm" svg:y2="21.125cm">
            <text:p/>
          </draw:line>
          <draw:g>
            <draw:custom-shape draw:style-name="gr4" draw:text-style-name="P1" draw:layer="layout" svg:width="0.635cm" svg:height="0.635cm" draw:transform="rotate (1.5707963267949) translate (7.031cm 22.908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.664cm" svg:y1="22.591cm" svg:x2="7.029cm" svg:y2="22.591cm">
              <text:p/>
            </draw:line>
            <draw:line draw:style-name="gr3" draw:text-style-name="P1" draw:layer="layout" svg:x1="7.347cm" svg:y1="22.908cm" svg:x2="7.347cm" svg:y2="22.273cm">
              <text:p/>
            </draw:line>
          </draw:g>
        </draw:g>
        <draw:custom-shape draw:style-name="gr1" draw:text-style-name="P1" xml:id="id6" draw:id="id6" draw:layer="layout" svg:width="2.794cm" svg:height="1.016cm" svg:x="7.747cm" svg:y="11.3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1.143cm" svg:height="2.54cm" svg:x="16.764cm" svg:y="7.798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9.144cm" svg:y1="11.308cm" svg:x2="16.764cm" svg:y2="9.068cm" draw:start-shape="id6" draw:start-glue-point="0" draw:end-shape="id7" draw:end-glue-point="3" svg:d="M9144 11308v-2240h7620" svg:viewBox="0 0 7621 2241">
          <text:p/>
        </draw:connector>
        <draw:custom-shape draw:style-name="gr1" draw:text-style-name="P1" draw:layer="layout" svg:width="4.191cm" svg:height="2.159cm" svg:x="42.815cm" svg:y="22.18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6.727cm" svg:y1="17.278cm" svg:x2="36.727cm" svg:y2="21.469cm">
          <text:p/>
        </draw:line>
        <draw:custom-shape draw:style-name="gr4" draw:text-style-name="P1" draw:layer="layout" svg:width="0.508cm" svg:height="1.016cm" draw:transform="rotate (-3.14159265358979) translate (36.981cm 20.961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7.175cm" svg:y1="16.467cm" svg:x2="27.175cm" svg:y2="12.276cm">
          <text:p/>
        </draw:line>
        <draw:custom-shape draw:style-name="gr4" draw:text-style-name="P1" draw:layer="layout" svg:width="0.508cm" svg:height="1.016cm" svg:x="26.921cm" svg:y="12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29.972cm" svg:y1="17.797cm" svg:x2="33.782cm" svg:y2="17.797cm">
          <text:p/>
        </draw:line>
        <draw:custom-shape draw:style-name="gr4" draw:text-style-name="P1" draw:layer="layout" svg:width="0.762cm" svg:height="0.635cm" draw:transform="rotate (-1.5707963267949) translate (33.118cm 17.4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5" draw:text-style-name="P1" draw:layer="layout" svg:x1="51.423cm" svg:y1="12.624cm" svg:x2="51.423cm" svg:y2="20.982cm">
          <text:p/>
        </draw:line>
        <draw:line draw:style-name="gr3" draw:text-style-name="P1" draw:layer="layout" svg:x1="51.423cm" svg:y1="20.855cm" svg:x2="51.169cm" svg:y2="20.347cm">
          <text:p/>
        </draw:line>
        <draw:line draw:style-name="gr3" draw:text-style-name="P1" draw:layer="layout" svg:x1="51.677cm" svg:y1="20.347cm" svg:x2="51.423cm" svg:y2="20.855cm">
          <text:p/>
        </draw:line>
        <draw:line draw:style-name="gr5" draw:text-style-name="P1" draw:layer="layout" svg:x1="55.337cm" svg:y1="25.705cm" svg:x2="55.337cm" svg:y2="27.967cm">
          <text:p/>
        </draw:line>
        <draw:line draw:style-name="gr3" draw:text-style-name="P1" draw:layer="layout" svg:x1="55.337cm" svg:y1="27.84cm" svg:x2="55.083cm" svg:y2="27.332cm">
          <text:p/>
        </draw:line>
        <draw:line draw:style-name="gr3" draw:text-style-name="P1" draw:layer="layout" svg:x1="55.591cm" svg:y1="27.332cm" svg:x2="55.337cm" svg:y2="27.84cm">
          <text:p/>
        </draw:line>
        <draw:g>
          <draw:line draw:style-name="gr3" draw:text-style-name="P1" draw:layer="layout" svg:x1="45.769cm" svg:y1="16.552cm" svg:x2="45.769cm" svg:y2="12.361cm">
            <text:p/>
          </draw:line>
          <draw:custom-shape draw:style-name="gr4" draw:text-style-name="P1" draw:layer="layout" svg:width="0.508cm" svg:height="1.016cm" svg:x="45.515cm" svg:y="12.869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line draw:style-name="gr5" draw:text-style-name="P1" draw:layer="layout" svg:x1="52.119cm" svg:y1="8.941cm" svg:x2="56.564cm" svg:y2="8.941cm">
          <text:p/>
        </draw:line>
        <draw:line draw:style-name="gr3" draw:text-style-name="P1" draw:layer="layout" svg:x1="56.437cm" svg:y1="8.941cm" svg:x2="55.929cm" svg:y2="9.195cm">
          <text:p/>
        </draw:line>
        <draw:line draw:style-name="gr3" draw:text-style-name="P1" draw:layer="layout" svg:x1="55.929cm" svg:y1="8.687cm" svg:x2="56.437cm" svg:y2="8.941cm">
          <text:p/>
        </draw:line>
        <draw:line draw:style-name="gr5" draw:text-style-name="P1" draw:layer="layout" svg:x1="50.546cm" svg:y1="4.269cm" svg:x2="67.691cm" svg:y2="4.269cm">
          <text:p/>
        </draw:line>
        <draw:g>
          <draw:line draw:style-name="gr3" draw:text-style-name="P1" draw:layer="layout" svg:x1="58.909cm" svg:y1="16.137cm" svg:x2="58.909cm" svg:y2="11.946cm">
            <text:p/>
          </draw:line>
          <draw:custom-shape draw:style-name="gr4" draw:text-style-name="P1" draw:layer="layout" svg:width="0.508cm" svg:height="1.016cm" svg:x="58.655cm" svg:y="12.45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line draw:style-name="gr3" draw:text-style-name="P1" draw:layer="layout" svg:x1="56.134cm" svg:y1="36.182cm" svg:x2="64.407cm" svg:y2="36.182cm">
            <text:p/>
          </draw:line>
          <draw:g>
            <draw:custom-shape draw:style-name="gr4" draw:text-style-name="P1" draw:layer="layout" svg:width="0.635cm" svg:height="0.635cm" svg:x="62.624cm" svg:y="35.86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62.941cm" svg:y1="36.5cm" svg:x2="62.941cm" svg:y2="35.865cm">
              <text:p/>
            </draw:line>
            <draw:line draw:style-name="gr3" draw:text-style-name="P1" draw:layer="layout" svg:x1="62.624cm" svg:y1="36.183cm" svg:x2="63.259cm" svg:y2="36.183cm">
              <text:p/>
            </draw:line>
          </draw:g>
        </draw:g>
        <draw:custom-shape draw:style-name="gr1" draw:text-style-name="P1" xml:id="id8" draw:id="id8" draw:layer="layout" svg:width="3.048cm" svg:height="1.524cm" svg:x="56.415cm" svg:y="41.0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921cm" svg:height="1.778cm" svg:x="63.754cm" svg:y="39.16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0.241cm" svg:x1="59.463cm" svg:y1="41.807cm" svg:x2="63.754cm" svg:y2="40.056cm" draw:start-shape="id8" draw:start-glue-point="1" draw:end-shape="id9" svg:d="M59463 41807h2386v-1751h1905" svg:viewBox="0 0 4292 1752">
          <text:p/>
        </draw:connector>
        <draw:line draw:style-name="gr3" draw:text-style-name="P1" draw:layer="layout" svg:x1="80.624cm" svg:y1="45.952cm" svg:x2="80.624cm" svg:y2="26.975cm">
          <text:p/>
        </draw:line>
        <draw:g>
          <draw:line draw:style-name="gr3" draw:text-style-name="P1" draw:layer="layout" svg:x1="76.898cm" svg:y1="44.825cm" svg:x2="76.898cm" svg:y2="40.38cm">
            <text:p/>
          </draw:line>
          <draw:g>
            <draw:custom-shape draw:style-name="gr4" draw:text-style-name="P1" draw:layer="layout" svg:width="0.635cm" svg:height="0.635cm" draw:transform="rotate (1.5707963267949) translate (76.583cm 42.163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7.216cm" svg:y1="41.846cm" svg:x2="76.581cm" svg:y2="41.846cm">
              <text:p/>
            </draw:line>
            <draw:line draw:style-name="gr3" draw:text-style-name="P1" draw:layer="layout" svg:x1="76.899cm" svg:y1="42.163cm" svg:x2="76.899cm" svg:y2="41.528cm">
              <text:p/>
            </draw:line>
          </draw:g>
        </draw:g>
        <draw:g>
          <draw:line draw:style-name="gr3" draw:text-style-name="P1" draw:layer="layout" svg:x1="69.088cm" svg:y1="46.447cm" svg:x2="73.533cm" svg:y2="46.447cm">
            <text:p/>
          </draw:line>
          <draw:g>
            <draw:custom-shape draw:style-name="gr4" draw:text-style-name="P1" draw:layer="layout" svg:width="0.635cm" svg:height="0.635cm" svg:x="71.75cm" svg:y="46.1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2.067cm" svg:y1="46.765cm" svg:x2="72.067cm" svg:y2="46.13cm">
              <text:p/>
            </draw:line>
            <draw:line draw:style-name="gr3" draw:text-style-name="P1" draw:layer="layout" svg:x1="71.75cm" svg:y1="46.448cm" svg:x2="72.385cm" svg:y2="46.448cm">
              <text:p/>
            </draw:line>
          </draw:g>
        </draw:g>
        <draw:custom-shape draw:style-name="gr1" draw:text-style-name="P1" xml:id="id10" draw:id="id10" draw:layer="layout" svg:width="2.032cm" svg:height="4.826cm" svg:x="64.262cm" svg:y="31.7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.905cm" svg:height="4.699cm" svg:x="66.929cm" svg:y="16.053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2.039cm" svg:x1="64.262cm" svg:y1="34.125cm" svg:x2="66.929cm" svg:y2="18.402cm" draw:start-shape="id10" draw:start-glue-point="3" draw:end-shape="id11" draw:end-glue-point="3" svg:d="M64262 34125h-2540v-15723h5207" svg:viewBox="0 0 5208 15724">
          <text:p/>
        </draw:connector>
        <draw:g>
          <draw:line draw:style-name="gr3" draw:text-style-name="P1" draw:layer="layout" svg:x1="73.633cm" svg:y1="11.1cm" svg:x2="73.633cm" svg:y2="6.909cm">
            <text:p/>
          </draw:line>
          <draw:custom-shape draw:style-name="gr4" draw:text-style-name="P1" draw:layer="layout" svg:width="0.508cm" svg:height="1.016cm" svg:x="73.379cm" svg:y="7.417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draw:g>
        <draw:g>
          <draw:custom-shape draw:style-name="gr7" draw:text-style-name="P3" draw:layer="layout" svg:width="6.604cm" svg:height="1.901cm" svg:x="42.34cm" svg:y="15.037cm">
            <text:p text:style-name="P2"><text:span text:style-name="T1">«Interface»</text:span></text:p>
            <text:p text:style-name="P2"><text:span text:style-name="T1">TerminateCondition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6.604cm" svg:height="1.774cm" svg:x="42.34cm" svg:y="16.938cm">
            <text:p text:style-name="P4"><text:span text:style-name="T2"><text:s/></text:span><text:span text:style-name="T2">+ check(): boolean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6.604cm" svg:height="1.901cm" svg:x="53.307cm" svg:y="14.656cm">
            <text:p text:style-name="P2"><text:span text:style-name="T1">«Interface»</text:span></text:p>
            <text:p text:style-name="P2"><text:span text:style-name="T1">Ev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6.604cm" svg:height="2.409cm" svg:x="53.307cm" svg:y="16.557cm">
            <text:p text:style-name="P4"><text:span text:style-name="T2"><text:s/></text:span><text:span text:style-name="T2">+ getTime(): double</text:span></text:p>
            <text:p text:style-name="P4"><text:span text:style-name="T2"><text:s/></text:span><text:span text:style-name="T2">+ run(): void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14.478cm" svg:height="1.016cm" svg:x="37.895cm" svg:y="2.337cm">
            <text:p text:style-name="P2"><text:span text:style-name="T3">Simulato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4.478cm" svg:height="4.064cm" svg:x="37.895cm" svg:y="3.353cm">
            <text:p text:style-name="P4"><text:span text:style-name="T2"><text:s/></text:span><text:span text:style-name="T2">- time: double</text:span></text:p>
            <text:p text:style-name="P4"><text:span text:style-name="T2"><text:s/></text:span><text:span text:style-name="T2">- eventScheduler: EventScheduler</text:span></text:p>
            <text:p text:style-name="P4"><text:span text:style-name="T2"><text:s/></text:span><text:span text:style-name="T2">- terminateListL: LinkedList&lt;TerminateCondition&gt;</text:span></text:p>
            <text:p text:style-name="P4"><text:span text:style-name="T2"><text:s/></text:span><text:span text:style-name="T2">- dptManager: DPTManager</text:span></text:p>
            <text:p text:style-name="P4"><text:span text:style-name="T2"><text:s/></text:span><text:span text:style-name="T2">- resultManager: ResultManager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4.478cm" svg:height="5.461cm" svg:x="37.895cm" svg:y="7.39cm">
            <text:p text:style-name="P4"><text:span text:style-name="T2"><text:s/></text:span><text:span text:style-name="T2">+ getTime(): double</text:span></text:p>
            <text:p text:style-name="P4"><text:span text:style-name="T2"><text:s/></text:span><text:span text:style-name="T2">+ pushEvent(event: Event): void</text:span></text:p>
            <text:p text:style-name="P4"><text:span text:style-name="T2"><text:s/></text:span><text:span text:style-name="T2">+ addTerminateCondition(c: TerminateCondition): void</text:span></text:p>
            <text:p text:style-name="P4"><text:span text:style-name="T2"><text:s/></text:span><text:span text:style-name="T2">+ addDecisionPoint(dpt: DecisionPoint): void</text:span></text:p>
            <text:p text:style-name="P4"><text:span text:style-name="T2"><text:s/></text:span><text:span text:style-name="T2">+ addResult(result: Result): void</text:span></text:p>
            <text:p text:style-name="P4"><text:span text:style-name="T2"><text:s/></text:span><text:span text:style-name="T2">+ getResults(): void</text:span></text:p>
            <text:p text:style-name="P4"><text:span text:style-name="T2"><text:s/></text:span><text:span text:style-name="T2">+ run(): int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6.604cm" svg:height="1.901cm" svg:x="52.024cm" svg:y="27.864cm">
            <text:p text:style-name="P2"><text:span text:style-name="T1">«Interface»</text:span></text:p>
            <text:p text:style-name="P2"><text:span text:style-name="T1">Resul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6.604cm" svg:height="2.409cm" svg:x="52.024cm" svg:y="29.765cm">
            <text:p text:style-name="P4"><text:span text:style-name="T2"><text:s/></text:span><text:span text:style-name="T2">+ update(): void</text:span></text:p>
            <text:p text:style-name="P4"><text:span text:style-name="T2"><text:s/></text:span><text:span text:style-name="T2">+ get(): void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9.017cm" svg:height="1.016cm" svg:x="50.341cm" svg:y="20.879cm">
            <text:p text:style-name="P2"><text:span text:style-name="T3">ResultManag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017cm" svg:height="1.778cm" svg:x="50.341cm" svg:y="21.895cm">
            <text:p text:style-name="P4"><text:span text:style-name="T2"><text:s/></text:span><text:span text:style-name="T2">- results: LinkedList&lt;Result&gt;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017cm" svg:height="2.44cm" svg:x="50.341cm" svg:y="23.646cm">
            <text:p text:style-name="P4"><text:span text:style-name="T2"><text:s/></text:span><text:span text:style-name="T2">~ addResult(result: Result): void</text:span></text:p>
            <text:p text:style-name="P4"><text:span text:style-name="T2"><text:s/></text:span><text:span text:style-name="T2">~ getResults(): void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12.065cm" svg:height="1.016cm" svg:x="67.564cm" svg:y="2.21cm">
            <text:p text:style-name="P2"><text:span text:style-name="T3">DPTManag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2.065cm" svg:height="1.778cm" svg:x="67.564cm" svg:y="3.226cm">
            <text:p text:style-name="P4"><text:span text:style-name="T2"><text:s/></text:span><text:span text:style-name="T2">- dptList: LinkedList&lt;DecisionPoint&gt;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2.065cm" svg:height="2.44cm" svg:x="67.564cm" svg:y="4.977cm">
            <text:p text:style-name="P4"><text:span text:style-name="T2"><text:s/></text:span><text:span text:style-name="T2">~ addDecisionPoint(dpt: DecisionPoint): void</text:span></text:p>
            <text:p text:style-name="P4"><text:span text:style-name="T2"><text:s/></text:span><text:span text:style-name="T2">~ checkDPT(): boolean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1" xml:id="id13" draw:id="id13" draw:layer="layout" svg:width="6.731cm" svg:height="1.27cm" svg:x="66.675cm" svg:y="18.847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xml:id="id15" draw:id="id15" draw:layer="layout" svg:width="7.112cm" svg:height="1.27cm" svg:x="73.306cm" svg:y="18.72cm">
            <text:p/>
            <draw:enhanced-geometry svg:viewBox="0 0 21600 21600" draw:type="rectangle" draw:enhanced-path="M 0 0 L 21600 0 21600 21600 0 21600 0 0 Z N"/>
          </draw:custom-shape>
          <draw:g xml:id="id14" draw:id="id14">
            <draw:custom-shape draw:style-name="gr7" draw:text-style-name="P3" draw:layer="layout" svg:width="7.62cm" svg:height="1.016cm" svg:x="74.295cm" svg:y="23.292cm">
              <text:p text:style-name="P2"><text:span text:style-name="T1">DecisionPoint.Activi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7.62cm" svg:height="2.925cm" svg:x="74.295cm" svg:y="25.193cm">
              <text:p text:style-name="P4"><text:span text:style-name="T2"><text:s/></text:span><text:span text:style-name="T2">+ getName(): String</text:span></text:p>
              <text:p text:style-name="P4"><text:span text:style-name="T2"><text:s/></text:span><text:span text:style-name="T2">+ checkActivity(): boolean</text:span></text:p>
              <text:p text:style-name="P4"><text:span text:style-name="T2"><text:s/></text:span><text:span text:style-name="T2">+ executeActivity(): void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" draw:text-style-name="P3" draw:layer="layout" svg:width="7.62cm" svg:height="0.889cm" svg:x="74.295cm" svg:y="24.308cm">
              <text:p text:style-name="P2"><text:span text:style-name="T1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2" draw:id="id12">
            <draw:custom-shape draw:style-name="gr7" draw:text-style-name="P3" draw:layer="layout" svg:width="7.62cm" svg:height="1.901cm" svg:x="65.278cm" svg:y="23.8cm">
              <text:p text:style-name="P2"><text:span text:style-name="T1">«Interface»</text:span></text:p>
              <text:p text:style-name="P2"><text:span text:style-name="T1">DecisionPoint.Condition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7" draw:text-style-name="P5" draw:layer="layout" svg:width="7.62cm" svg:height="1.909cm" svg:x="65.278cm" svg:y="25.701cm">
              <text:p text:style-name="P4"><text:span text:style-name="T2"><text:s/></text:span><text:span text:style-name="T2">+ check(): boolean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2" draw:text-style-name="P1" draw:layer="layout" draw:line-skew="0.838cm" svg:x1="69.088cm" svg:y1="23.8cm" svg:x2="70.04cm" svg:y2="20.117cm" draw:start-shape="id12" draw:end-shape="id13" svg:d="M69088 23800v-1016h952v-2667" svg:viewBox="0 0 953 3684">
            <text:p/>
          </draw:connector>
          <draw:connector draw:style-name="gr2" draw:text-style-name="P1" draw:layer="layout" draw:line-skew="0.902cm" svg:x1="78.105cm" svg:y1="23.292cm" svg:x2="76.862cm" svg:y2="19.99cm" draw:start-shape="id14" draw:start-glue-point="0" draw:end-shape="id15" draw:end-glue-point="2" svg:d="M78105 23292v-761h-1243v-2541" svg:viewBox="0 0 1244 3303">
            <text:p/>
          </draw:connector>
          <draw:g>
            <draw:custom-shape draw:style-name="gr7" draw:text-style-name="P6" draw:layer="layout" svg:width="13.97cm" svg:height="1.016cm" svg:x="66.611cm" svg:y="10.719cm">
              <text:p text:style-name="P2"><text:span text:style-name="T3">DecisionPoi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13.97cm" svg:height="4.064cm" svg:x="66.611cm" svg:y="11.735cm">
              <text:p text:style-name="P4"><text:span text:style-name="T2"><text:s text:c="2"/></text:span><text:span text:style-name="T2">- name: String</text:span></text:p>
              <text:p text:style-name="P4"><text:span text:style-name="T2"><text:s text:c="2"/></text:span><text:span text:style-name="T2">- parent: DecisionPoint</text:span></text:p>
              <text:p text:style-name="P4"><text:span text:style-name="T2"><text:s text:c="2"/></text:span><text:span text:style-name="T2">- priority: Double</text:span></text:p>
              <text:p text:style-name="P4"><text:span text:style-name="T2"><text:s/></text:span><text:span text:style-name="T2"># condition: Condition</text:span></text:p>
              <text:p text:style-name="P4"><text:span text:style-name="T2"><text:s text:c="2"/></text:span><text:span text:style-name="T2">- activities: List&lt;Activity&gt;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13.97cm" svg:height="5.461cm" svg:x="66.611cm" svg:y="15.772cm">
              <text:p text:style-name="P4"><text:span text:style-name="T2"><text:s/></text:span><text:span text:style-name="T2">+ DecisionPoint(name: String, parent: DecisionPoint,</text:span></text:p>
              <text:p text:style-name="P4"><text:span text:style-name="T2"><text:tab/></text:span><text:span text:style-name="T2">priority: Double, condition: Condition)</text:span></text:p>
              <text:p text:style-name="P4"><text:span text:style-name="T2"><text:s/></text:span><text:span text:style-name="T2">+ getName(): String</text:span></text:p>
              <text:p text:style-name="P4"><text:span text:style-name="T2"><text:s/></text:span><text:span text:style-name="T2">+ getPriority(): Double</text:span></text:p>
              <text:p text:style-name="P4"><text:span text:style-name="T2"><text:s/></text:span><text:span text:style-name="T2">+ addActivity(a: Activity): void</text:span></text:p>
              <text:p text:style-name="P4"><text:span text:style-name="T2"><text:s/></text:span><text:span text:style-name="T2">+ check(): boolean</text:span></text:p>
              <text:p text:style-name="P4"><text:span text:style-name="T2"><text:s/></text:span><text:span text:style-name="T2">- checkActivities(): boolean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" draw:text-style-name="P1" draw:layer="layout" svg:width="0.635cm" svg:height="0.635cm" svg:x="69.723cm" svg:y="21.2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0.04cm" svg:y1="21.878cm" svg:x2="70.04cm" svg:y2="21.243cm">
              <text:p/>
            </draw:line>
            <draw:line draw:style-name="gr3" draw:text-style-name="P1" draw:layer="layout" svg:x1="69.723cm" svg:y1="21.561cm" svg:x2="70.358cm" svg:y2="21.561cm">
              <text:p/>
            </draw:line>
          </draw:g>
          <draw:g>
            <draw:custom-shape draw:style-name="gr4" draw:text-style-name="P1" draw:layer="layout" svg:width="0.635cm" svg:height="0.635cm" svg:x="76.54cm" svg:y="21.24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76.857cm" svg:y1="21.878cm" svg:x2="76.857cm" svg:y2="21.243cm">
              <text:p/>
            </draw:line>
            <draw:line draw:style-name="gr3" draw:text-style-name="P1" draw:layer="layout" svg:x1="76.54cm" svg:y1="21.561cm" svg:x2="77.175cm" svg:y2="21.561cm">
              <text:p/>
            </draw:line>
          </draw:g>
        </draw:g>
        <draw:g>
          <draw:custom-shape draw:style-name="gr7" draw:text-style-name="P6" draw:layer="layout" svg:width="16.129cm" svg:height="1.016cm" svg:x="63.281cm" svg:y="30.093cm">
            <text:p text:style-name="P2"><text:span text:style-name="T3">DecisionPointSearch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6.129cm" svg:height="5.561cm" svg:x="63.281cm" svg:y="31.109cm">
            <text:p text:style-name="P4"><text:span text:style-name="T2"><text:s/></text:span><text:span text:style-name="T2">- terminate: Condition</text:span></text:p>
            <text:p text:style-name="P4"><text:span text:style-name="T2"><text:s/></text:span><text:span text:style-name="T2">- retriever: DatabaseRetriever&lt;T&gt;</text:span></text:p>
            <text:p text:style-name="P4"><text:span text:style-name="T2"><text:s/></text:span><text:span text:style-name="T2">- compareTops: boolean</text:span></text:p>
            <text:p text:style-name="P4"><text:span text:style-name="T2"><text:s text:c="2"/></text:span><text:span text:style-name="T2">- activities: List&lt;Activity&gt;</text:span></text:p>
            <text:p text:style-name="P4"><text:span text:style-name="T2"><text:s/></text:span><text:span text:style-name="T2">- nodeComparator: Comparator&lt;GraphNode&gt;</text:span></text:p>
            <text:p text:style-name="P4"><text:span text:style-name="T2"><text:s/></text:span><text:span text:style-name="T2">- nodesOpen: PriorityQueue&lt;GraphNode&gt;</text:span></text:p>
            <text:p text:style-name="P4"><text:span text:style-name="T2"><text:s/></text:span><text:span text:style-name="T2">- nodesClosed: LinkedList&lt;GraphNode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6.129cm" svg:height="4.888cm" svg:x="63.281cm" svg:y="36.608cm">
            <text:p text:style-name="P4"><text:span text:style-name="T2"><text:s/></text:span><text:span text:style-name="T2">+ DecisionPointSearch(name: String, condition: Condition,</text:span></text:p>
            <text:p text:style-name="P4"><text:span text:style-name="T2"><text:tab/></text:span><text:span text:style-name="T2">Terminate: Condition, evaluateBy: EvaluateBy,</text:span></text:p>
            <text:p text:style-name="P4"><text:span text:style-name="T2"><text:tab/></text:span><text:span text:style-name="T2">retriever: DatabaseRetriever&lt;T&gt;)</text:span></text:p>
            <text:p text:style-name="P4"><text:span text:style-name="T2"><text:s/></text:span><text:span text:style-name="T2">+ addActivity(a: Activity): void</text:span></text:p>
            <text:p text:style-name="P4"><text:span text:style-name="T2"><text:s/></text:span><text:span text:style-name="T2">+ check(): boolean</text:span></text:p>
            <text:p text:style-name="P4"><text:span text:style-name="T2"><text:s/></text:span><text:span text:style-name="T2">- spawnChildren(parent: GraphNode): LinkedList&lt;GraphNode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1" draw:layer="layout" svg:width="0.762cm" svg:height="0.635cm" draw:transform="rotate (-1.5707963267949) translate (66.607cm 18.02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3" draw:layer="layout" svg:width="9.17cm" svg:height="1.016cm" svg:x="72.39cm" svg:y="43.935cm">
            <text:p text:style-name="P2"><text:span text:style-name="T1">DecisionPointSearch.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9.17cm" svg:height="2.925cm" svg:x="72.39cm" svg:y="45.836cm">
            <text:p text:style-name="P4"><text:span text:style-name="T2"><text:s/></text:span><text:span text:style-name="T2">+ getName(): String</text:span></text:p>
            <text:p text:style-name="P4"><text:span text:style-name="T2"><text:s/></text:span><text:span text:style-name="T2">+ checkActivity(): boolean</text:span></text:p>
            <text:p text:style-name="P4"><text:span text:style-name="T2"><text:s/></text:span><text:span text:style-name="T2">+ executeActivity(): void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9.17cm" svg:height="0.889cm" svg:x="72.39cm" svg:y="44.9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13.589cm" svg:height="1.733cm" svg:x="56.134cm" svg:y="43.932cm">
            <text:p text:style-name="P2"><text:span text:style-name="T3">«Enumeration»</text:span></text:p>
            <text:p text:style-name="P2"><text:span text:style-name="T3">DecisionPointSearch.Activity.ApplyMoment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13.589cm" svg:height="2.196cm" svg:x="56.134cm" svg:y="45.665cm">
            <text:p text:style-name="P4"><text:span text:style-name="T2"><text:s text:c="2"/></text:span><text:span text:style-name="T2">before</text:span></text:p>
            <text:p text:style-name="P4"><text:span text:style-name="T2"><text:s text:c="2"/></text:span><text:span text:style-name="T2">after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custom-shape draw:style-name="gr4" draw:text-style-name="P1" draw:layer="layout" svg:width="0.762cm" svg:height="0.635cm" svg:x="80.242cm" svg:y="28.13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7" draw:text-style-name="P3" draw:layer="layout" svg:width="9.779cm" svg:height="1.901cm" svg:x="47.982cm" svg:y="33.663cm">
            <text:p text:style-name="P2"><text:span text:style-name="T1">«Interface»</text:span></text:p>
            <text:p text:style-name="P2"><text:span text:style-name="T1">DecisionPointSearch.EvaluateBy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779cm" svg:height="1.774cm" svg:x="47.982cm" svg:y="35.564cm">
            <text:p text:style-name="P4"><text:span text:style-name="T2"><text:s/></text:span><text:span text:style-name="T2">+ get(): double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12.827cm" svg:height="1.901cm" svg:x="46.882cm" svg:y="39.059cm">
              <text:p text:style-name="P2"><text:span text:style-name="T1">«Interface»</text:span></text:p>
              <text:p text:style-name="P2"><text:span text:style-name="T1">DecisionPointSearch.DatabaseRetrie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2.827cm" svg:height="1.774cm" svg:x="46.882cm" svg:y="40.96cm">
              <text:p text:style-name="P4"><text:span text:style-name="T2"><text:s/></text:span><text:span text:style-name="T2">+ get(): T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2.138cm" svg:height="1.333cm" svg:x="58.633cm" svg:y="38.389cm">
            <text:p text:style-name="P2"><text:span text:style-name="T4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" draw:layer="layout" svg:width="0.635cm" svg:height="0.635cm" svg:x="62.63cm" svg:y="39.7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2.947cm" svg:y1="40.368cm" svg:x2="62.947cm" svg:y2="39.733cm">
            <text:p/>
          </draw:line>
          <draw:line draw:style-name="gr3" draw:text-style-name="P1" draw:layer="layout" svg:x1="62.63cm" svg:y1="40.051cm" svg:x2="63.265cm" svg:y2="40.051cm">
            <text:p/>
          </draw:line>
        </draw:g>
        <draw:g>
          <draw:custom-shape draw:style-name="gr7" draw:text-style-name="P6" draw:layer="layout" svg:width="9.144cm" svg:height="1.016cm" svg:x="56.437cm" svg:y="6.212cm">
            <text:p text:style-name="P2"><text:span text:style-name="T3">EventSchedul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144cm" svg:height="2.286cm" svg:x="56.437cm" svg:y="7.228cm">
            <text:p text:style-name="P4"><text:span text:style-name="T2"><text:s/></text:span><text:span text:style-name="T2">- comparator: Comparator&lt;Event&gt;</text:span></text:p>
            <text:p text:style-name="P4"><text:span text:style-name="T2"><text:s/></text:span><text:span text:style-name="T2">- eventList: PriorityQueue&lt;Event&gt;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144cm" svg:height="2.956cm" svg:x="56.437cm" svg:y="9.479cm">
            <text:p text:style-name="P4"><text:span text:style-name="T2"><text:s/></text:span><text:span text:style-name="T2">~ pushEvent(event: Event): void</text:span></text:p>
            <text:p text:style-name="P4"><text:span text:style-name="T2"><text:s/></text:span><text:span text:style-name="T2">~ popEvent(): Event</text:span></text:p>
            <text:p text:style-name="P4"><text:span text:style-name="T2"><text:s/></text:span><text:span text:style-name="T2">~ haveEvents(): boolean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line draw:style-name="gr3" draw:text-style-name="P1" draw:layer="layout" svg:x1="67.564cm" svg:y1="4.269cm" svg:x2="67.056cm" svg:y2="4.523cm">
          <text:p/>
        </draw:line>
        <draw:line draw:style-name="gr3" draw:text-style-name="P1" draw:layer="layout" svg:x1="67.056cm" svg:y1="4.015cm" svg:x2="67.564cm" svg:y2="4.269cm">
          <text:p/>
        </draw:line>
        <draw:g>
          <draw:custom-shape draw:style-name="gr7" draw:text-style-name="P3" draw:layer="layout" svg:width="7.239cm" svg:height="1.901cm" svg:x="23.592cm" svg:y="15.301cm">
            <text:p text:style-name="P2"><text:span text:style-name="T1">«Interface»</text:span></text:p>
            <text:p text:style-name="P2"><text:span text:style-name="T1">PermanentResour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7.239cm" svg:height="1.774cm" svg:x="23.592cm" svg:y="17.202cm">
            <text:p text:style-name="P4"><text:span text:style-name="T2"><text:s/></text:span><text:span text:style-name="T2">+ getName(): String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7.239cm" svg:height="1.901cm" svg:x="33.117cm" svg:y="15.301cm">
            <text:p text:style-name="P2"><text:span text:style-name="T1">«Interface»</text:span></text:p>
            <text:p text:style-name="P2"><text:span text:style-name="T1">TemporaryResourc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7.239cm" svg:height="1.774cm" svg:x="33.117cm" svg:y="17.202cm">
            <text:p text:style-name="P4"><text:span text:style-name="T2"><text:s/></text:span><text:span text:style-name="T2">+ getNumber(): Integer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19.05cm" svg:height="1.016cm" svg:x="16.322cm" svg:y="4.075cm">
            <text:p text:style-name="P2"><text:span text:style-name="T3">PermanentResource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05cm" svg:height="2.286cm" svg:x="16.322cm" svg:y="5.091cm">
            <text:p text:style-name="P4"><text:span text:style-name="T2"><text:s/></text:span><text:span text:style-name="T2"># resources: HashMap&lt;String, T&gt;</text:span></text:p>
            <text:p text:style-name="P4"><text:span text:style-name="T2"><text:s/></text:span><text:span text:style-name="T2"># listResources: ArrayList&lt;T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05cm" svg:height="5.461cm" svg:x="16.322cm" svg:y="7.328cm">
            <text:p text:style-name="P4"><text:span text:style-name="T2"><text:s/></text:span><text:span text:style-name="T2">+ addResource(res: T): void</text:span></text:p>
            <text:p text:style-name="P4"><text:span text:style-name="T2"><text:s/></text:span><text:span text:style-name="T2">+ getResource(name: String): T</text:span></text:p>
            <text:p text:style-name="P4"><text:span text:style-name="T2"><text:s/></text:span><text:span text:style-name="T2">+ getAll(): Collection&lt;T&gt;</text:span></text:p>
            <text:p text:style-name="P4"><text:span text:style-name="T2"><text:s/></text:span><text:span text:style-name="T2">+ PermanentResourceManager()</text:span></text:p>
            <text:p text:style-name="P4"><text:span text:style-name="T2"><text:s/></text:span><text:span text:style-name="T2">- PermanentResourceManager(source: PermanentResourceManager&lt;T&gt;)</text:span></text:p>
            <text:p text:style-name="P4"><text:span text:style-name="T2"><text:s/></text:span><text:span text:style-name="T2">+ copy(): PermanentResourceManager&lt;T&gt;</text:span></text:p>
            <text:p text:style-name="P4"><text:span text:style-name="T2"><text:s/></text:span><text:span text:style-name="T2">+ checkEqual(other: PermanentResourceManager&lt;T&gt;): boolean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2.138cm" svg:height="1.333cm" svg:x="34.3cm" svg:y="3.295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16" draw:id="id16" draw:layer="layout" svg:width="0.762cm" svg:height="0.635cm" svg:x="21.131cm" svg:y="12.81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g>
            <draw:custom-shape draw:style-name="gr7" draw:text-style-name="P3" draw:layer="layout" svg:width="8.636cm" svg:height="1.901cm" svg:x="5.08cm" svg:y="1.991cm">
              <text:p text:style-name="P2"><text:span text:style-name="T1">«Interface»</text:span></text:p>
              <text:p text:style-name="P2"><text:span text:style-name="T1">Databa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5" draw:layer="layout" svg:width="8.636cm" svg:height="3.398cm" svg:x="5.08cm" svg:y="3.892cm">
              <text:p text:style-name="P4"><text:span text:style-name="T2"><text:s/></text:span><text:span text:style-name="T2">+ deploy(): void</text:span></text:p>
              <text:p text:style-name="P4"><text:span text:style-name="T2"><text:s/></text:span><text:span text:style-name="T2">+ copy(): T</text:span></text:p>
              <text:p text:style-name="P4"><text:span text:style-name="T2"><text:s/></text:span><text:span text:style-name="T2">+ checkEqual(other: T): boole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2.138cm" svg:height="1.333cm" svg:x="12.64cm" svg:y="1.321cm">
            <text:p text:style-name="P2"><text:span text:style-name="T4">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8.59cm" svg:height="1.901cm" svg:x="5.126cm" svg:y="11.211cm">
              <text:p text:style-name="P2"><text:span text:style-name="T1">«Interface»</text:span></text:p>
              <text:p text:style-name="P2"><text:span text:style-name="T1">ResourceComparison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8.59cm" svg:height="1.774cm" svg:x="5.126cm" svg:y="13.112cm">
              <text:p text:style-name="P4"><text:span text:style-name="T2"><text:s/></text:span><text:span text:style-name="T2">+ checkEqual(other: T): boolean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2.138cm" svg:height="1.333cm" svg:x="12.64cm" svg:y="10.541cm">
            <text:p text:style-name="P2"><text:span text:style-name="T4">T</text:span></text:p>
            <draw:enhanced-geometry svg:viewBox="0 0 21600 21600" draw:type="rectangle" draw:enhanced-path="M 0 0 L 21600 0 21600 21600 0 21600 0 0 Z N"/>
          </draw:custom-shape>
        </draw:g>
        <draw:custom-shape draw:style-name="gr1" draw:text-style-name="P1" xml:id="id17" draw:id="id17" draw:layer="layout" svg:width="1.905cm" svg:height="0.381cm" svg:x="28.878cm" svg:y="21.38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512cm" svg:y1="13.451cm" svg:x2="28.878cm" svg:y2="21.577cm" draw:start-shape="id16" draw:start-glue-point="7" draw:end-shape="id17" draw:end-glue-point="3" svg:d="M21512 13451v8126h7366" svg:viewBox="0 0 7367 8127">
          <text:p/>
        </draw:connector>
        <draw:g>
          <draw:custom-shape draw:style-name="gr7" draw:text-style-name="P6" draw:layer="layout" svg:width="19.05cm" svg:height="1.016cm" svg:x="28.464cm" svg:y="20.974cm">
            <text:p text:style-name="P2"><text:span text:style-name="T3">TemporaryResourceManag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05cm" svg:height="2.745cm" svg:x="28.464cm" svg:y="21.99cm">
            <text:p text:style-name="P4"><text:span text:style-name="T2"><text:s/></text:span><text:span text:style-name="T2">- temporary: ArrayList&lt;T&gt;</text:span></text:p>
            <text:p text:style-name="P4"><text:span text:style-name="T2"><text:s/></text:span><text:span text:style-name="T2">- vacantList: LinkedList&lt;Integer&gt;</text:span></text:p>
            <text:p text:style-name="P4"><text:span text:style-name="T2"><text:s/></text:span><text:span text:style-name="T2">- currentLast: Integer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05cm" svg:height="6.104cm" svg:x="28.464cm" svg:y="24.727cm">
            <text:p text:style-name="P4"><text:span text:style-name="T2"><text:s/></text:span><text:span text:style-name="T2">+ getNextNumber(): int</text:span></text:p>
            <text:p text:style-name="P4"><text:span text:style-name="T2"><text:s/></text:span><text:span text:style-name="T2">+ addResource(res: T): void</text:span></text:p>
            <text:p text:style-name="P4"><text:span text:style-name="T2"><text:s/></text:span><text:span text:style-name="T2">+ eraseResource(res: T): void</text:span></text:p>
            <text:p text:style-name="P4"><text:span text:style-name="T2"><text:s/></text:span><text:span text:style-name="T2">+ getAll(): Collection&lt;T&gt;</text:span></text:p>
            <text:p text:style-name="P4"><text:span text:style-name="T2"><text:s/></text:span><text:span text:style-name="T2">+ TemporaryResourceManager()</text:span></text:p>
            <text:p text:style-name="P4"><text:span text:style-name="T2"><text:s/></text:span><text:span text:style-name="T2">- TemporaryResourceManager(source: TemporaryResourceManager&lt;T&gt;)</text:span></text:p>
            <text:p text:style-name="P4"><text:span text:style-name="T2"><text:s/></text:span><text:span text:style-name="T2">+ copy(): TemporaryResourceManager&lt;T&gt;</text:span></text:p>
            <text:p text:style-name="P4"><text:span text:style-name="T2"><text:s/></text:span><text:span text:style-name="T2">+ checkEqual(other: TemporaryResourceManager&lt;T&gt;): boolean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2.138cm" svg:height="1.333cm" svg:x="46.443cm" svg:y="20.138cm">
          <text:p text:style-name="P2"><text:span text:style-name="T4">T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9.144cm" svg:y1="11.209cm" svg:x2="8.89cm" svg:y2="10.701cm">
          <text:p/>
        </draw:line>
        <draw:line draw:style-name="gr3" draw:text-style-name="P1" draw:layer="layout" svg:x1="9.398cm" svg:y1="10.701cm" svg:x2="9.144cm" svg:y2="11.209cm">
          <text:p/>
        </draw:line>
        <draw:g>
          <draw:custom-shape draw:style-name="gr7" draw:text-style-name="P6" draw:layer="layout" svg:width="19.761cm" svg:height="1.016cm" svg:x="3.88cm" svg:y="28.664cm">
            <text:p text:style-name="P2"><text:span text:style-name="T3">SimpleChoiceFr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761cm" svg:height="2.745cm" svg:x="3.88cm" svg:y="29.68cm">
            <text:p text:style-name="P4"><text:span text:style-name="T2"><text:s/></text:span><text:span text:style-name="T2">- checker: Checker&lt;P, T, PT&gt;</text:span></text:p>
            <text:p text:style-name="P4"><text:span text:style-name="T2"><text:s/></text:span><text:span text:style-name="T2">- comparator: ChoiceMethod&lt;P, T, PT&gt;</text:span></text:p>
            <text:p text:style-name="P4"><text:span text:style-name="T2"><text:s/></text:span><text:span text:style-name="T2">- matchingList: Queue&lt;T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761cm" svg:height="3.539cm" svg:x="3.88cm" svg:y="32.417cm">
            <text:p text:style-name="P4"><text:span text:style-name="T2"><text:s/></text:span><text:span text:style-name="T2">+ SimpleChoiceFrom(checker: Checker&lt;P, T, PT&gt;,</text:span></text:p>
            <text:p text:style-name="P4"><text:span text:style-name="T2"><text:tab/></text:span><text:span text:style-name="T2">comparator: ChoiceMethod&lt;P, T, PT&gt;)</text:span></text:p>
            <text:p text:style-name="P4"><text:span text:style-name="T2"><text:s/></text:span><text:span text:style-name="T2">+ findAll(resources: P, reslist: Collection&lt;T&gt;,</text:span><text:span text:style-name="T2"><text:tab/></text:span><text:span text:style-name="T2">parameters: PT): Collection&lt;T&gt;</text:span></text:p>
            <text:p text:style-name="P4"><text:span text:style-name="T2"><text:s/></text:span><text:span text:style-name="T2">+ find(resources: P, reslist: Collection&lt;T&gt;, parameters: PT): T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3.048cm" svg:height="1.333cm" svg:x="21.66cm" svg:y="27.828cm">
          <text:p text:style-name="P2"><text:span text:style-name="T4">P, T, PT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" draw:text-style-name="P3" draw:layer="layout" svg:width="12.273cm" svg:height="1.901cm" svg:x="12.446cm" svg:y="23.221cm">
              <text:p text:style-name="P2"><text:span text:style-name="T1">«Interface»</text:span></text:p>
              <text:p text:style-name="P2"><text:span text:style-name="T1">SimpleChoiceFrom.Check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2.273cm" svg:height="1.774cm" svg:x="12.446cm" svg:y="25.122cm">
              <text:p text:style-name="P4"><text:span text:style-name="T2"><text:s/></text:span><text:span text:style-name="T2">+ check(resources: P, res: T, parameters: PT): T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3.048cm" svg:height="1.333cm" svg:x="22.733cm" svg:y="22.551cm">
            <text:p text:style-name="P2"><text:span text:style-name="T4">P, T, P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12.649cm" svg:height="1.016cm" svg:x="5.08cm" svg:y="17.251cm">
            <text:p text:style-name="P2"><text:span text:style-name="T1">SimpleChoiceFrom.ChoiceMethod <text:s text:c="10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2.649cm" svg:height="2.339cm" svg:x="5.08cm" svg:y="18.267cm">
            <text:p text:style-name="P4"><text:span text:style-name="T2"><text:s/></text:span><text:span text:style-name="T2"># resources: P</text:span></text:p>
            <text:p text:style-name="P4"><text:span text:style-name="T2"><text:s/></text:span><text:span text:style-name="T2"># parameters: PT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2.649cm" svg:height="1.718cm" svg:x="5.08cm" svg:y="20.539cm">
            <text:p text:style-name="P4"><text:span text:style-name="T2"><text:s/></text:span><text:span text:style-name="T2">+ setPattern(resources: P, parameters: PT): void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3.048cm" svg:height="1.333cm" svg:x="15.748cm" svg:y="16.415cm">
          <text:p text:style-name="P2"><text:span text:style-name="T4">P, T, PT</text:span></text:p>
          <draw:enhanced-geometry svg:viewBox="0 0 21600 21600" draw:type="rectangle" draw:enhanced-path="M 0 0 L 21600 0 21600 21600 0 21600 0 0 Z N"/>
        </draw:custom-shape>
        <draw:g xml:id="id5" draw:id="id5">
          <draw:custom-shape draw:style-name="gr4" draw:text-style-name="P1" draw:layer="layout" svg:width="0.635cm" svg:height="0.635cm" draw:transform="rotate (1.5707963267949) translate (11.799cm 26.364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2.432cm" svg:y1="26.047cm" svg:x2="11.797cm" svg:y2="26.047cm">
            <text:p/>
          </draw:line>
          <draw:line draw:style-name="gr3" draw:text-style-name="P1" draw:layer="layout" svg:x1="12.115cm" svg:y1="26.364cm" svg:x2="12.115cm" svg:y2="25.729cm">
            <text:p/>
          </draw:line>
        </draw:g>
        <draw:g>
          <draw:custom-shape draw:style-name="gr7" draw:text-style-name="P6" draw:layer="layout" svg:width="9.017cm" svg:height="1.016cm" svg:x="50.368cm" svg:y="20.906cm">
            <text:p text:style-name="P2"><text:span text:style-name="T3">ResultManager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017cm" svg:height="1.778cm" svg:x="50.368cm" svg:y="21.922cm">
            <text:p text:style-name="P4"><text:span text:style-name="T2"><text:s/></text:span><text:span text:style-name="T2">- results: LinkedList&lt;Result&gt;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9.017cm" svg:height="2.44cm" svg:x="50.368cm" svg:y="23.673cm">
            <text:p text:style-name="P4"><text:span text:style-name="T2"><text:s/></text:span><text:span text:style-name="T2">~ addResult(result: Result): void</text:span></text:p>
            <text:p text:style-name="P4"><text:span text:style-name="T2"><text:s/></text:span><text:span text:style-name="T2">~ getResults(): void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10.287cm" svg:height="1.016cm" svg:x="53.34cm" svg:y="50.038cm">
            <text:p text:style-name="P2"><text:span text:style-name="T3">HistogramSequen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0.287cm" svg:height="3.429cm" svg:x="53.34cm" svg:y="51.054cm">
            <text:p text:style-name="P4"><text:span text:style-name="T2"><text:s/></text:span><text:span text:style-name="T2">- values: double[]</text:span></text:p>
            <text:p text:style-name="P4"><text:span text:style-name="T2"><text:s/></text:span><text:span text:style-name="T2">- weights: double[]</text:span></text:p>
            <text:p text:style-name="P4"><text:span text:style-name="T2"><text:s/></text:span><text:span text:style-name="T2">- sum: double</text:span></text:p>
            <text:p text:style-name="P4"><text:span text:style-name="T2"><text:s/></text:span><text:span text:style-name="T2">- range: double[]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0.287cm" svg:height="2.916cm" svg:x="53.34cm" svg:y="54.361cm">
            <text:p text:style-name="P4"><text:span text:style-name="T2"><text:s/></text:span><text:span text:style-name="T2">- calculateSum(): void</text:span></text:p>
            <text:p text:style-name="P4"><text:span text:style-name="T2"><text:s/></text:span><text:span text:style-name="T2">- calculateRange(): void</text:span></text:p>
            <text:p text:style-name="P4"><text:span text:style-name="T2"><text:s/></text:span><text:span text:style-name="T2">+ calculateValue(rand: double): double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3" draw:layer="layout" svg:width="19.431cm" svg:height="1.016cm" svg:x="26.108cm" svg:y="31.863cm">
            <text:p text:style-name="P2"><text:span text:style-name="T1">Selec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9.431cm" svg:height="4.703cm" svg:x="26.108cm" svg:y="33.764cm">
            <text:p text:style-name="P4"><text:span text:style-name="T2"><text:s/></text:span><text:span text:style-name="T2">+ Exist&lt;T&gt;(resources: Collection&lt;T&gt;, checker: Checker&lt;T&gt;): boolean</text:span></text:p>
            <text:p text:style-name="P4"><text:span text:style-name="T2"><text:s/></text:span><text:span text:style-name="T2">+ Not_Exist&lt;T&gt;(resources: Collection&lt;T&gt;, checker: Checker&lt;T&gt;): boolean</text:span></text:p>
            <text:p text:style-name="P4"><text:span text:style-name="T2"><text:s/></text:span><text:span text:style-name="T2">+ For_All&lt;T&gt;(resources: Collection&lt;T&gt;, checker: Checker&lt;T&gt;): boolean</text:span></text:p>
            <text:p text:style-name="P4"><text:span text:style-name="T2"><text:s/></text:span><text:span text:style-name="T2">+ Not_For_All&lt;T&gt;(resources: Collection&lt;T&gt;, checker: Checker&lt;T&gt;): boolean</text:span></text:p>
            <text:p text:style-name="P4"><text:span text:style-name="T2"><text:s/></text:span><text:span text:style-name="T2">+ Empty&lt;T&gt;(resources: Collection&lt;T&gt;, checker: Checker&lt;T&gt;): boolean</text:span></text:p>
            <text:p text:style-name="P4"><text:span text:style-name="T2"><text:s/></text:span><text:span text:style-name="T2">+ Size&lt;T&gt;(resources: Collection&lt;T&gt;, checker: Checker&lt;T&gt;): int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9.431cm" svg:height="0.889cm" svg:x="26.108cm" svg:y="32.87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8" draw:layer="layout" svg:x1="2.054cm" svg:y1="0.542cm" svg:x2="2.054cm" svg:y2="58.945cm">
          <text:p/>
        </draw:line>
        <draw:line draw:style-name="gr9" draw:layer="layout" svg:x1="72.738cm" svg:y1="55.645cm" svg:x2="72.727cm" svg:y2="55.686cm">
          <text:p/>
        </draw:line>
        <draw:line draw:style-name="gr9" draw:layer="layout" svg:x1="72.972cm" svg:y1="55.645cm" svg:x2="72.96cm" svg:y2="55.686cm">
          <text:p/>
        </draw:line>
        <draw:line draw:style-name="gr9" draw:layer="layout" svg:x1="72.737cm" svg:y1="55.645cm" svg:x2="72.971cm" svg:y2="55.645cm">
          <text:p/>
        </draw:line>
        <draw:polyline draw:style-name="gr9" draw:layer="layout" svg:width="0.269cm" svg:height="0.399cm" svg:x="72.773cm" svg:y="55.246cm" svg:viewBox="0 0 270 400" draw:points="0,400 179,0 270,0 162,400">
          <text:p/>
        </draw:polyline>
        <draw:polyline draw:style-name="gr9" draw:layer="layout" svg:width="0.165cm" svg:height="0.279cm" svg:x="73.151cm" svg:y="55.366cm" svg:viewBox="0 0 166 280" draw:points="0,280 91,280 166,0">
          <text:p/>
        </draw:polyline>
        <draw:line draw:style-name="gr9" draw:layer="layout" svg:x1="73.155cm" svg:y1="55.366cm" svg:x2="73.101cm" svg:y2="55.566cm">
          <text:p/>
        </draw:line>
        <draw:path draw:style-name="gr9" draw:layer="layout" svg:width="0.053cm" svg:height="0.08cm" svg:x="73.097cm" svg:y="55.565cm" svg:viewBox="0 0 54 81" svg:d="M3 0c-8 30-2 56 17 70 9 8 21 11 34 11">
          <text:p/>
        </draw:path>
        <draw:line draw:style-name="gr9" draw:layer="layout" svg:x1="73.409cm" svg:y1="55.426cm" svg:x2="73.365cm" svg:y2="55.586cm">
          <text:p/>
        </draw:line>
        <draw:line draw:style-name="gr9" draw:layer="layout" svg:x1="73.403cm" svg:y1="55.645cm" svg:x2="73.439cm" svg:y2="55.645cm">
          <text:p/>
        </draw:line>
        <draw:polyline draw:style-name="gr9" draw:layer="layout" svg:width="0.09cm" svg:height="0.219cm" svg:x="73.478cm" svg:y="55.366cm" svg:viewBox="0 0 91 220" draw:points="31,220 91,0 0,0">
          <text:p/>
        </draw:polyline>
        <draw:path draw:style-name="gr9" draw:layer="layout" svg:width="0.07cm" svg:height="0.06cm" svg:x="73.408cm" svg:y="55.366cm" svg:viewBox="0 0 71 61" svg:d="M71 0c-20 0-41 12-55 30-8 9-13 20-16 31">
          <text:p/>
        </draw:path>
        <draw:path draw:style-name="gr9" draw:layer="layout" svg:width="0.04cm" svg:height="0.06cm" svg:x="73.363cm" svg:y="55.585cm" svg:viewBox="0 0 41 61" svg:d="M2 0c-6 22-1 42 13 53 8 5 16 8 26 8">
          <text:p/>
        </draw:path>
        <draw:path draw:style-name="gr9" draw:layer="layout" svg:width="0.04cm" svg:height="0.06cm" svg:x="73.507cm" svg:y="55.585cm" svg:viewBox="0 0 41 61" svg:d="M2 0c-6 22-1 42 13 53 6 5 15 8 26 8">
          <text:p/>
        </draw:path>
        <draw:path draw:style-name="gr9" draw:layer="layout" svg:width="0.07cm" svg:height="0.06cm" svg:x="73.439cm" svg:y="55.585cm" svg:viewBox="0 0 71 61" svg:d="M0 61c19 0 41-11 55-29 8-10 13-21 16-32">
          <text:p/>
        </draw:path>
        <draw:line draw:style-name="gr9" draw:layer="layout" svg:x1="73.815cm" svg:y1="55.455cm" svg:x2="73.705cm" svg:y2="55.526cm">
          <text:p/>
        </draw:line>
        <draw:path draw:style-name="gr9" draw:layer="layout" svg:width="0.05cm" svg:height="0.12cm" svg:x="73.668cm" svg:y="55.525cm" svg:viewBox="0 0 51 121" svg:d="M38 0c-6 5-11 10-16 16-27 33-29 75-4 96 9 7 20 10 33 9">
          <text:p/>
        </draw:path>
        <draw:path draw:style-name="gr9" draw:layer="layout" svg:width="0.089cm" svg:height="0.03cm" svg:x="73.718cm" svg:y="55.615cm" svg:viewBox="0 0 90 31" svg:d="M0 31c29 0 60-12 90-31">
          <text:p/>
        </draw:path>
        <draw:path draw:style-name="gr9" draw:layer="layout" svg:width="0.089cm" svg:height="0.03cm" svg:x="73.722cm" svg:y="55.366cm" svg:viewBox="0 0 90 31" svg:d="M90 0c-30 0-61 11-90 31">
          <text:p/>
        </draw:path>
        <draw:path draw:style-name="gr9" draw:layer="layout" svg:width="0.033cm" svg:height="0.089cm" svg:x="73.811cm" svg:y="55.366cm" svg:viewBox="0 0 34 90" svg:d="M3 90c6-3 11-8 15-14 20-24 22-55 3-69-6-5-13-8-21-7">
          <text:p/>
        </draw:path>
        <draw:line draw:style-name="gr9" draw:layer="layout" svg:x1="74.076cm" svg:y1="55.586cm" svg:x2="74.12cm" svg:y2="55.426cm">
          <text:p/>
        </draw:line>
        <draw:polyline draw:style-name="gr9" draw:layer="layout" svg:width="0.201cm" svg:height="0.379cm" svg:x="73.88cm" svg:y="55.366cm" svg:viewBox="0 0 202 380" draw:points="202,0 103,0 0,380">
          <text:p/>
        </draw:polyline>
        <draw:line draw:style-name="gr9" draw:layer="layout" svg:x1="73.907cm" svg:y1="55.645cm" svg:x2="74.006cm" svg:y2="55.645cm">
          <text:p/>
        </draw:line>
        <draw:path draw:style-name="gr9" draw:layer="layout" svg:width="0.07cm" svg:height="0.06cm" svg:x="74.006cm" svg:y="55.585cm" svg:viewBox="0 0 71 61" svg:d="M0 61c19 0 40-11 55-29 7-10 13-21 16-32">
          <text:p/>
        </draw:path>
        <draw:path draw:style-name="gr9" draw:layer="layout" svg:width="0.04cm" svg:height="0.06cm" svg:x="74.081cm" svg:y="55.366cm" svg:viewBox="0 0 41 61" svg:d="M39 61c5-22 0-41-13-52-8-7-17-9-26-9">
          <text:p/>
        </draw:path>
        <draw:line draw:style-name="gr9" draw:layer="layout" svg:x1="74.228cm" svg:y1="55.426cm" svg:x2="74.184cm" svg:y2="55.586cm">
          <text:p/>
        </draw:line>
        <draw:line draw:style-name="gr9" draw:layer="layout" svg:x1="74.222cm" svg:y1="55.645cm" svg:x2="74.258cm" svg:y2="55.645cm">
          <text:p/>
        </draw:line>
        <draw:polyline draw:style-name="gr9" draw:layer="layout" svg:width="0.09cm" svg:height="0.219cm" svg:x="74.297cm" svg:y="55.366cm" svg:viewBox="0 0 91 220" draw:points="31,220 91,0 0,0">
          <text:p/>
        </draw:polyline>
        <draw:path draw:style-name="gr9" draw:layer="layout" svg:width="0.07cm" svg:height="0.06cm" svg:x="74.227cm" svg:y="55.366cm" svg:viewBox="0 0 71 61" svg:d="M71 0c-19 0-40 12-55 30-8 9-14 20-16 31">
          <text:p/>
        </draw:path>
        <draw:path draw:style-name="gr9" draw:layer="layout" svg:width="0.04cm" svg:height="0.06cm" svg:x="74.181cm" svg:y="55.585cm" svg:viewBox="0 0 41 61" svg:d="M3 0c-7 22-1 42 12 53 7 5 16 8 26 8">
          <text:p/>
        </draw:path>
        <draw:path draw:style-name="gr9" draw:layer="layout" svg:width="0.041cm" svg:height="0.06cm" svg:x="74.325cm" svg:y="55.585cm" svg:viewBox="0 0 42 61" svg:d="M3 0c-6 22-1 42 12 53 8 5 17 8 27 8">
          <text:p/>
        </draw:path>
        <draw:path draw:style-name="gr9" draw:layer="layout" svg:width="0.07cm" svg:height="0.06cm" svg:x="74.258cm" svg:y="55.585cm" svg:viewBox="0 0 71 61" svg:d="M0 61c19 0 39-11 55-29 7-10 13-21 16-32">
          <text:p/>
        </draw:path>
        <draw:line draw:style-name="gr9" draw:layer="layout" svg:x1="74.747cm" svg:y1="55.366cm" svg:x2="74.671cm" svg:y2="55.646cm">
          <text:p/>
        </draw:line>
        <draw:line draw:style-name="gr9" draw:layer="layout" svg:x1="74.61cm" svg:y1="55.506cm" svg:x2="74.747cm" svg:y2="55.366cm">
          <text:p/>
        </draw:line>
        <draw:line draw:style-name="gr9" draw:layer="layout" svg:x1="74.548cm" svg:y1="55.366cm" svg:x2="74.611cm" svg:y2="55.506cm">
          <text:p/>
        </draw:line>
        <draw:line draw:style-name="gr9" draw:layer="layout" svg:x1="74.473cm" svg:y1="55.646cm" svg:x2="74.549cm" svg:y2="55.366cm">
          <text:p/>
        </draw:line>
        <draw:line draw:style-name="gr9" draw:layer="layout" svg:x1="75.053cm" svg:y1="55.366cm" svg:x2="74.977cm" svg:y2="55.646cm">
          <text:p/>
        </draw:line>
        <draw:line draw:style-name="gr9" draw:layer="layout" svg:x1="74.916cm" svg:y1="55.506cm" svg:x2="75.053cm" svg:y2="55.366cm">
          <text:p/>
        </draw:line>
        <draw:line draw:style-name="gr9" draw:layer="layout" svg:x1="74.854cm" svg:y1="55.366cm" svg:x2="74.917cm" svg:y2="55.506cm">
          <text:p/>
        </draw:line>
        <draw:line draw:style-name="gr9" draw:layer="layout" svg:x1="74.779cm" svg:y1="55.646cm" svg:x2="74.856cm" svg:y2="55.366cm">
          <text:p/>
        </draw:line>
        <draw:line draw:style-name="gr9" draw:layer="layout" svg:x1="75.145cm" svg:y1="55.426cm" svg:x2="75.101cm" svg:y2="55.586cm">
          <text:p/>
        </draw:line>
        <draw:line draw:style-name="gr9" draw:layer="layout" svg:x1="75.139cm" svg:y1="55.645cm" svg:x2="75.175cm" svg:y2="55.645cm">
          <text:p/>
        </draw:line>
        <draw:polyline draw:style-name="gr9" draw:layer="layout" svg:width="0.09cm" svg:height="0.219cm" svg:x="75.214cm" svg:y="55.366cm" svg:viewBox="0 0 91 220" draw:points="31,220 91,0 0,0">
          <text:p/>
        </draw:polyline>
        <draw:path draw:style-name="gr9" draw:layer="layout" svg:width="0.07cm" svg:height="0.06cm" svg:x="75.144cm" svg:y="55.366cm" svg:viewBox="0 0 71 61" svg:d="M71 0c-19 0-39 12-54 30-8 9-14 20-17 31">
          <text:p/>
        </draw:path>
        <draw:path draw:style-name="gr9" draw:layer="layout" svg:width="0.04cm" svg:height="0.06cm" svg:x="75.099cm" svg:y="55.585cm" svg:viewBox="0 0 41 61" svg:d="M2 0c-5 22-1 42 14 53 7 5 15 8 25 8">
          <text:p/>
        </draw:path>
        <draw:path draw:style-name="gr9" draw:layer="layout" svg:width="0.04cm" svg:height="0.06cm" svg:x="75.243cm" svg:y="55.585cm" svg:viewBox="0 0 41 61" svg:d="M2 0c-5 22-1 42 13 53 8 5 16 8 26 8">
          <text:p/>
        </draw:path>
        <draw:path draw:style-name="gr9" draw:layer="layout" svg:width="0.07cm" svg:height="0.06cm" svg:x="75.175cm" svg:y="55.585cm" svg:viewBox="0 0 71 61" svg:d="M0 61c19 0 40-11 55-29 8-10 13-21 16-32">
          <text:p/>
        </draw:path>
        <draw:line draw:style-name="gr9" draw:layer="layout" svg:x1="75.698cm" svg:y1="55.646cm" svg:x2="75.632cm" svg:y2="55.485cm">
          <text:p/>
        </draw:line>
        <draw:line draw:style-name="gr9" draw:layer="layout" svg:x1="75.562cm" svg:y1="55.546cm" svg:x2="75.773cm" svg:y2="55.366cm">
          <text:p/>
        </draw:line>
        <draw:line draw:style-name="gr9" draw:layer="layout" svg:x1="75.611cm" svg:y1="55.366cm" svg:x2="75.535cm" svg:y2="55.646cm">
          <text:p/>
        </draw:line>
        <draw:line draw:style-name="gr9" draw:layer="layout" svg:x1="76.043cm" svg:y1="55.366cm" svg:x2="75.967cm" svg:y2="55.646cm">
          <text:p/>
        </draw:line>
        <draw:line draw:style-name="gr9" draw:layer="layout" svg:x1="75.952cm" svg:y1="55.366cm" svg:x2="76.042cm" svg:y2="55.366cm">
          <text:p/>
        </draw:line>
        <draw:line draw:style-name="gr9" draw:layer="layout" svg:x1="75.805cm" svg:y1="55.646cm" svg:x2="75.953cm" svg:y2="55.366cm">
          <text:p/>
        </draw:line>
        <draw:line draw:style-name="gr9" draw:layer="layout" svg:x1="76.135cm" svg:y1="55.426cm" svg:x2="76.091cm" svg:y2="55.586cm">
          <text:p/>
        </draw:line>
        <draw:line draw:style-name="gr9" draw:layer="layout" svg:x1="76.129cm" svg:y1="55.645cm" svg:x2="76.165cm" svg:y2="55.645cm">
          <text:p/>
        </draw:line>
        <draw:polyline draw:style-name="gr9" draw:layer="layout" svg:width="0.09cm" svg:height="0.219cm" svg:x="76.204cm" svg:y="55.366cm" svg:viewBox="0 0 91 220" draw:points="32,220 91,0 0,0">
          <text:p/>
        </draw:polyline>
        <draw:path draw:style-name="gr9" draw:layer="layout" svg:width="0.07cm" svg:height="0.06cm" svg:x="76.134cm" svg:y="55.366cm" svg:viewBox="0 0 71 61" svg:d="M71 0c-20 0-41 12-56 30-7 9-12 20-15 31">
          <text:p/>
        </draw:path>
        <draw:path draw:style-name="gr9" draw:layer="layout" svg:width="0.04cm" svg:height="0.06cm" svg:x="76.088cm" svg:y="55.585cm" svg:viewBox="0 0 41 61" svg:d="M2 0c-6 22-1 42 13 53 7 5 16 8 26 8">
          <text:p/>
        </draw:path>
        <draw:path draw:style-name="gr9" draw:layer="layout" svg:width="0.041cm" svg:height="0.06cm" svg:x="76.232cm" svg:y="55.585cm" svg:viewBox="0 0 42 61" svg:d="M3 0c-6 22-1 42 12 53 7 5 17 8 27 8">
          <text:p/>
        </draw:path>
        <draw:path draw:style-name="gr9" draw:layer="layout" svg:width="0.07cm" svg:height="0.06cm" svg:x="76.165cm" svg:y="55.585cm" svg:viewBox="0 0 71 61" svg:d="M0 61c19 0 40-11 55-29 7-10 13-21 16-32">
          <text:p/>
        </draw:path>
        <draw:line draw:style-name="gr9" draw:layer="layout" svg:x1="76.441cm" svg:y1="55.426cm" svg:x2="76.397cm" svg:y2="55.586cm">
          <text:p/>
        </draw:line>
        <draw:line draw:style-name="gr9" draw:layer="layout" svg:x1="76.435cm" svg:y1="55.645cm" svg:x2="76.507cm" svg:y2="55.645cm">
          <text:p/>
        </draw:line>
        <draw:line draw:style-name="gr9" draw:layer="layout" svg:x1="76.51cm" svg:y1="55.366cm" svg:x2="76.582cm" svg:y2="55.366cm">
          <text:p/>
        </draw:line>
        <draw:path draw:style-name="gr9" draw:layer="layout" svg:width="0.07cm" svg:height="0.06cm" svg:x="76.44cm" svg:y="55.366cm" svg:viewBox="0 0 71 61" svg:d="M71 0c-19 0-41 12-56 30-7 9-13 20-15 31">
          <text:p/>
        </draw:path>
        <draw:path draw:style-name="gr9" draw:layer="layout" svg:width="0.041cm" svg:height="0.06cm" svg:x="76.394cm" svg:y="55.585cm" svg:viewBox="0 0 42 61" svg:d="M3 0c-6 22-1 42 12 53 7 5 17 8 27 8">
          <text:p/>
        </draw:path>
        <draw:line draw:style-name="gr9" draw:layer="layout" svg:x1="76.674cm" svg:y1="55.426cm" svg:x2="76.631cm" svg:y2="55.586cm">
          <text:p/>
        </draw:line>
        <draw:line draw:style-name="gr9" draw:layer="layout" svg:x1="76.668cm" svg:y1="55.645cm" svg:x2="76.74cm" svg:y2="55.645cm">
          <text:p/>
        </draw:line>
        <draw:line draw:style-name="gr9" draw:layer="layout" svg:x1="76.743cm" svg:y1="55.366cm" svg:x2="76.815cm" svg:y2="55.366cm">
          <text:p/>
        </draw:line>
        <draw:path draw:style-name="gr9" draw:layer="layout" svg:width="0.07cm" svg:height="0.06cm" svg:x="76.673cm" svg:y="55.366cm" svg:viewBox="0 0 71 61" svg:d="M71 0c-19 0-39 12-54 30-8 9-14 20-17 31">
          <text:p/>
        </draw:path>
        <draw:path draw:style-name="gr9" draw:layer="layout" svg:width="0.04cm" svg:height="0.06cm" svg:x="76.628cm" svg:y="55.585cm" svg:viewBox="0 0 41 61" svg:d="M3 0c-6 22-1 42 12 53 7 5 16 8 26 8">
          <text:p/>
        </draw:path>
        <draw:line draw:style-name="gr9" draw:layer="layout" svg:x1="76.9cm" svg:y1="55.455cm" svg:x2="76.872cm" svg:y2="55.556cm">
          <text:p/>
        </draw:line>
        <draw:line draw:style-name="gr9" draw:layer="layout" svg:x1="77.034cm" svg:y1="55.556cm" svg:x2="77.062cm" svg:y2="55.455cm">
          <text:p/>
        </draw:line>
        <draw:path draw:style-name="gr9" draw:layer="layout" svg:width="0.166cm" svg:height="0.089cm" svg:x="76.899cm" svg:y="55.366cm" svg:viewBox="0 0 167 90" svg:d="M163 90c9-31 2-62-19-78-31-25-86-11-120 32-11 14-19 30-24 46">
          <text:p/>
        </draw:path>
        <draw:path draw:style-name="gr9" draw:layer="layout" svg:width="0.165cm" svg:height="0.09cm" svg:x="76.869cm" svg:y="55.555cm" svg:viewBox="0 0 166 91" svg:d="M3 0c-8 33-1 63 19 79 32 25 86 11 121-32 11-13 19-30 23-47">
          <text:p/>
        </draw:path>
        <draw:line draw:style-name="gr9" draw:layer="layout" svg:x1="77.213cm" svg:y1="55.296cm" svg:x2="77.134cm" svg:y2="55.586cm">
          <text:p/>
        </draw:line>
        <draw:line draw:style-name="gr9" draw:layer="layout" svg:x1="77.172cm" svg:y1="55.645cm" svg:x2="77.217cm" svg:y2="55.645cm">
          <text:p/>
        </draw:line>
        <draw:line draw:style-name="gr9" draw:layer="layout" svg:x1="77.274cm" svg:y1="55.336cm" svg:x2="77.218cm" svg:y2="55.377cm">
          <text:p/>
        </draw:line>
        <draw:line draw:style-name="gr9" draw:layer="layout" svg:x1="77.331cm" svg:y1="55.426cm" svg:x2="77.287cm" svg:y2="55.586cm">
          <text:p/>
        </draw:line>
        <draw:line draw:style-name="gr9" draw:layer="layout" svg:x1="77.247cm" svg:y1="55.366cm" svg:x2="77.292cm" svg:y2="55.366cm">
          <text:p/>
        </draw:line>
        <draw:path draw:style-name="gr9" draw:layer="layout" svg:width="0.04cm" svg:height="0.06cm" svg:x="77.132cm" svg:y="55.585cm" svg:viewBox="0 0 41 61" svg:d="M2 0c-5 22-1 42 14 53 7 5 16 8 25 8">
          <text:p/>
        </draw:path>
        <draw:path draw:style-name="gr9" draw:layer="layout" svg:width="0.058cm" svg:height="0.05cm" svg:x="77.212cm" svg:y="55.246cm" svg:viewBox="0 0 59 51" svg:d="M59 0c-15 0-33 10-46 25-6 8-11 17-13 26">
          <text:p/>
        </draw:path>
        <draw:path draw:style-name="gr9" draw:layer="layout" svg:width="0.031cm" svg:height="0.09cm" svg:x="77.27cm" svg:y="55.246cm" svg:viewBox="0 0 32 91" svg:d="M3 91c5-4 9-8 13-13 20-25 22-57 2-71-5-4-11-7-18-7">
          <text:p/>
        </draw:path>
        <draw:path draw:style-name="gr9" draw:layer="layout" svg:width="0.07cm" svg:height="0.06cm" svg:x="77.217cm" svg:y="55.585cm" svg:viewBox="0 0 71 61" svg:d="M0 61c19 0 41-11 55-29 8-10 13-21 16-32">
          <text:p/>
        </draw:path>
        <draw:path draw:style-name="gr9" draw:layer="layout" svg:width="0.07cm" svg:height="0.06cm" svg:x="77.177cm" svg:y="55.366cm" svg:viewBox="0 0 71 61" svg:d="M71 0c-19 0-39 12-54 30-7 9-13 20-17 31">
          <text:p/>
        </draw:path>
        <draw:path draw:style-name="gr9" draw:layer="layout" svg:width="0.041cm" svg:height="0.06cm" svg:x="77.292cm" svg:y="55.366cm" svg:viewBox="0 0 42 61" svg:d="M39 61c6-22 1-41-12-52-7-7-17-9-27-9">
          <text:p/>
        </draw:path>
        <draw:line draw:style-name="gr9" draw:layer="layout" svg:x1="73.823cm" svg:y1="55.912cm" svg:x2="73.985cm" svg:y2="55.912cm">
          <text:p/>
        </draw:line>
        <draw:line draw:style-name="gr9" draw:layer="layout" svg:x1="73.823cm" svg:y1="55.912cm" svg:x2="73.915cm" svg:y2="56.043cm">
          <text:p/>
        </draw:line>
        <draw:line draw:style-name="gr9" draw:layer="layout" svg:x1="73.732cm" svg:y1="56.253cm" svg:x2="73.776cm" svg:y2="56.092cm">
          <text:p/>
        </draw:line>
        <draw:line draw:style-name="gr9" draw:layer="layout" svg:x1="73.845cm" svg:y1="56.032cm" svg:x2="73.89cm" svg:y2="56.032cm">
          <text:p/>
        </draw:line>
        <draw:line draw:style-name="gr9" draw:layer="layout" svg:x1="73.929cm" svg:y1="56.092cm" svg:x2="73.885cm" svg:y2="56.253cm">
          <text:p/>
        </draw:line>
        <draw:line draw:style-name="gr9" draw:layer="layout" svg:x1="73.77cm" svg:y1="56.312cm" svg:x2="73.815cm" svg:y2="56.312cm">
          <text:p/>
        </draw:line>
        <draw:path draw:style-name="gr9" draw:layer="layout" svg:width="0.07cm" svg:height="0.06cm" svg:x="73.775cm" svg:y="56.032cm" svg:viewBox="0 0 71 61" svg:d="M71 0c-19 0-41 11-55 29-8 9-13 20-16 32">
          <text:p/>
        </draw:path>
        <draw:path draw:style-name="gr9" draw:layer="layout" svg:width="0.07cm" svg:height="0.06cm" svg:x="73.815cm" svg:y="56.252cm" svg:viewBox="0 0 71 61" svg:d="M0 61c20 0 40-11 55-30 7-9 13-19 16-31">
          <text:p/>
        </draw:path>
        <draw:path draw:style-name="gr9" draw:layer="layout" svg:width="0.04cm" svg:height="0.06cm" svg:x="73.73cm" svg:y="56.252cm" svg:viewBox="0 0 41 61" svg:d="M2 0c-6 22-1 42 13 52 7 6 16 9 26 9">
          <text:p/>
        </draw:path>
        <draw:path draw:style-name="gr9" draw:layer="layout" svg:width="0.04cm" svg:height="0.06cm" svg:x="73.89cm" svg:y="56.032cm" svg:viewBox="0 0 41 61" svg:d="M39 61c5-22 1-42-13-53-7-5-17-8-26-8">
          <text:p/>
        </draw:path>
        <draw:polyline draw:style-name="gr9" draw:layer="layout" svg:width="0.165cm" svg:height="0.28cm" svg:x="74.04cm" svg:y="56.032cm" svg:viewBox="0 0 166 281" draw:points="0,281 91,281 166,0">
          <text:p/>
        </draw:polyline>
        <draw:line draw:style-name="gr9" draw:layer="layout" svg:x1="74.044cm" svg:y1="56.032cm" svg:x2="73.989cm" svg:y2="56.233cm">
          <text:p/>
        </draw:line>
        <draw:path draw:style-name="gr9" draw:layer="layout" svg:width="0.054cm" svg:height="0.08cm" svg:x="73.986cm" svg:y="56.232cm" svg:viewBox="0 0 55 81" svg:d="M3 0c-7 28-1 54 17 70 9 7 22 11 35 11">
          <text:p/>
        </draw:path>
        <draw:line draw:style-name="gr9" draw:layer="layout" svg:x1="74.345cm" svg:y1="55.912cm" svg:x2="74.507cm" svg:y2="55.912cm">
          <text:p/>
        </draw:line>
        <draw:line draw:style-name="gr9" draw:layer="layout" svg:x1="74.345cm" svg:y1="55.912cm" svg:x2="74.437cm" svg:y2="56.043cm">
          <text:p/>
        </draw:line>
        <draw:line draw:style-name="gr9" draw:layer="layout" svg:x1="74.254cm" svg:y1="56.253cm" svg:x2="74.297cm" svg:y2="56.092cm">
          <text:p/>
        </draw:line>
        <draw:line draw:style-name="gr9" draw:layer="layout" svg:x1="74.367cm" svg:y1="56.032cm" svg:x2="74.411cm" svg:y2="56.032cm">
          <text:p/>
        </draw:line>
        <draw:line draw:style-name="gr9" draw:layer="layout" svg:x1="74.45cm" svg:y1="56.092cm" svg:x2="74.407cm" svg:y2="56.253cm">
          <text:p/>
        </draw:line>
        <draw:line draw:style-name="gr9" draw:layer="layout" svg:x1="74.292cm" svg:y1="56.312cm" svg:x2="74.336cm" svg:y2="56.312cm">
          <text:p/>
        </draw:line>
        <draw:path draw:style-name="gr9" draw:layer="layout" svg:width="0.071cm" svg:height="0.06cm" svg:x="74.296cm" svg:y="56.032cm" svg:viewBox="0 0 72 61" svg:d="M72 0c-20 0-40 11-55 29-8 9-14 20-17 32">
          <text:p/>
        </draw:path>
        <draw:path draw:style-name="gr9" draw:layer="layout" svg:width="0.071cm" svg:height="0.06cm" svg:x="74.336cm" svg:y="56.252cm" svg:viewBox="0 0 72 61" svg:d="M0 61c20 0 40-11 56-30 7-9 13-19 16-31">
          <text:p/>
        </draw:path>
        <draw:path draw:style-name="gr9" draw:layer="layout" svg:width="0.04cm" svg:height="0.06cm" svg:x="74.251cm" svg:y="56.252cm" svg:viewBox="0 0 41 61" svg:d="M2 0c-6 22-1 42 13 52 7 6 16 9 26 9">
          <text:p/>
        </draw:path>
        <draw:path draw:style-name="gr9" draw:layer="layout" svg:width="0.041cm" svg:height="0.06cm" svg:x="74.411cm" svg:y="56.032cm" svg:viewBox="0 0 42 61" svg:d="M39 61c6-22 1-42-12-53-7-5-17-8-27-8">
          <text:p/>
        </draw:path>
        <draw:line draw:style-name="gr9" draw:layer="layout" svg:x1="74.727cm" svg:y1="56.032cm" svg:x2="74.651cm" svg:y2="56.313cm">
          <text:p/>
        </draw:line>
        <draw:line draw:style-name="gr9" draw:layer="layout" svg:x1="74.636cm" svg:y1="56.032cm" svg:x2="74.726cm" svg:y2="56.032cm">
          <text:p/>
        </draw:line>
        <draw:line draw:style-name="gr9" draw:layer="layout" svg:x1="74.489cm" svg:y1="56.313cm" svg:x2="74.637cm" svg:y2="56.032cm">
          <text:p/>
        </draw:line>
        <draw:polyline draw:style-name="gr9" draw:layer="layout" svg:width="0.165cm" svg:height="0.28cm" svg:x="74.831cm" svg:y="56.032cm" svg:viewBox="0 0 166 281" draw:points="0,281 91,281 166,0">
          <text:p/>
        </draw:polyline>
        <draw:line draw:style-name="gr9" draw:layer="layout" svg:x1="74.835cm" svg:y1="56.032cm" svg:x2="74.781cm" svg:y2="56.233cm">
          <text:p/>
        </draw:line>
        <draw:path draw:style-name="gr9" draw:layer="layout" svg:width="0.053cm" svg:height="0.08cm" svg:x="74.778cm" svg:y="56.232cm" svg:viewBox="0 0 54 81" svg:d="M3 0c-8 28-1 54 16 70 10 7 22 11 35 11">
          <text:p/>
        </draw:path>
        <draw:line draw:style-name="gr9" draw:layer="layout" svg:x1="75.081cm" svg:y1="56.122cm" svg:x2="75.053cm" svg:y2="56.223cm">
          <text:p/>
        </draw:line>
        <draw:line draw:style-name="gr9" draw:layer="layout" svg:x1="75.215cm" svg:y1="56.223cm" svg:x2="75.243cm" svg:y2="56.122cm">
          <text:p/>
        </draw:line>
        <draw:path draw:style-name="gr9" draw:layer="layout" svg:width="0.165cm" svg:height="0.091cm" svg:x="75.08cm" svg:y="56.032cm" svg:viewBox="0 0 166 92" svg:d="M163 92c8-33 1-62-19-78-31-27-86-12-120 31-11 14-20 30-24 47">
          <text:p/>
        </draw:path>
        <draw:path draw:style-name="gr9" draw:layer="layout" svg:width="0.165cm" svg:height="0.09cm" svg:x="75.05cm" svg:y="56.222cm" svg:viewBox="0 0 166 91" svg:d="M3 0c-8 32-1 61 19 78 32 26 85 11 120-32 12-14 20-30 24-46">
          <text:p/>
        </draw:path>
        <draw:line draw:style-name="gr9" draw:layer="layout" svg:x1="75.492cm" svg:y1="56.032cm" svg:x2="75.416cm" svg:y2="56.313cm">
          <text:p/>
        </draw:line>
        <draw:polyline draw:style-name="gr9" draw:layer="layout" svg:width="0.255cm" svg:height="0.28cm" svg:x="75.299cm" svg:y="56.032cm" svg:viewBox="0 0 256 281" draw:points="256,0 76,0 0,281">
          <text:p/>
        </draw:polyline>
        <draw:line draw:style-name="gr9" draw:layer="layout" svg:x1="75.533cm" svg:y1="56.313cm" svg:x2="75.593cm" svg:y2="56.092cm">
          <text:p/>
        </draw:line>
        <draw:path draw:style-name="gr9" draw:layer="layout" svg:width="0.04cm" svg:height="0.06cm" svg:x="75.554cm" svg:y="56.032cm" svg:viewBox="0 0 41 61" svg:d="M39 61c6-22 1-42-14-53-7-5-15-8-25-8">
          <text:p/>
        </draw:path>
        <draw:line draw:style-name="gr9" draw:layer="layout" svg:x1="75.84cm" svg:y1="56.172cm" svg:x2="75.678cm" svg:y2="56.172cm">
          <text:p/>
        </draw:line>
        <draw:line draw:style-name="gr9" draw:layer="layout" svg:x1="75.693cm" svg:y1="56.122cm" svg:x2="75.654cm" svg:y2="56.263cm">
          <text:p/>
        </draw:line>
        <draw:line draw:style-name="gr9" draw:layer="layout" svg:x1="75.686cm" svg:y1="56.312cm" svg:x2="75.803cm" svg:y2="56.312cm">
          <text:p/>
        </draw:line>
        <draw:line draw:style-name="gr9" draw:layer="layout" svg:x1="75.84cm" svg:y1="56.173cm" svg:x2="75.855cm" svg:y2="56.122cm">
          <text:p/>
        </draw:line>
        <draw:path draw:style-name="gr9" draw:layer="layout" svg:width="0.165cm" svg:height="0.091cm" svg:x="75.692cm" svg:y="56.032cm" svg:viewBox="0 0 166 92" svg:d="M163 92c8-33 1-62-19-78-33-27-86-12-121 31-11 14-19 30-23 47">
          <text:p/>
        </draw:path>
        <draw:path draw:style-name="gr9" draw:layer="layout" svg:width="0.034cm" svg:height="0.05cm" svg:x="75.652cm" svg:y="56.262cm" svg:viewBox="0 0 35 51" svg:d="M2 0c-5 18 0 35 12 44 5 4 13 7 21 7">
          <text:p/>
        </draw:path>
        <draw:line draw:style-name="gr9" draw:layer="layout" svg:x1="76.074cm" svg:y1="56.313cm" svg:x2="76.008cm" svg:y2="56.152cm">
          <text:p/>
        </draw:line>
        <draw:line draw:style-name="gr9" draw:layer="layout" svg:x1="75.938cm" svg:y1="56.213cm" svg:x2="76.149cm" svg:y2="56.032cm">
          <text:p/>
        </draw:line>
        <draw:line draw:style-name="gr9" draw:layer="layout" svg:x1="75.987cm" svg:y1="56.032cm" svg:x2="75.911cm" svg:y2="56.313cm">
          <text:p/>
        </draw:line>
        <draw:polyline draw:style-name="gr9" draw:layer="layout" svg:width="0.165cm" svg:height="0.28cm" svg:x="76.253cm" svg:y="56.032cm" svg:viewBox="0 0 166 281" draw:points="0,281 90,281 166,0">
          <text:p/>
        </draw:polyline>
        <draw:line draw:style-name="gr9" draw:layer="layout" svg:x1="76.257cm" svg:y1="56.032cm" svg:x2="76.202cm" svg:y2="56.233cm">
          <text:p/>
        </draw:line>
        <draw:path draw:style-name="gr9" draw:layer="layout" svg:width="0.054cm" svg:height="0.08cm" svg:x="76.199cm" svg:y="56.232cm" svg:viewBox="0 0 55 81" svg:d="M3 0c-7 28-1 54 17 70 9 7 21 11 35 11">
          <text:p/>
        </draw:path>
        <draw:line draw:style-name="gr9" draw:layer="layout" svg:x1="73.179cm" svg:y1="56.758cm" svg:x2="73.136cm" svg:y2="56.919cm">
          <text:p/>
        </draw:line>
        <draw:line draw:style-name="gr9" draw:layer="layout" svg:x1="73.173cm" svg:y1="56.978cm" svg:x2="73.245cm" svg:y2="56.978cm">
          <text:p/>
        </draw:line>
        <draw:line draw:style-name="gr9" draw:layer="layout" svg:x1="73.248cm" svg:y1="56.698cm" svg:x2="73.32cm" svg:y2="56.698cm">
          <text:p/>
        </draw:line>
        <draw:path draw:style-name="gr9" draw:layer="layout" svg:width="0.07cm" svg:height="0.06cm" svg:x="73.178cm" svg:y="56.698cm" svg:viewBox="0 0 71 61" svg:d="M71 0c-19 0-39 11-54 30-8 10-14 20-17 31">
          <text:p/>
        </draw:path>
        <draw:path draw:style-name="gr9" draw:layer="layout" svg:width="0.039cm" svg:height="0.06cm" svg:x="73.133cm" svg:y="56.918cm" svg:viewBox="0 0 40 61" svg:d="M2 0c-6 21-1 41 13 53 7 5 16 8 25 8">
          <text:p/>
        </draw:path>
        <draw:polyline draw:style-name="gr9" draw:layer="layout" svg:width="0.165cm" svg:height="0.28cm" svg:x="73.425cm" svg:y="56.698cm" svg:viewBox="0 0 166 281" draw:points="0,281 90,281 166,0">
          <text:p/>
        </draw:polyline>
        <draw:line draw:style-name="gr9" draw:layer="layout" svg:x1="73.429cm" svg:y1="56.698cm" svg:x2="73.375cm" svg:y2="56.899cm">
          <text:p/>
        </draw:line>
        <draw:path draw:style-name="gr9" draw:layer="layout" svg:width="0.053cm" svg:height="0.08cm" svg:x="73.372cm" svg:y="56.898cm" svg:viewBox="0 0 54 81" svg:d="M3 0c-8 29-1 55 18 70 9 7 20 11 33 11">
          <text:p/>
        </draw:path>
        <draw:line draw:style-name="gr9" draw:layer="layout" svg:x1="73.897cm" svg:y1="56.698cm" svg:x2="73.821cm" svg:y2="56.979cm">
          <text:p/>
        </draw:line>
        <draw:line draw:style-name="gr9" draw:layer="layout" svg:x1="73.76cm" svg:y1="56.839cm" svg:x2="73.897cm" svg:y2="56.698cm">
          <text:p/>
        </draw:line>
        <draw:line draw:style-name="gr9" draw:layer="layout" svg:x1="73.698cm" svg:y1="56.698cm" svg:x2="73.761cm" svg:y2="56.839cm">
          <text:p/>
        </draw:line>
        <draw:line draw:style-name="gr9" draw:layer="layout" svg:x1="73.623cm" svg:y1="56.979cm" svg:x2="73.699cm" svg:y2="56.698cm">
          <text:p/>
        </draw:line>
        <draw:line draw:style-name="gr9" draw:layer="layout" svg:x1="73.983cm" svg:y1="56.978cm" svg:x2="74.091cm" svg:y2="56.978cm">
          <text:p/>
        </draw:line>
        <draw:line draw:style-name="gr9" draw:layer="layout" svg:x1="74.08cm" svg:y1="57.019cm" svg:x2="74.168cm" svg:y2="56.698cm">
          <text:p/>
        </draw:line>
        <draw:line draw:style-name="gr9" draw:layer="layout" svg:x1="73.92cm" svg:y1="57.078cm" svg:x2="74.01cm" svg:y2="57.078cm">
          <text:p/>
        </draw:line>
        <draw:line draw:style-name="gr9" draw:layer="layout" svg:x1="74.005cm" svg:y1="56.698cm" svg:x2="73.945cm" svg:y2="56.919cm">
          <text:p/>
        </draw:line>
        <draw:path draw:style-name="gr9" draw:layer="layout" svg:width="0.04cm" svg:height="0.06cm" svg:x="73.943cm" svg:y="56.918cm" svg:viewBox="0 0 41 61" svg:d="M2 0c-6 21-1 41 13 53 7 5 15 8 26 8">
          <text:p/>
        </draw:path>
        <draw:path draw:style-name="gr9" draw:layer="layout" svg:width="0.07cm" svg:height="0.06cm" svg:x="74.01cm" svg:y="57.018cm" svg:viewBox="0 0 71 61" svg:d="M0 61c20 0 41-11 56-29 7-10 12-20 15-32">
          <text:p/>
        </draw:path>
        <draw:line draw:style-name="gr9" draw:layer="layout" svg:x1="74.437cm" svg:y1="56.698cm" svg:x2="74.361cm" svg:y2="56.979cm">
          <text:p/>
        </draw:line>
        <draw:line draw:style-name="gr9" draw:layer="layout" svg:x1="74.346cm" svg:y1="56.698cm" svg:x2="74.436cm" svg:y2="56.698cm">
          <text:p/>
        </draw:line>
        <draw:line draw:style-name="gr9" draw:layer="layout" svg:x1="74.199cm" svg:y1="56.979cm" svg:x2="74.347cm" svg:y2="56.698cm">
          <text:p/>
        </draw:line>
        <draw:line draw:style-name="gr9" draw:layer="layout" svg:x1="74.56cm" svg:y1="56.838cm" svg:x2="74.668cm" svg:y2="56.838cm">
          <text:p/>
        </draw:line>
        <draw:line draw:style-name="gr9" draw:layer="layout" svg:x1="74.706cm" svg:y1="56.698cm" svg:x2="74.598cm" svg:y2="56.698cm">
          <text:p/>
        </draw:line>
        <draw:line draw:style-name="gr9" draw:layer="layout" svg:x1="74.469cm" svg:y1="56.979cm" svg:x2="74.579cm" svg:y2="56.838cm">
          <text:p/>
        </draw:line>
        <draw:line draw:style-name="gr9" draw:layer="layout" svg:x1="74.708cm" svg:y1="56.698cm" svg:x2="74.631cm" svg:y2="56.979cm">
          <text:p/>
        </draw:line>
        <draw:path draw:style-name="gr9" draw:layer="layout" svg:width="0.085cm" svg:height="0.14cm" svg:x="74.513cm" svg:y="56.698cm" svg:viewBox="0 0 86 141" svg:d="M86 0c-22 0-47 13-64 34-27 34-29 78-4 97 8 7 18 10 30 10">
          <text:p/>
        </draw:path>
        <draw:line draw:style-name="gr9" draw:layer="layout" svg:x1="74.932cm" svg:y1="56.698cm" svg:x2="74.856cm" svg:y2="56.979cm">
          <text:p/>
        </draw:line>
        <draw:polyline draw:style-name="gr9" draw:layer="layout" svg:width="0.255cm" svg:height="0.28cm" svg:x="74.739cm" svg:y="56.698cm" svg:viewBox="0 0 256 281" draw:points="256,0 76,0 0,281">
          <text:p/>
        </draw:polyline>
        <draw:line draw:style-name="gr9" draw:layer="layout" svg:x1="74.973cm" svg:y1="56.979cm" svg:x2="75.033cm" svg:y2="56.758cm">
          <text:p/>
        </draw:line>
        <draw:path draw:style-name="gr9" draw:layer="layout" svg:width="0.04cm" svg:height="0.06cm" svg:x="74.994cm" svg:y="56.698cm" svg:viewBox="0 0 41 61" svg:d="M39 61c5-21 0-42-14-52-7-6-16-9-25-9">
          <text:p/>
        </draw:path>
        <draw:line draw:style-name="gr9" draw:layer="layout" svg:x1="75.132cm" svg:y1="56.788cm" svg:x2="75.105cm" svg:y2="56.889cm">
          <text:p/>
        </draw:line>
        <draw:line draw:style-name="gr9" draw:layer="layout" svg:x1="75.267cm" svg:y1="56.889cm" svg:x2="75.294cm" svg:y2="56.788cm">
          <text:p/>
        </draw:line>
        <draw:path draw:style-name="gr9" draw:layer="layout" svg:width="0.166cm" svg:height="0.09cm" svg:x="75.131cm" svg:y="56.698cm" svg:viewBox="0 0 167 91" svg:d="M163 91c9-32 2-62-18-78-32-26-86-11-121 32-11 14-19 30-24 46">
          <text:p/>
        </draw:path>
        <draw:path draw:style-name="gr9" draw:layer="layout" svg:width="0.166cm" svg:height="0.09cm" svg:x="75.101cm" svg:y="56.888cm" svg:viewBox="0 0 167 91" svg:d="M4 0c-9 33-2 62 19 78 31 26 86 12 120-31 11-14 19-31 24-47">
          <text:p/>
        </draw:path>
        <draw:line draw:style-name="gr9" draw:layer="layout" svg:x1="75.519cm" svg:y1="56.919cm" svg:x2="75.563cm" svg:y2="56.758cm">
          <text:p/>
        </draw:line>
        <draw:polyline draw:style-name="gr9" draw:layer="layout" svg:width="0.2cm" svg:height="0.38cm" svg:x="75.324cm" svg:y="56.698cm" svg:viewBox="0 0 201 381" draw:points="201,0 101,0 0,381">
          <text:p/>
        </draw:polyline>
        <draw:line draw:style-name="gr9" draw:layer="layout" svg:x1="75.35cm" svg:y1="56.978cm" svg:x2="75.449cm" svg:y2="56.978cm">
          <text:p/>
        </draw:line>
        <draw:path draw:style-name="gr9" draw:layer="layout" svg:width="0.07cm" svg:height="0.06cm" svg:x="75.449cm" svg:y="56.918cm" svg:viewBox="0 0 71 61" svg:d="M0 61c19 0 40-11 56-30 7-9 13-20 15-31">
          <text:p/>
        </draw:path>
        <draw:path draw:style-name="gr9" draw:layer="layout" svg:width="0.041cm" svg:height="0.06cm" svg:x="75.524cm" svg:y="56.698cm" svg:viewBox="0 0 42 61" svg:d="M39 61c6-21 1-42-12-52-8-6-17-9-27-9">
          <text:p/>
        </draw:path>
        <draw:line draw:style-name="gr9" draw:layer="layout" svg:x1="75.671cm" svg:y1="56.758cm" svg:x2="75.627cm" svg:y2="56.919cm">
          <text:p/>
        </draw:line>
        <draw:line draw:style-name="gr9" draw:layer="layout" svg:x1="75.665cm" svg:y1="56.978cm" svg:x2="75.701cm" svg:y2="56.978cm">
          <text:p/>
        </draw:line>
        <draw:polyline draw:style-name="gr9" draw:layer="layout" svg:width="0.09cm" svg:height="0.22cm" svg:x="75.74cm" svg:y="56.698cm" svg:viewBox="0 0 91 221" draw:points="31,221 91,0 0,0">
          <text:p/>
        </draw:polyline>
        <draw:path draw:style-name="gr9" draw:layer="layout" svg:width="0.07cm" svg:height="0.06cm" svg:x="75.67cm" svg:y="56.698cm" svg:viewBox="0 0 71 61" svg:d="M71 0c-19 0-40 11-55 30-7 10-13 20-16 31">
          <text:p/>
        </draw:path>
        <draw:path draw:style-name="gr9" draw:layer="layout" svg:width="0.04cm" svg:height="0.06cm" svg:x="75.625cm" svg:y="56.918cm" svg:viewBox="0 0 41 61" svg:d="M2 0c-6 21 0 41 13 53 7 5 16 8 26 8">
          <text:p/>
        </draw:path>
        <draw:path draw:style-name="gr9" draw:layer="layout" svg:width="0.04cm" svg:height="0.06cm" svg:x="75.769cm" svg:y="56.918cm" svg:viewBox="0 0 41 61" svg:d="M2 0c-5 21-1 41 14 53 7 5 16 8 25 8">
          <text:p/>
        </draw:path>
        <draw:path draw:style-name="gr9" draw:layer="layout" svg:width="0.07cm" svg:height="0.06cm" svg:x="75.701cm" svg:y="56.918cm" svg:viewBox="0 0 71 61" svg:d="M0 61c20 0 41-11 56-30 7-9 12-20 15-31">
          <text:p/>
        </draw:path>
        <draw:polyline draw:style-name="gr9" draw:layer="layout" svg:width="0.206cm" svg:height="0.4cm" svg:x="76.061cm" svg:y="56.578cm" svg:viewBox="0 0 207 401" draw:points="207,0 108,0 0,401">
          <text:p/>
        </draw:polyline>
        <draw:line draw:style-name="gr9" draw:layer="layout" svg:x1="76.109cm" svg:y1="56.798cm" svg:x2="76.208cm" svg:y2="56.798cm">
          <text:p/>
        </draw:line>
        <draw:path draw:style-name="gr9" draw:layer="layout" svg:width="0.133cm" svg:height="0.22cm" svg:x="76.208cm" svg:y="56.578cm" svg:viewBox="0 0 134 221" svg:d="M0 221c36 0 74-20 101-54 42-52 44-119 6-151-13-10-29-16-47-16">
          <text:p/>
        </draw:path>
        <draw:line draw:style-name="gr9" draw:layer="layout" svg:x1="76.368cm" svg:y1="56.978cm" svg:x2="76.356cm" svg:y2="57.019cm">
          <text:p/>
        </draw:line>
        <draw:line draw:style-name="gr9" draw:layer="layout" svg:x1="76.602cm" svg:y1="56.978cm" svg:x2="76.59cm" svg:y2="57.019cm">
          <text:p/>
        </draw:line>
        <draw:line draw:style-name="gr9" draw:layer="layout" svg:x1="76.367cm" svg:y1="56.978cm" svg:x2="76.601cm" svg:y2="56.978cm">
          <text:p/>
        </draw:line>
        <draw:polyline draw:style-name="gr9" draw:layer="layout" svg:width="0.269cm" svg:height="0.4cm" svg:x="76.403cm" svg:y="56.578cm" svg:viewBox="0 0 270 401" draw:points="0,401 180,0 270,0 163,401">
          <text:p/>
        </draw:polyline>
        <draw:line draw:style-name="gr9" draw:layer="layout" svg:x1="76.936cm" svg:y1="56.869cm" svg:x2="76.985cm" svg:y2="56.688cm">
          <text:p/>
        </draw:line>
        <draw:line draw:style-name="gr9" draw:layer="layout" svg:x1="76.787cm" svg:y1="56.688cm" svg:x2="76.738cm" svg:y2="56.869cm">
          <text:p/>
        </draw:line>
        <draw:path draw:style-name="gr9" draw:layer="layout" svg:width="0.202cm" svg:height="0.11cm" svg:x="76.734cm" svg:y="56.868cm" svg:viewBox="0 0 203 111" svg:d="M4 0c-10 39-1 75 23 96 39 31 105 14 147-40 14-17 24-36 29-56">
          <text:p/>
        </draw:path>
        <draw:path draw:style-name="gr9" draw:layer="layout" svg:width="0.203cm" svg:height="0.109cm" svg:x="76.786cm" svg:y="56.578cm" svg:viewBox="0 0 204 110" svg:d="M199 110c11-39 2-75-23-95-38-31-105-14-147 39-13 17-23 36-29 56">
          <text:p/>
        </draw:path>
        <draw:line draw:style-name="gr8" draw:layer="layout" svg:x1="83.517cm" svg:y1="58.945cm" svg:x2="2.054cm" svg:y2="58.945cm">
          <text:p/>
        </draw:line>
        <draw:line draw:style-name="gr8" draw:layer="layout" svg:x1="78.519cm" svg:y1="54.947cm" svg:x2="78.519cm" svg:y2="58.945cm">
          <text:p/>
        </draw:line>
        <draw:line draw:style-name="gr10" draw:layer="layout" svg:x1="79.019cm" svg:y1="55.446cm" svg:x2="79.019cm" svg:y2="56.946cm">
          <text:p/>
        </draw:line>
        <draw:line draw:style-name="gr10" draw:layer="layout" svg:x1="79.519cm" svg:y1="55.446cm" svg:x2="79.519cm" svg:y2="56.946cm">
          <text:p/>
        </draw:line>
        <draw:line draw:style-name="gr8" draw:layer="layout" svg:x1="80.018cm" svg:y1="54.947cm" svg:x2="80.018cm" svg:y2="56.946cm">
          <text:p/>
        </draw:line>
        <draw:line draw:style-name="gr8" draw:layer="layout" svg:x1="81.718cm" svg:y1="54.947cm" svg:x2="81.718cm" svg:y2="56.946cm">
          <text:p/>
        </draw:line>
        <draw:line draw:style-name="gr8" draw:layer="layout" svg:x1="83.517cm" svg:y1="53.447cm" svg:x2="83.517cm" svg:y2="58.945cm">
          <text:p/>
        </draw:line>
        <draw:line draw:style-name="gr8" draw:layer="layout" svg:x1="65.025cm" svg:y1="53.447cm" svg:x2="65.025cm" svg:y2="58.945cm">
          <text:p/>
        </draw:line>
        <draw:line draw:style-name="gr8" draw:layer="layout" svg:x1="66.725cm" svg:y1="53.447cm" svg:x2="66.725cm" svg:y2="58.945cm">
          <text:p/>
        </draw:line>
        <draw:line draw:style-name="gr8" draw:layer="layout" svg:x1="69.023cm" svg:y1="53.447cm" svg:x2="69.023cm" svg:y2="58.945cm">
          <text:p/>
        </draw:line>
        <draw:line draw:style-name="gr8" draw:layer="layout" svg:x1="70.523cm" svg:y1="53.447cm" svg:x2="70.523cm" svg:y2="58.945cm">
          <text:p/>
        </draw:line>
        <draw:line draw:style-name="gr8" draw:layer="layout" svg:x1="71.522cm" svg:y1="53.447cm" svg:x2="71.522cm" svg:y2="58.945cm">
          <text:p/>
        </draw:line>
        <draw:line draw:style-name="gr8" draw:layer="layout" svg:x1="71.522cm" svg:y1="57.445cm" svg:x2="83.517cm" svg:y2="57.445cm">
          <text:p/>
        </draw:line>
        <draw:line draw:style-name="gr10" draw:layer="layout" svg:x1="71.522cm" svg:y1="57.945cm" svg:x2="65.025cm" svg:y2="57.945cm">
          <text:p/>
        </draw:line>
        <draw:line draw:style-name="gr10" draw:layer="layout" svg:x1="71.522cm" svg:y1="58.445cm" svg:x2="65.025cm" svg:y2="58.445cm">
          <text:p/>
        </draw:line>
        <draw:line draw:style-name="gr10" draw:layer="layout" svg:x1="71.522cm" svg:y1="56.446cm" svg:x2="65.025cm" svg:y2="56.446cm">
          <text:p/>
        </draw:line>
        <draw:line draw:style-name="gr10" draw:layer="layout" svg:x1="71.522cm" svg:y1="56.946cm" svg:x2="65.025cm" svg:y2="56.946cm">
          <text:p/>
        </draw:line>
        <draw:line draw:style-name="gr10" draw:layer="layout" svg:x1="71.522cm" svg:y1="57.445cm" svg:x2="65.025cm" svg:y2="57.445cm">
          <text:p/>
        </draw:line>
        <draw:line draw:style-name="gr8" draw:layer="layout" svg:x1="78.519cm" svg:y1="56.946cm" svg:x2="83.517cm" svg:y2="56.946cm">
          <text:p/>
        </draw:line>
        <draw:line draw:style-name="gr10" draw:layer="layout" svg:x1="80.518cm" svg:y1="56.946cm" svg:x2="80.518cm" svg:y2="57.445cm">
          <text:p/>
        </draw:line>
        <draw:line draw:style-name="gr8" draw:layer="layout" svg:x1="65.025cm" svg:y1="53.447cm" svg:x2="83.517cm" svg:y2="53.447cm">
          <text:p/>
        </draw:line>
        <draw:line draw:style-name="gr8" draw:layer="layout" svg:x1="71.522cm" svg:y1="54.947cm" svg:x2="83.517cm" svg:y2="54.947cm">
          <text:p/>
        </draw:line>
        <draw:line draw:style-name="gr10" draw:layer="layout" svg:x1="71.522cm" svg:y1="54.947cm" svg:x2="65.025cm" svg:y2="54.947cm">
          <text:p/>
        </draw:line>
        <draw:line draw:style-name="gr10" draw:layer="layout" svg:x1="71.522cm" svg:y1="54.447cm" svg:x2="65.025cm" svg:y2="54.447cm">
          <text:p/>
        </draw:line>
        <draw:line draw:style-name="gr10" draw:layer="layout" svg:x1="71.522cm" svg:y1="53.947cm" svg:x2="65.025cm" svg:y2="53.947cm">
          <text:p/>
        </draw:line>
        <draw:line draw:style-name="gr8" draw:layer="layout" svg:x1="71.522cm" svg:y1="55.446cm" svg:x2="65.025cm" svg:y2="55.446cm">
          <text:p/>
        </draw:line>
        <draw:line draw:style-name="gr8" draw:layer="layout" svg:x1="71.522cm" svg:y1="55.946cm" svg:x2="65.025cm" svg:y2="55.946cm">
          <text:p/>
        </draw:line>
        <draw:line draw:style-name="gr8" draw:layer="layout" svg:x1="65.725cm" svg:y1="53.447cm" svg:x2="65.725cm" svg:y2="55.946cm">
          <text:p/>
        </draw:line>
        <draw:line draw:style-name="gr8" draw:layer="layout" svg:x1="78.519cm" svg:y1="55.446cm" svg:x2="83.517cm" svg:y2="55.446cm">
          <text:p/>
        </draw:line>
        <draw:line draw:style-name="gr8" draw:layer="layout" svg:x1="83.517cm" svg:y1="58.945cm" svg:x2="65.025cm" svg:y2="58.945cm">
          <text:p/>
        </draw:line>
        <draw:polyline draw:style-name="gr9" draw:layer="layout" svg:width="0.136cm" svg:height="0.25cm" svg:x="65.291cm" svg:y="56.04cm" svg:viewBox="0 0 137 251" draw:points="137,0 67,0 0,251">
          <text:p/>
        </draw:polyline>
        <draw:line draw:style-name="gr9" draw:layer="layout" svg:x1="65.321cm" svg:y1="56.177cm" svg:x2="65.39cm" svg:y2="56.177cm">
          <text:p/>
        </draw:line>
        <draw:path draw:style-name="gr9" draw:layer="layout" svg:width="0.089cm" svg:height="0.137cm" svg:x="65.39cm" svg:y="56.04cm" svg:viewBox="0 0 90 138" svg:d="M0 138c19 0 41-8 58-23 33-29 42-73 20-98-10-11-25-17-41-17">
          <text:p/>
        </draw:path>
        <draw:line draw:style-name="gr9" draw:layer="layout" svg:x1="65.541cm" svg:y1="56.152cm" svg:x2="65.513cm" svg:y2="56.253cm">
          <text:p/>
        </draw:line>
        <draw:line draw:style-name="gr9" draw:layer="layout" svg:x1="65.541cm" svg:y1="56.29cm" svg:x2="65.566cm" svg:y2="56.29cm">
          <text:p/>
        </draw:line>
        <draw:polyline draw:style-name="gr9" draw:layer="layout" svg:width="0.062cm" svg:height="0.137cm" svg:x="65.588cm" svg:y="56.115cm" svg:viewBox="0 0 63 138" draw:points="25,138 63,0 0,0">
          <text:p/>
        </draw:polyline>
        <draw:path draw:style-name="gr9" draw:layer="layout" svg:width="0.048cm" svg:height="0.037cm" svg:x="65.54cm" svg:y="56.115cm" svg:viewBox="0 0 49 38" svg:d="M49 0c-11 0-23 5-32 13-8 6-15 15-17 25">
          <text:p/>
        </draw:path>
        <draw:path draw:style-name="gr9" draw:layer="layout" svg:width="0.029cm" svg:height="0.038cm" svg:x="65.512cm" svg:y="56.252cm" svg:viewBox="0 0 30 39" svg:d="M1 0c-3 12-1 22 6 29 5 6 13 10 23 10">
          <text:p/>
        </draw:path>
        <draw:path draw:style-name="gr9" draw:layer="layout" svg:width="0.029cm" svg:height="0.038cm" svg:x="65.612cm" svg:y="56.252cm" svg:viewBox="0 0 30 39" svg:d="M1 0c-3 12-1 22 5 29 7 6 15 10 24 10">
          <text:p/>
        </draw:path>
        <draw:path draw:style-name="gr9" draw:layer="layout" svg:width="0.047cm" svg:height="0.038cm" svg:x="65.566cm" svg:y="56.252cm" svg:viewBox="0 0 48 39" svg:d="M0 39c11 0 22-5 32-13 8-7 14-16 16-26">
          <text:p/>
        </draw:path>
        <draw:line draw:style-name="gr9" draw:layer="layout" svg:x1="65.795cm" svg:y1="56.202cm" svg:x2="65.764cm" svg:y2="56.202cm">
          <text:p/>
        </draw:line>
        <draw:path draw:style-name="gr9" draw:layer="layout" svg:width="0.06cm" svg:height="0.012cm" svg:x="65.759cm" svg:y="56.115cm" svg:viewBox="0 0 61 13" svg:d="M61 0c-21 0-41 4-61 13">
          <text:p/>
        </draw:path>
        <draw:path draw:style-name="gr9" draw:layer="layout" svg:width="0.053cm" svg:height="0.013cm" svg:x="65.719cm" svg:y="56.277cm" svg:viewBox="0 0 54 14" svg:d="M0 0c15 9 33 14 54 14">
          <text:p/>
        </draw:path>
        <draw:path draw:style-name="gr9" draw:layer="layout" svg:width="0.057cm" svg:height="0.088cm" svg:x="65.772cm" svg:y="56.202cm" svg:viewBox="0 0 58 89" svg:d="M0 89c13 0 27-6 38-15 21-18 27-47 12-63-6-7-15-11-26-11">
          <text:p/>
        </draw:path>
        <draw:path draw:style-name="gr9" draw:layer="layout" svg:width="0.058cm" svg:height="0.087cm" svg:x="65.795cm" svg:y="56.115cm" svg:viewBox="0 0 59 88" svg:d="M0 88c13 0 26-5 38-15 21-18 27-46 13-62-6-7-17-11-27-11">
          <text:p/>
        </draw:path>
        <draw:line draw:style-name="gr9" draw:layer="layout" svg:x1="66.007cm" svg:y1="56.253cm" svg:x2="66.035cm" svg:y2="56.152cm">
          <text:p/>
        </draw:line>
        <draw:polyline draw:style-name="gr9" draw:layer="layout" svg:width="0.132cm" svg:height="0.237cm" svg:x="65.874cm" svg:y="56.115cm" svg:viewBox="0 0 133 238" draw:points="133,0 64,0 0,238">
          <text:p/>
        </draw:polyline>
        <draw:line draw:style-name="gr9" draw:layer="layout" svg:x1="65.891cm" svg:y1="56.29cm" svg:x2="65.959cm" svg:y2="56.29cm">
          <text:p/>
        </draw:line>
        <draw:path draw:style-name="gr9" draw:layer="layout" svg:width="0.048cm" svg:height="0.038cm" svg:x="65.959cm" svg:y="56.252cm" svg:viewBox="0 0 49 39" svg:d="M0 39c12 0 24-5 33-13 8-7 13-16 16-26">
          <text:p/>
        </draw:path>
        <draw:path draw:style-name="gr9" draw:layer="layout" svg:width="0.029cm" svg:height="0.037cm" svg:x="66.006cm" svg:y="56.115cm" svg:viewBox="0 0 30 38" svg:d="M29 38c2-11 1-22-6-29-5-6-13-9-23-9">
          <text:p/>
        </draw:path>
        <draw:line draw:style-name="gr9" draw:layer="layout" svg:x1="66.11cm" svg:y1="56.152cm" svg:x2="66.082cm" svg:y2="56.253cm">
          <text:p/>
        </draw:line>
        <draw:line draw:style-name="gr9" draw:layer="layout" svg:x1="66.109cm" svg:y1="56.29cm" svg:x2="66.134cm" svg:y2="56.29cm">
          <text:p/>
        </draw:line>
        <draw:polyline draw:style-name="gr9" draw:layer="layout" svg:width="0.063cm" svg:height="0.137cm" svg:x="66.156cm" svg:y="56.115cm" svg:viewBox="0 0 64 138" draw:points="26,138 64,0 0,0">
          <text:p/>
        </draw:polyline>
        <draw:path draw:style-name="gr9" draw:layer="layout" svg:width="0.047cm" svg:height="0.037cm" svg:x="66.109cm" svg:y="56.115cm" svg:viewBox="0 0 48 38" svg:d="M48 0c-12 0-23 5-33 13-7 6-13 15-15 25">
          <text:p/>
        </draw:path>
        <draw:path draw:style-name="gr9" draw:layer="layout" svg:width="0.028cm" svg:height="0.038cm" svg:x="66.08cm" svg:y="56.252cm" svg:viewBox="0 0 29 39" svg:d="M1 0c-3 12-1 22 5 29 5 6 14 10 23 10">
          <text:p/>
        </draw:path>
        <draw:path draw:style-name="gr9" draw:layer="layout" svg:width="0.029cm" svg:height="0.038cm" svg:x="66.18cm" svg:y="56.252cm" svg:viewBox="0 0 30 39" svg:d="M2 0c-4 12-1 22 5 29 5 6 13 10 23 10">
          <text:p/>
        </draw:path>
        <draw:path draw:style-name="gr9" draw:layer="layout" svg:width="0.048cm" svg:height="0.038cm" svg:x="66.134cm" svg:y="56.252cm" svg:viewBox="0 0 49 39" svg:d="M0 39c11 0 24-5 33-13 8-7 13-16 16-26">
          <text:p/>
        </draw:path>
        <draw:line draw:style-name="gr9" draw:layer="layout" svg:x1="66.351cm" svg:y1="56.04cm" svg:x2="66.464cm" svg:y2="56.04cm">
          <text:p/>
        </draw:line>
        <draw:line draw:style-name="gr9" draw:layer="layout" svg:x1="66.351cm" svg:y1="56.04cm" svg:x2="66.418cm" svg:y2="56.122cm">
          <text:p/>
        </draw:line>
        <draw:line draw:style-name="gr9" draw:layer="layout" svg:x1="66.294cm" svg:y1="56.253cm" svg:x2="66.322cm" svg:y2="56.152cm">
          <text:p/>
        </draw:line>
        <draw:line draw:style-name="gr9" draw:layer="layout" svg:x1="66.368cm" svg:y1="56.115cm" svg:x2="66.4cm" svg:y2="56.115cm">
          <text:p/>
        </draw:line>
        <draw:line draw:style-name="gr9" draw:layer="layout" svg:x1="66.428cm" svg:y1="56.152cm" svg:x2="66.4cm" svg:y2="56.253cm">
          <text:p/>
        </draw:line>
        <draw:line draw:style-name="gr9" draw:layer="layout" svg:x1="66.322cm" svg:y1="56.29cm" svg:x2="66.353cm" svg:y2="56.29cm">
          <text:p/>
        </draw:line>
        <draw:path draw:style-name="gr9" draw:layer="layout" svg:width="0.047cm" svg:height="0.037cm" svg:x="66.321cm" svg:y="56.115cm" svg:viewBox="0 0 48 38" svg:d="M48 0c-10 0-22 5-32 13-8 6-14 15-16 25">
          <text:p/>
        </draw:path>
        <draw:path draw:style-name="gr9" draw:layer="layout" svg:width="0.047cm" svg:height="0.038cm" svg:x="66.353cm" svg:y="56.252cm" svg:viewBox="0 0 48 39" svg:d="M0 39c11 0 22-5 31-13 9-7 15-16 17-26">
          <text:p/>
        </draw:path>
        <draw:path draw:style-name="gr9" draw:layer="layout" svg:width="0.03cm" svg:height="0.038cm" svg:x="66.293cm" svg:y="56.252cm" svg:viewBox="0 0 31 39" svg:d="M2 0c-4 12-1 22 5 29 6 6 14 10 24 10">
          <text:p/>
        </draw:path>
        <draw:path draw:style-name="gr9" draw:layer="layout" svg:width="0.028cm" svg:height="0.037cm" svg:x="66.4cm" svg:y="56.115cm" svg:viewBox="0 0 29 38" svg:d="M28 38c3-11 1-22-5-29-5-6-13-9-23-9">
          <text:p/>
        </draw:path>
        <draw:line draw:style-name="gr9" draw:layer="layout" svg:x1="66.463cm" svg:y1="56.277cm" svg:x2="66.459cm" svg:y2="56.291cm">
          <text:p/>
        </draw:line>
        <draw:line draw:style-name="gr9" draw:layer="layout" svg:x1="65.699cm" svg:y1="56.543cm" svg:x2="65.631cm" svg:y2="56.794cm">
          <text:p/>
        </draw:line>
        <draw:line draw:style-name="gr9" draw:layer="layout" svg:x1="65.561cm" svg:y1="56.543cm" svg:x2="65.698cm" svg:y2="56.543cm">
          <text:p/>
        </draw:line>
        <draw:line draw:style-name="gr9" draw:layer="layout" svg:x1="65.494cm" svg:y1="56.794cm" svg:x2="65.562cm" svg:y2="56.543cm">
          <text:p/>
        </draw:line>
        <draw:line draw:style-name="gr9" draw:layer="layout" svg:x1="65.823cm" svg:y1="56.756cm" svg:x2="65.85cm" svg:y2="56.655cm">
          <text:p/>
        </draw:line>
        <draw:polyline draw:style-name="gr9" draw:layer="layout" svg:width="0.132cm" svg:height="0.237cm" svg:x="65.69cm" svg:y="56.618cm" svg:viewBox="0 0 133 238" draw:points="133,0 63,0 0,238">
          <text:p/>
        </draw:polyline>
        <draw:line draw:style-name="gr9" draw:layer="layout" svg:x1="65.706cm" svg:y1="56.793cm" svg:x2="65.775cm" svg:y2="56.793cm">
          <text:p/>
        </draw:line>
        <draw:path draw:style-name="gr9" draw:layer="layout" svg:width="0.048cm" svg:height="0.038cm" svg:x="65.775cm" svg:y="56.755cm" svg:viewBox="0 0 49 39" svg:d="M0 39c12 0 23-5 33-13 7-8 13-17 16-26">
          <text:p/>
        </draw:path>
        <draw:path draw:style-name="gr9" draw:layer="layout" svg:width="0.028cm" svg:height="0.037cm" svg:x="65.822cm" svg:y="56.618cm" svg:viewBox="0 0 29 38" svg:d="M28 38c3-10 1-21-6-29-5-6-13-9-22-9">
          <text:p/>
        </draw:path>
        <draw:line draw:style-name="gr9" draw:layer="layout" svg:x1="65.92cm" svg:y1="56.674cm" svg:x2="65.902cm" svg:y2="56.738cm">
          <text:p/>
        </draw:line>
        <draw:line draw:style-name="gr9" draw:layer="layout" svg:x1="66.015cm" svg:y1="56.738cm" svg:x2="66.033cm" svg:y2="56.674cm">
          <text:p/>
        </draw:line>
        <draw:path draw:style-name="gr9" draw:layer="layout" svg:width="0.115cm" svg:height="0.056cm" svg:x="65.919cm" svg:y="56.618cm" svg:viewBox="0 0 116 57" svg:d="M114 57c4-16 1-33-8-43-18-21-54-18-82 5-12 11-20 24-24 38">
          <text:p/>
        </draw:path>
        <draw:path draw:style-name="gr9" draw:layer="layout" svg:width="0.115cm" svg:height="0.056cm" svg:x="65.901cm" svg:y="56.737cm" svg:viewBox="0 0 116 57" svg:d="M2 0c-4 16-1 32 8 43 18 20 55 18 82-5 12-11 20-25 24-38">
          <text:p/>
        </draw:path>
        <draw:line draw:style-name="gr9" draw:layer="layout" svg:x1="66.134cm" svg:y1="56.574cm" svg:x2="66.085cm" svg:y2="56.756cm">
          <text:p/>
        </draw:line>
        <draw:line draw:style-name="gr9" draw:layer="layout" svg:x1="66.112cm" svg:y1="56.793cm" svg:x2="66.144cm" svg:y2="56.793cm">
          <text:p/>
        </draw:line>
        <draw:line draw:style-name="gr9" draw:layer="layout" svg:x1="66.178cm" svg:y1="56.599cm" svg:x2="66.139cm" svg:y2="56.625cm">
          <text:p/>
        </draw:line>
        <draw:line draw:style-name="gr9" draw:layer="layout" svg:x1="66.219cm" svg:y1="56.655cm" svg:x2="66.191cm" svg:y2="56.756cm">
          <text:p/>
        </draw:line>
        <draw:line draw:style-name="gr9" draw:layer="layout" svg:x1="66.159cm" svg:y1="56.618cm" svg:x2="66.19cm" svg:y2="56.618cm">
          <text:p/>
        </draw:line>
        <draw:path draw:style-name="gr9" draw:layer="layout" svg:width="0.028cm" svg:height="0.038cm" svg:x="66.084cm" svg:y="56.755cm" svg:viewBox="0 0 29 39" svg:d="M1 0c-3 11-1 21 5 29 5 6 14 10 23 10">
          <text:p/>
        </draw:path>
        <draw:path draw:style-name="gr9" draw:layer="layout" svg:width="0.04cm" svg:height="0.031cm" svg:x="66.133cm" svg:y="56.543cm" svg:viewBox="0 0 41 32" svg:d="M41 0c-10 0-20 4-27 11-7 5-12 14-14 21">
          <text:p/>
        </draw:path>
        <draw:path draw:style-name="gr9" draw:layer="layout" svg:width="0.022cm" svg:height="0.056cm" svg:x="66.173cm" svg:y="56.543cm" svg:viewBox="0 0 23 57" svg:d="M4 57c1-1 2-2 3-3 17-14 21-35 11-46-5-5-11-8-18-8">
          <text:p/>
        </draw:path>
        <draw:path draw:style-name="gr9" draw:layer="layout" svg:width="0.047cm" svg:height="0.038cm" svg:x="66.144cm" svg:y="56.755cm" svg:viewBox="0 0 48 39" svg:d="M0 39c10 0 23-5 32-13 8-8 14-17 16-26">
          <text:p/>
        </draw:path>
        <draw:path draw:style-name="gr9" draw:layer="layout" svg:width="0.047cm" svg:height="0.037cm" svg:x="66.112cm" svg:y="56.618cm" svg:viewBox="0 0 48 38" svg:d="M48 0c-12 0-23 5-32 14-8 6-14 15-16 24">
          <text:p/>
        </draw:path>
        <draw:path draw:style-name="gr9" draw:layer="layout" svg:width="0.029cm" svg:height="0.037cm" svg:x="66.19cm" svg:y="56.618cm" svg:viewBox="0 0 30 38" svg:d="M29 38c3-10 1-21-5-29-7-6-14-9-24-9">
          <text:p/>
        </draw:path>
        <draw:line draw:style-name="gr9" draw:layer="layout" svg:x1="66.26cm" svg:y1="56.78cm" svg:x2="66.256cm" svg:y2="56.795cm">
          <text:p/>
        </draw:line>
        <draw:line draw:style-name="gr9" draw:layer="layout" svg:x1="65.328cm" svg:y1="57.039cm" svg:x2="65.26cm" svg:y2="57.29cm">
          <text:p/>
        </draw:line>
        <draw:line draw:style-name="gr9" draw:layer="layout" svg:x1="65.252cm" svg:y1="57.039cm" svg:x2="65.402cm" svg:y2="57.039cm">
          <text:p/>
        </draw:line>
        <draw:line draw:style-name="gr9" draw:layer="layout" svg:x1="65.414cm" svg:y1="57.277cm" svg:x2="65.41cm" svg:y2="57.29cm">
          <text:p/>
        </draw:line>
        <draw:line draw:style-name="gr9" draw:layer="layout" svg:x1="65.698cm" svg:y1="57.29cm" svg:x2="65.649cm" svg:y2="57.189cm">
          <text:p/>
        </draw:line>
        <draw:line draw:style-name="gr9" draw:layer="layout" svg:x1="65.601cm" svg:y1="57.228cm" svg:x2="65.745cm" svg:y2="57.114cm">
          <text:p/>
        </draw:line>
        <draw:line draw:style-name="gr9" draw:layer="layout" svg:x1="65.632cm" svg:y1="57.114cm" svg:x2="65.584cm" svg:y2="57.29cm">
          <text:p/>
        </draw:line>
        <draw:line draw:style-name="gr9" draw:layer="layout" svg:x1="65.805cm" svg:y1="57.171cm" svg:x2="65.787cm" svg:y2="57.234cm">
          <text:p/>
        </draw:line>
        <draw:line draw:style-name="gr9" draw:layer="layout" svg:x1="65.899cm" svg:y1="57.234cm" svg:x2="65.917cm" svg:y2="57.171cm">
          <text:p/>
        </draw:line>
        <draw:path draw:style-name="gr9" draw:layer="layout" svg:width="0.114cm" svg:height="0.057cm" svg:x="65.804cm" svg:y="57.114cm" svg:viewBox="0 0 115 58" svg:d="M113 58c4-17 2-33-8-44-18-20-54-18-82 6-11 10-20 24-23 38">
          <text:p/>
        </draw:path>
        <draw:path draw:style-name="gr9" draw:layer="layout" svg:width="0.114cm" svg:height="0.056cm" svg:x="65.785cm" svg:y="57.233cm" svg:viewBox="0 0 115 57" svg:d="M2 0c-4 16-2 33 8 43 18 21 55 18 82-5 11-11 20-24 23-38">
          <text:p/>
        </draw:path>
        <draw:line draw:style-name="gr9" draw:layer="layout" svg:x1="65.983cm" svg:y1="57.202cm" svg:x2="66.095cm" svg:y2="57.202cm">
          <text:p/>
        </draw:line>
        <draw:line draw:style-name="gr9" draw:layer="layout" svg:x1="66.072cm" svg:y1="57.29cm" svg:x2="66.12cm" svg:y2="57.114cm">
          <text:p/>
        </draw:line>
        <draw:line draw:style-name="gr9" draw:layer="layout" svg:x1="65.959cm" svg:y1="57.29cm" svg:x2="66.007cm" svg:y2="57.114cm">
          <text:p/>
        </draw:line>
        <draw:line draw:style-name="gr9" draw:layer="layout" svg:x1="66.276cm" svg:y1="57.114cm" svg:x2="66.228cm" svg:y2="57.29cm">
          <text:p/>
        </draw:line>
        <draw:polyline draw:style-name="gr9" draw:layer="layout" svg:width="0.171cm" svg:height="0.175cm" svg:x="66.147cm" svg:y="57.114cm" svg:viewBox="0 0 172 176" draw:points="172,0 47,0 0,176">
          <text:p/>
        </draw:polyline>
        <draw:line draw:style-name="gr9" draw:layer="layout" svg:x1="66.309cm" svg:y1="57.29cm" svg:x2="66.347cm" svg:y2="57.152cm">
          <text:p/>
        </draw:line>
        <draw:path draw:style-name="gr9" draw:layer="layout" svg:width="0.03cm" svg:height="0.038cm" svg:x="66.318cm" svg:y="57.114cm" svg:viewBox="0 0 31 39" svg:d="M29 39c4-12 1-22-5-29-6-6-13-10-24-10">
          <text:p/>
        </draw:path>
        <draw:line draw:style-name="gr9" draw:layer="layout" svg:x1="66.5cm" svg:y1="57.253cm" svg:x2="66.528cm" svg:y2="57.152cm">
          <text:p/>
        </draw:line>
        <draw:polyline draw:style-name="gr9" draw:layer="layout" svg:width="0.133cm" svg:height="0.238cm" svg:x="66.367cm" svg:y="57.114cm" svg:viewBox="0 0 134 239" draw:points="134,0 64,0 0,239">
          <text:p/>
        </draw:polyline>
        <draw:line draw:style-name="gr9" draw:layer="layout" svg:x1="66.384cm" svg:y1="57.289cm" svg:x2="66.453cm" svg:y2="57.289cm">
          <text:p/>
        </draw:line>
        <draw:path draw:style-name="gr9" draw:layer="layout" svg:width="0.047cm" svg:height="0.037cm" svg:x="66.453cm" svg:y="57.252cm" svg:viewBox="0 0 48 38" svg:d="M0 38c11 0 22-4 31-12 9-7 15-16 17-26">
          <text:p/>
        </draw:path>
        <draw:path draw:style-name="gr9" draw:layer="layout" svg:width="0.028cm" svg:height="0.038cm" svg:x="66.5cm" svg:y="57.114cm" svg:viewBox="0 0 29 39" svg:d="M28 39c3-12 1-22-5-29-5-6-14-10-23-10">
          <text:p/>
        </draw:path>
        <draw:line draw:style-name="gr9" draw:layer="layout" svg:x1="66.571cm" svg:y1="57.277cm" svg:x2="66.565cm" svg:y2="57.29cm">
          <text:p/>
        </draw:line>
        <draw:line draw:style-name="gr9" draw:layer="layout" svg:x1="65.228cm" svg:y1="58.151cm" svg:x2="65.365cm" svg:y2="58.151cm">
          <text:p/>
        </draw:line>
        <draw:line draw:style-name="gr9" draw:layer="layout" svg:x1="65.328cm" svg:y1="58.29cm" svg:x2="65.396cm" svg:y2="58.039cm">
          <text:p/>
        </draw:line>
        <draw:line draw:style-name="gr9" draw:layer="layout" svg:x1="65.191cm" svg:y1="58.29cm" svg:x2="65.259cm" svg:y2="58.039cm">
          <text:p/>
        </draw:line>
        <draw:line draw:style-name="gr9" draw:layer="layout" svg:x1="65.408cm" svg:y1="58.276cm" svg:x2="65.403cm" svg:y2="58.29cm">
          <text:p/>
        </draw:line>
        <draw:line draw:style-name="gr9" draw:layer="layout" svg:x1="65.693cm" svg:y1="58.29cm" svg:x2="65.642cm" svg:y2="58.189cm">
          <text:p/>
        </draw:line>
        <draw:line draw:style-name="gr9" draw:layer="layout" svg:x1="65.595cm" svg:y1="58.227cm" svg:x2="65.739cm" svg:y2="58.114cm">
          <text:p/>
        </draw:line>
        <draw:line draw:style-name="gr9" draw:layer="layout" svg:x1="65.626cm" svg:y1="58.114cm" svg:x2="65.578cm" svg:y2="58.29cm">
          <text:p/>
        </draw:line>
        <draw:line draw:style-name="gr9" draw:layer="layout" svg:x1="65.798cm" svg:y1="58.17cm" svg:x2="65.781cm" svg:y2="58.234cm">
          <text:p/>
        </draw:line>
        <draw:line draw:style-name="gr9" draw:layer="layout" svg:x1="65.893cm" svg:y1="58.234cm" svg:x2="65.911cm" svg:y2="58.17cm">
          <text:p/>
        </draw:line>
        <draw:path draw:style-name="gr9" draw:layer="layout" svg:width="0.115cm" svg:height="0.056cm" svg:x="65.797cm" svg:y="58.114cm" svg:viewBox="0 0 116 57" svg:d="M114 57c4-17 1-32-8-43-18-21-54-18-82 5-11 10-20 24-24 38">
          <text:p/>
        </draw:path>
        <draw:path draw:style-name="gr9" draw:layer="layout" svg:width="0.114cm" svg:height="0.056cm" svg:x="65.779cm" svg:y="58.233cm" svg:viewBox="0 0 115 57" svg:d="M2 0c-5 16-2 31 8 43 17 20 55 18 81-6 12-11 20-24 24-37">
          <text:p/>
        </draw:path>
        <draw:line draw:style-name="gr9" draw:layer="layout" svg:x1="65.976cm" svg:y1="58.201cm" svg:x2="66.089cm" svg:y2="58.201cm">
          <text:p/>
        </draw:line>
        <draw:line draw:style-name="gr9" draw:layer="layout" svg:x1="66.065cm" svg:y1="58.29cm" svg:x2="66.113cm" svg:y2="58.114cm">
          <text:p/>
        </draw:line>
        <draw:line draw:style-name="gr9" draw:layer="layout" svg:x1="65.953cm" svg:y1="58.29cm" svg:x2="66.001cm" svg:y2="58.114cm">
          <text:p/>
        </draw:line>
        <draw:line draw:style-name="gr9" draw:layer="layout" svg:x1="66.27cm" svg:y1="58.114cm" svg:x2="66.222cm" svg:y2="58.29cm">
          <text:p/>
        </draw:line>
        <draw:polyline draw:style-name="gr9" draw:layer="layout" svg:width="0.172cm" svg:height="0.175cm" svg:x="66.14cm" svg:y="58.114cm" svg:viewBox="0 0 173 176" draw:points="173,0 47,0 0,176">
          <text:p/>
        </draw:polyline>
        <draw:line draw:style-name="gr9" draw:layer="layout" svg:x1="66.303cm" svg:y1="58.29cm" svg:x2="66.341cm" svg:y2="58.151cm">
          <text:p/>
        </draw:line>
        <draw:path draw:style-name="gr9" draw:layer="layout" svg:width="0.029cm" svg:height="0.037cm" svg:x="66.312cm" svg:y="58.114cm" svg:viewBox="0 0 30 38" svg:d="M29 38c3-11 1-22-6-29-5-6-13-9-23-9">
          <text:p/>
        </draw:path>
        <draw:line draw:style-name="gr9" draw:layer="layout" svg:x1="66.494cm" svg:y1="58.252cm" svg:x2="66.522cm" svg:y2="58.151cm">
          <text:p/>
        </draw:line>
        <draw:polyline draw:style-name="gr9" draw:layer="layout" svg:width="0.132cm" svg:height="0.237cm" svg:x="66.361cm" svg:y="58.114cm" svg:viewBox="0 0 133 238" draw:points="133,0 64,0 0,238">
          <text:p/>
        </draw:polyline>
        <draw:line draw:style-name="gr9" draw:layer="layout" svg:x1="66.378cm" svg:y1="58.289cm" svg:x2="66.447cm" svg:y2="58.289cm">
          <text:p/>
        </draw:line>
        <draw:path draw:style-name="gr9" draw:layer="layout" svg:width="0.047cm" svg:height="0.038cm" svg:x="66.447cm" svg:y="58.251cm" svg:viewBox="0 0 48 39" svg:d="M0 39c10 0 22-5 31-13 9-7 15-16 17-26">
          <text:p/>
        </draw:path>
        <draw:path draw:style-name="gr9" draw:layer="layout" svg:width="0.029cm" svg:height="0.037cm" svg:x="66.493cm" svg:y="58.114cm" svg:viewBox="0 0 30 38" svg:d="M29 38c3-11 1-22-6-29-6-6-14-9-23-9">
          <text:p/>
        </draw:path>
        <draw:line draw:style-name="gr9" draw:layer="layout" svg:x1="66.563cm" svg:y1="58.276cm" svg:x2="66.559cm" svg:y2="58.29cm">
          <text:p/>
        </draw:line>
        <draw:line draw:style-name="gr9" draw:layer="layout" svg:x1="65.659cm" svg:y1="58.707cm" svg:x2="65.733cm" svg:y2="58.707cm">
          <text:p/>
        </draw:line>
        <draw:line draw:style-name="gr9" draw:layer="layout" svg:x1="65.634cm" svg:y1="58.569cm" svg:x2="65.613cm" svg:y2="58.645cm">
          <text:p/>
        </draw:line>
        <draw:line draw:style-name="gr9" draw:layer="layout" svg:x1="65.713cm" svg:y1="58.783cm" svg:x2="65.771cm" svg:y2="58.569cm">
          <text:p/>
        </draw:line>
        <draw:line draw:style-name="gr9" draw:layer="layout" svg:x1="65.591cm" svg:y1="58.819cm" svg:x2="65.666cm" svg:y2="58.819cm">
          <text:p/>
        </draw:line>
        <draw:path draw:style-name="gr9" draw:layer="layout" svg:width="0.048cm" svg:height="0.063cm" svg:x="65.611cm" svg:y="58.644cm" svg:viewBox="0 0 49 64" svg:d="M2 0c-5 18-2 35 9 48 8 10 22 16 38 16">
          <text:p/>
        </draw:path>
        <draw:path draw:style-name="gr9" draw:layer="layout" svg:width="0.047cm" svg:height="0.037cm" svg:x="65.666cm" svg:y="58.782cm" svg:viewBox="0 0 48 38" svg:d="M0 38c11 0 23-4 33-14 7-6 13-15 15-24">
          <text:p/>
        </draw:path>
        <draw:line draw:style-name="gr9" draw:layer="layout" svg:x1="65.907cm" svg:y1="58.644cm" svg:x2="65.86cm" svg:y2="58.82cm">
          <text:p/>
        </draw:line>
        <draw:polyline draw:style-name="gr9" draw:layer="layout" svg:width="0.172cm" svg:height="0.175cm" svg:x="65.778cm" svg:y="58.644cm" svg:viewBox="0 0 173 176" draw:points="173,0 47,0 0,176">
          <text:p/>
        </draw:polyline>
        <draw:line draw:style-name="gr9" draw:layer="layout" svg:x1="65.941cm" svg:y1="58.82cm" svg:x2="65.979cm" svg:y2="58.682cm">
          <text:p/>
        </draw:line>
        <draw:path draw:style-name="gr9" draw:layer="layout" svg:width="0.029cm" svg:height="0.038cm" svg:x="65.95cm" svg:y="58.644cm" svg:viewBox="0 0 30 39" svg:d="M29 39c2-11 1-22-6-29-5-6-13-10-23-10">
          <text:p/>
        </draw:path>
        <draw:line draw:style-name="gr9" draw:layer="layout" svg:x1="66.075cm" svg:y1="58.601cm" svg:x2="66.026cm" svg:y2="58.783cm">
          <text:p/>
        </draw:line>
        <draw:line draw:style-name="gr9" draw:layer="layout" svg:x1="66.053cm" svg:y1="58.819cm" svg:x2="66.084cm" svg:y2="58.819cm">
          <text:p/>
        </draw:line>
        <draw:line draw:style-name="gr9" draw:layer="layout" svg:x1="66.119cm" svg:y1="58.626cm" svg:x2="66.08cm" svg:y2="58.652cm">
          <text:p/>
        </draw:line>
        <draw:line draw:style-name="gr9" draw:layer="layout" svg:x1="66.16cm" svg:y1="58.682cm" svg:x2="66.132cm" svg:y2="58.783cm">
          <text:p/>
        </draw:line>
        <draw:line draw:style-name="gr9" draw:layer="layout" svg:x1="66.1cm" svg:y1="58.644cm" svg:x2="66.131cm" svg:y2="58.644cm">
          <text:p/>
        </draw:line>
        <draw:path draw:style-name="gr9" draw:layer="layout" svg:width="0.028cm" svg:height="0.037cm" svg:x="66.024cm" svg:y="58.782cm" svg:viewBox="0 0 29 38" svg:d="M1 0c-3 11-1 21 5 28 5 7 14 10 23 10">
          <text:p/>
        </draw:path>
        <draw:path draw:style-name="gr9" draw:layer="layout" svg:width="0.04cm" svg:height="0.032cm" svg:x="66.074cm" svg:y="58.569cm" svg:viewBox="0 0 41 33" svg:d="M41 0c-9 0-19 4-27 12-7 6-12 13-14 21">
          <text:p/>
        </draw:path>
        <draw:path draw:style-name="gr9" draw:layer="layout" svg:width="0.022cm" svg:height="0.057cm" svg:x="66.114cm" svg:y="58.569cm" svg:viewBox="0 0 23 58" svg:d="M4 58c1-1 2-2 3-3 17-14 21-35 10-47-4-4-10-7-17-8">
          <text:p/>
        </draw:path>
        <draw:path draw:style-name="gr9" draw:layer="layout" svg:width="0.048cm" svg:height="0.037cm" svg:x="66.084cm" svg:y="58.782cm" svg:viewBox="0 0 49 38" svg:d="M0 38c11 0 23-4 33-14 8-6 14-15 16-24">
          <text:p/>
        </draw:path>
        <draw:path draw:style-name="gr9" draw:layer="layout" svg:width="0.047cm" svg:height="0.038cm" svg:x="66.053cm" svg:y="58.644cm" svg:viewBox="0 0 48 39" svg:d="M48 0c-11 0-22 5-32 13-8 7-14 17-16 26">
          <text:p/>
        </draw:path>
        <draw:path draw:style-name="gr9" draw:layer="layout" svg:width="0.029cm" svg:height="0.038cm" svg:x="66.131cm" svg:y="58.644cm" svg:viewBox="0 0 30 39" svg:d="M29 39c3-11 1-22-6-29-6-6-14-10-23-10">
          <text:p/>
        </draw:path>
        <draw:line draw:style-name="gr9" draw:layer="layout" svg:x1="66.201cm" svg:y1="58.807cm" svg:x2="66.197cm" svg:y2="58.82cm">
          <text:p/>
        </draw:line>
        <draw:line draw:style-name="gr9" draw:layer="layout" svg:x1="81.61cm" svg:y1="57.069cm" svg:x2="81.467cm" svg:y2="57.32cm">
          <text:p/>
        </draw:line>
        <draw:line draw:style-name="gr9" draw:layer="layout" svg:x1="81.671cm" svg:y1="57.069cm" svg:x2="81.609cm" svg:y2="57.069cm">
          <text:p/>
        </draw:line>
        <draw:line draw:style-name="gr9" draw:layer="layout" svg:x1="81.604cm" svg:y1="57.32cm" svg:x2="81.672cm" svg:y2="57.069cm">
          <text:p/>
        </draw:line>
        <draw:polyline draw:style-name="gr9" draw:layer="layout" svg:width="0.11cm" svg:height="0.175cm" svg:x="81.729cm" svg:y="57.144cm" svg:viewBox="0 0 111 176" draw:points="0,176 63,176 111,0">
          <text:p/>
        </draw:polyline>
        <draw:line draw:style-name="gr9" draw:layer="layout" svg:x1="81.727cm" svg:y1="57.144cm" svg:x2="81.693cm" svg:y2="57.27cm">
          <text:p/>
        </draw:line>
        <draw:path draw:style-name="gr9" draw:layer="layout" svg:width="0.038cm" svg:height="0.05cm" svg:x="81.691cm" svg:y="57.269cm" svg:viewBox="0 0 39 51" svg:d="M2 0c-4 14-2 28 7 37 7 9 17 14 30 14">
          <text:p/>
        </draw:path>
        <draw:line draw:style-name="gr9" draw:layer="layout" svg:x1="81.905cm" svg:y1="57.181cm" svg:x2="81.877cm" svg:y2="57.282cm">
          <text:p/>
        </draw:line>
        <draw:line draw:style-name="gr9" draw:layer="layout" svg:x1="81.904cm" svg:y1="57.319cm" svg:x2="81.954cm" svg:y2="57.319cm">
          <text:p/>
        </draw:line>
        <draw:line draw:style-name="gr9" draw:layer="layout" svg:x1="81.951cm" svg:y1="57.144cm" svg:x2="82.001cm" svg:y2="57.144cm">
          <text:p/>
        </draw:line>
        <draw:path draw:style-name="gr9" draw:layer="layout" svg:width="0.047cm" svg:height="0.037cm" svg:x="81.904cm" svg:y="57.144cm" svg:viewBox="0 0 48 38" svg:d="M48 0c-12 0-23 4-33 13-7 7-13 16-15 25">
          <text:p/>
        </draw:path>
        <draw:path draw:style-name="gr9" draw:layer="layout" svg:width="0.028cm" svg:height="0.038cm" svg:x="81.875cm" svg:y="57.281cm" svg:viewBox="0 0 29 39" svg:d="M1 0c-3 11-1 22 5 29 5 6 14 10 23 10">
          <text:p/>
        </draw:path>
        <draw:line draw:style-name="gr9" draw:layer="layout" svg:x1="82.158cm" svg:y1="57.144cm" svg:x2="82.11cm" svg:y2="57.32cm">
          <text:p/>
        </draw:line>
        <draw:polyline draw:style-name="gr9" draw:layer="layout" svg:width="0.172cm" svg:height="0.175cm" svg:x="82.029cm" svg:y="57.144cm" svg:viewBox="0 0 173 176" draw:points="173,0 47,0 0,176">
          <text:p/>
        </draw:polyline>
        <draw:line draw:style-name="gr9" draw:layer="layout" svg:x1="82.192cm" svg:y1="57.32cm" svg:x2="82.229cm" svg:y2="57.181cm">
          <text:p/>
        </draw:line>
        <draw:path draw:style-name="gr9" draw:layer="layout" svg:width="0.028cm" svg:height="0.037cm" svg:x="82.201cm" svg:y="57.144cm" svg:viewBox="0 0 29 38" svg:d="M28 38c3-11 1-21-6-28-5-7-13-10-22-10">
          <text:p/>
        </draw:path>
        <draw:line draw:style-name="gr9" draw:layer="layout" svg:x1="82.299cm" svg:y1="57.2cm" svg:x2="82.282cm" svg:y2="57.263cm">
          <text:p/>
        </draw:line>
        <draw:line draw:style-name="gr9" draw:layer="layout" svg:x1="82.394cm" svg:y1="57.263cm" svg:x2="82.413cm" svg:y2="57.2cm">
          <text:p/>
        </draw:line>
        <draw:path draw:style-name="gr9" draw:layer="layout" svg:width="0.115cm" svg:height="0.056cm" svg:x="82.298cm" svg:y="57.144cm" svg:viewBox="0 0 116 57" svg:d="M114 57c4-16 1-32-8-42-18-22-55-19-82 5-11 10-20 23-24 37">
          <text:p/>
        </draw:path>
        <draw:path draw:style-name="gr9" draw:layer="layout" svg:width="0.114cm" svg:height="0.056cm" svg:x="82.28cm" svg:y="57.262cm" svg:viewBox="0 0 115 57" svg:d="M2 0c-5 17-2 32 8 43 17 21 54 19 81-6 12-10 20-23 24-37">
          <text:p/>
        </draw:path>
        <draw:line draw:style-name="gr9" draw:layer="layout" svg:x1="82.514cm" svg:y1="57.1cm" svg:x2="82.464cm" svg:y2="57.282cm">
          <text:p/>
        </draw:line>
        <draw:line draw:style-name="gr9" draw:layer="layout" svg:x1="82.491cm" svg:y1="57.319cm" svg:x2="82.523cm" svg:y2="57.319cm">
          <text:p/>
        </draw:line>
        <draw:line draw:style-name="gr9" draw:layer="layout" svg:x1="82.557cm" svg:y1="57.125cm" svg:x2="82.518cm" svg:y2="57.151cm">
          <text:p/>
        </draw:line>
        <draw:line draw:style-name="gr9" draw:layer="layout" svg:x1="82.598cm" svg:y1="57.181cm" svg:x2="82.57cm" svg:y2="57.282cm">
          <text:p/>
        </draw:line>
        <draw:line draw:style-name="gr9" draw:layer="layout" svg:x1="82.538cm" svg:y1="57.144cm" svg:x2="82.57cm" svg:y2="57.144cm">
          <text:p/>
        </draw:line>
        <draw:path draw:style-name="gr9" draw:layer="layout" svg:width="0.028cm" svg:height="0.038cm" svg:x="82.463cm" svg:y="57.281cm" svg:viewBox="0 0 29 39" svg:d="M1 0c-3 11-1 22 5 29 6 6 14 10 23 10">
          <text:p/>
        </draw:path>
        <draw:path draw:style-name="gr9" draw:layer="layout" svg:width="0.039cm" svg:height="0.031cm" svg:x="82.513cm" svg:y="57.069cm" svg:viewBox="0 0 40 32" svg:d="M40 0c-10 0-19 4-27 10-7 6-11 14-13 22">
          <text:p/>
        </draw:path>
        <draw:path draw:style-name="gr9" draw:layer="layout" svg:width="0.023cm" svg:height="0.056cm" svg:x="82.552cm" svg:y="57.069cm" svg:viewBox="0 0 24 57" svg:d="M4 57c1-1 3-2 5-3 15-13 19-35 9-46-4-5-10-8-18-8">
          <text:p/>
        </draw:path>
        <draw:path draw:style-name="gr9" draw:layer="layout" svg:width="0.047cm" svg:height="0.038cm" svg:x="82.523cm" svg:y="57.281cm" svg:viewBox="0 0 48 39" svg:d="M0 39c11 0 22-5 31-13 9-7 15-17 17-26">
          <text:p/>
        </draw:path>
        <draw:path draw:style-name="gr9" draw:layer="layout" svg:width="0.047cm" svg:height="0.037cm" svg:x="82.491cm" svg:y="57.144cm" svg:viewBox="0 0 48 38" svg:d="M48 0c-10 0-22 4-32 13-8 7-14 16-16 25">
          <text:p/>
        </draw:path>
        <draw:path draw:style-name="gr9" draw:layer="layout" svg:width="0.028cm" svg:height="0.037cm" svg:x="82.57cm" svg:y="57.144cm" svg:viewBox="0 0 29 38" svg:d="M28 38c3-11 1-21-5-28s-14-10-23-10">
          <text:p/>
        </draw:path>
        <draw:line draw:style-name="gr9" draw:layer="layout" svg:x1="82.876cm" svg:y1="57.06cm" svg:x2="82.809cm" svg:y2="57.311cm">
          <text:p/>
        </draw:line>
        <draw:line draw:style-name="gr9" draw:layer="layout" svg:x1="82.796cm" svg:y1="57.123cm" svg:x2="82.876cm" svg:y2="57.06cm">
          <text:p/>
        </draw:line>
        <draw:line draw:style-name="gr9" draw:layer="layout" svg:x1="78.966cm" svg:y1="57.065cm" svg:x2="78.823cm" svg:y2="57.316cm">
          <text:p/>
        </draw:line>
        <draw:line draw:style-name="gr9" draw:layer="layout" svg:x1="79.028cm" svg:y1="57.065cm" svg:x2="78.965cm" svg:y2="57.065cm">
          <text:p/>
        </draw:line>
        <draw:line draw:style-name="gr9" draw:layer="layout" svg:x1="78.961cm" svg:y1="57.316cm" svg:x2="79.029cm" svg:y2="57.065cm">
          <text:p/>
        </draw:line>
        <draw:polyline draw:style-name="gr9" draw:layer="layout" svg:width="0.109cm" svg:height="0.175cm" svg:x="79.086cm" svg:y="57.14cm" svg:viewBox="0 0 110 176" draw:points="0,176 62,176 110,0">
          <text:p/>
        </draw:polyline>
        <draw:line draw:style-name="gr9" draw:layer="layout" svg:x1="79.084cm" svg:y1="57.14cm" svg:x2="79.049cm" svg:y2="57.266cm">
          <text:p/>
        </draw:line>
        <draw:path draw:style-name="gr9" draw:layer="layout" svg:width="0.039cm" svg:height="0.05cm" svg:x="79.047cm" svg:y="57.265cm" svg:viewBox="0 0 40 51" svg:d="M2 0c-4 15-1 29 7 38s19 13 31 13">
          <text:p/>
        </draw:path>
        <draw:line draw:style-name="gr9" draw:layer="layout" svg:x1="79.261cm" svg:y1="57.178cm" svg:x2="79.233cm" svg:y2="57.279cm">
          <text:p/>
        </draw:line>
        <draw:line draw:style-name="gr9" draw:layer="layout" svg:x1="79.261cm" svg:y1="57.315cm" svg:x2="79.311cm" svg:y2="57.315cm">
          <text:p/>
        </draw:line>
        <draw:line draw:style-name="gr9" draw:layer="layout" svg:x1="79.307cm" svg:y1="57.14cm" svg:x2="79.357cm" svg:y2="57.14cm">
          <text:p/>
        </draw:line>
        <draw:path draw:style-name="gr9" draw:layer="layout" svg:width="0.047cm" svg:height="0.038cm" svg:x="79.26cm" svg:y="57.14cm" svg:viewBox="0 0 48 39" svg:d="M48 0c-10 0-22 5-31 14-9 7-15 16-17 25">
          <text:p/>
        </draw:path>
        <draw:path draw:style-name="gr9" draw:layer="layout" svg:width="0.029cm" svg:height="0.037cm" svg:x="79.232cm" svg:y="57.278cm" svg:viewBox="0 0 30 38" svg:d="M1 0c-3 11-1 22 5 29 6 6 14 9 24 9">
          <text:p/>
        </draw:path>
        <draw:line draw:style-name="gr9" draw:layer="layout" svg:x1="79.516cm" svg:y1="57.14cm" svg:x2="79.467cm" svg:y2="57.316cm">
          <text:p/>
        </draw:line>
        <draw:polyline draw:style-name="gr9" draw:layer="layout" svg:width="0.171cm" svg:height="0.175cm" svg:x="79.386cm" svg:y="57.14cm" svg:viewBox="0 0 172 176" draw:points="172,0 46,0 0,176">
          <text:p/>
        </draw:polyline>
        <draw:line draw:style-name="gr9" draw:layer="layout" svg:x1="79.548cm" svg:y1="57.316cm" svg:x2="79.586cm" svg:y2="57.178cm">
          <text:p/>
        </draw:line>
        <draw:path draw:style-name="gr9" draw:layer="layout" svg:width="0.029cm" svg:height="0.038cm" svg:x="79.557cm" svg:y="57.14cm" svg:viewBox="0 0 30 39" svg:d="M29 39c3-11 1-21-5-28s-14-11-24-11">
          <text:p/>
        </draw:path>
        <draw:line draw:style-name="gr9" draw:layer="layout" svg:x1="70.611cm" svg:y1="55.809cm" svg:x2="70.604cm" svg:y2="55.835cm">
          <text:p/>
        </draw:line>
        <draw:line draw:style-name="gr9" draw:layer="layout" svg:x1="70.774cm" svg:y1="55.809cm" svg:x2="70.766cm" svg:y2="55.835cm">
          <text:p/>
        </draw:line>
        <draw:line draw:style-name="gr9" draw:layer="layout" svg:x1="70.61cm" svg:y1="55.809cm" svg:x2="70.773cm" svg:y2="55.809cm">
          <text:p/>
        </draw:line>
        <draw:polyline draw:style-name="gr9" draw:layer="layout" svg:width="0.18cm" svg:height="0.25cm" svg:x="70.635cm" svg:y="55.559cm" svg:viewBox="0 0 181 251" draw:points="0,251 117,0 181,0 113,251">
          <text:p/>
        </draw:polyline>
        <draw:line draw:style-name="gr9" draw:layer="layout" svg:x1="70.885cm" svg:y1="55.671cm" svg:x2="70.858cm" svg:y2="55.772cm">
          <text:p/>
        </draw:line>
        <draw:line draw:style-name="gr9" draw:layer="layout" svg:x1="70.885cm" svg:y1="55.809cm" svg:x2="70.91cm" svg:y2="55.809cm">
          <text:p/>
        </draw:line>
        <draw:polyline draw:style-name="gr9" draw:layer="layout" svg:width="0.062cm" svg:height="0.137cm" svg:x="70.932cm" svg:y="55.634cm" svg:viewBox="0 0 63 138" draw:points="26,138 63,0 0,0">
          <text:p/>
        </draw:polyline>
        <draw:path draw:style-name="gr9" draw:layer="layout" svg:width="0.048cm" svg:height="0.037cm" svg:x="70.884cm" svg:y="55.634cm" svg:viewBox="0 0 49 38" svg:d="M49 0c-11 0-22 4-33 13-7 6-13 15-16 25">
          <text:p/>
        </draw:path>
        <draw:path draw:style-name="gr9" draw:layer="layout" svg:width="0.029cm" svg:height="0.038cm" svg:x="70.856cm" svg:y="55.771cm" svg:viewBox="0 0 30 39" svg:d="M2 0c-4 12-1 22 5 29 5 6 13 10 23 10">
          <text:p/>
        </draw:path>
        <draw:path draw:style-name="gr9" draw:layer="layout" svg:width="0.028cm" svg:height="0.038cm" svg:x="70.956cm" svg:y="55.771cm" svg:viewBox="0 0 29 39" svg:d="M1 0c-3 12-1 22 5 29 5 6 14 10 23 10">
          <text:p/>
        </draw:path>
        <draw:path draw:style-name="gr9" draw:layer="layout" svg:width="0.048cm" svg:height="0.038cm" svg:x="70.91cm" svg:y="55.771cm" svg:viewBox="0 0 49 39" svg:d="M0 39c11 0 22-5 32-13 9-7 14-16 17-26">
          <text:p/>
        </draw:path>
        <draw:line draw:style-name="gr9" draw:layer="layout" svg:x1="71.19cm" svg:y1="55.634cm" svg:x2="71.141cm" svg:y2="55.81cm">
          <text:p/>
        </draw:line>
        <draw:polyline draw:style-name="gr9" draw:layer="layout" svg:width="0.172cm" svg:height="0.175cm" svg:x="71.06cm" svg:y="55.634cm" svg:viewBox="0 0 173 176" draw:points="173,0 47,0 0,176">
          <text:p/>
        </draw:polyline>
        <draw:line draw:style-name="gr9" draw:layer="layout" svg:x1="71.222cm" svg:y1="55.81cm" svg:x2="71.26cm" svg:y2="55.671cm">
          <text:p/>
        </draw:line>
        <draw:path draw:style-name="gr9" draw:layer="layout" svg:width="0.028cm" svg:height="0.037cm" svg:x="71.232cm" svg:y="55.634cm" svg:viewBox="0 0 29 38" svg:d="M28 38c3-12 1-22-5-29-5-6-14-9-23-9">
          <text:p/>
        </draw:path>
        <draw:line draw:style-name="gr9" draw:layer="layout" svg:x1="71.336cm" svg:y1="55.671cm" svg:x2="71.307cm" svg:y2="55.772cm">
          <text:p/>
        </draw:line>
        <draw:line draw:style-name="gr9" draw:layer="layout" svg:x1="71.335cm" svg:y1="55.809cm" svg:x2="71.36cm" svg:y2="55.809cm">
          <text:p/>
        </draw:line>
        <draw:polyline draw:style-name="gr9" draw:layer="layout" svg:width="0.062cm" svg:height="0.137cm" svg:x="71.382cm" svg:y="55.634cm" svg:viewBox="0 0 63 138" draw:points="26,138 63,0 0,0">
          <text:p/>
        </draw:polyline>
        <draw:path draw:style-name="gr9" draw:layer="layout" svg:width="0.048cm" svg:height="0.037cm" svg:x="71.334cm" svg:y="55.634cm" svg:viewBox="0 0 49 38" svg:d="M49 0c-12 0-24 4-33 13-8 6-13 15-16 25">
          <text:p/>
        </draw:path>
        <draw:path draw:style-name="gr9" draw:layer="layout" svg:width="0.029cm" svg:height="0.038cm" svg:x="71.306cm" svg:y="55.771cm" svg:viewBox="0 0 30 39" svg:d="M1 0c-2 12-1 22 6 29 5 6 13 10 23 10">
          <text:p/>
        </draw:path>
        <draw:path draw:style-name="gr9" draw:layer="layout" svg:width="0.029cm" svg:height="0.038cm" svg:x="71.406cm" svg:y="55.771cm" svg:viewBox="0 0 30 39" svg:d="M1 0c-2 12-1 22 6 29 6 6 14 10 23 10">
          <text:p/>
        </draw:path>
        <draw:path draw:style-name="gr9" draw:layer="layout" svg:width="0.047cm" svg:height="0.038cm" svg:x="71.36cm" svg:y="55.771cm" svg:viewBox="0 0 48 39" svg:d="M0 39c11 0 23-5 33-13 7-7 13-16 15-26">
          <text:p/>
        </draw:path>
        <draw:line draw:style-name="gr9" draw:layer="layout" svg:x1="69.594cm" svg:y1="55.571cm" svg:x2="69.526cm" svg:y2="55.822cm">
          <text:p/>
        </draw:line>
        <draw:line draw:style-name="gr9" draw:layer="layout" svg:x1="69.456cm" svg:y1="55.571cm" svg:x2="69.593cm" svg:y2="55.571cm">
          <text:p/>
        </draw:line>
        <draw:line draw:style-name="gr9" draw:layer="layout" svg:x1="69.389cm" svg:y1="55.822cm" svg:x2="69.457cm" svg:y2="55.571cm">
          <text:p/>
        </draw:line>
        <draw:line draw:style-name="gr9" draw:layer="layout" svg:x1="69.634cm" svg:y1="55.703cm" svg:x2="69.616cm" svg:y2="55.766cm">
          <text:p/>
        </draw:line>
        <draw:line draw:style-name="gr9" draw:layer="layout" svg:x1="69.729cm" svg:y1="55.766cm" svg:x2="69.747cm" svg:y2="55.703cm">
          <text:p/>
        </draw:line>
        <draw:path draw:style-name="gr9" draw:layer="layout" svg:width="0.115cm" svg:height="0.057cm" svg:x="69.633cm" svg:y="55.646cm" svg:viewBox="0 0 116 58" svg:d="M114 58c4-18 1-33-8-44-18-20-55-18-82 6-12 10-20 23-24 38">
          <text:p/>
        </draw:path>
        <draw:path draw:style-name="gr9" draw:layer="layout" svg:width="0.115cm" svg:height="0.056cm" svg:x="69.614cm" svg:y="55.765cm" svg:viewBox="0 0 116 57" svg:d="M2 0c-4 16-1 32 8 43 18 21 54 18 81-6 13-10 21-23 25-37">
          <text:p/>
        </draw:path>
        <draw:line draw:style-name="gr9" draw:layer="layout" svg:x1="69.874cm" svg:y1="55.571cm" svg:x2="69.924cm" svg:y2="55.571cm">
          <text:p/>
        </draw:line>
        <draw:line draw:style-name="gr9" draw:layer="layout" svg:x1="69.953cm" svg:y1="55.609cm" svg:x2="69.905cm" svg:y2="55.785cm">
          <text:p/>
        </draw:line>
        <draw:line draw:style-name="gr9" draw:layer="layout" svg:x1="69.799cm" svg:y1="55.785cm" svg:x2="69.828cm" svg:y2="55.684cm">
          <text:p/>
        </draw:line>
        <draw:line draw:style-name="gr9" draw:layer="layout" svg:x1="69.873cm" svg:y1="55.646cm" svg:x2="69.942cm" svg:y2="55.646cm">
          <text:p/>
        </draw:line>
        <draw:line draw:style-name="gr9" draw:layer="layout" svg:x1="69.826cm" svg:y1="55.821cm" svg:x2="69.857cm" svg:y2="55.821cm">
          <text:p/>
        </draw:line>
        <draw:path draw:style-name="gr9" draw:layer="layout" svg:width="0.029cm" svg:height="0.038cm" svg:x="69.924cm" svg:y="55.571cm" svg:viewBox="0 0 30 39" svg:d="M29 39c3-11 1-22-5-29-6-6-14-10-24-10">
          <text:p/>
        </draw:path>
        <draw:path draw:style-name="gr9" draw:layer="layout" svg:width="0.048cm" svg:height="0.037cm" svg:x="69.857cm" svg:y="55.784cm" svg:viewBox="0 0 49 38" svg:d="M0 38c11 0 24-4 33-14 8-6 14-15 16-24">
          <text:p/>
        </draw:path>
        <draw:path draw:style-name="gr9" draw:layer="layout" svg:width="0.047cm" svg:height="0.038cm" svg:x="69.826cm" svg:y="55.646cm" svg:viewBox="0 0 48 39" svg:d="M48 0c-12 0-23 5-33 13-7 7-13 17-15 26">
          <text:p/>
        </draw:path>
        <draw:path draw:style-name="gr9" draw:layer="layout" svg:width="0.028cm" svg:height="0.037cm" svg:x="69.797cm" svg:y="55.784cm" svg:viewBox="0 0 29 38" svg:d="M1 0c-3 11-1 21 5 28 5 7 13 10 23 10">
          <text:p/>
        </draw:path>
        <draw:polyline draw:style-name="gr9" draw:layer="layout" svg:width="0.122cm" svg:height="0.175cm" svg:x="69.97cm" svg:y="55.646cm" svg:viewBox="0 0 123 176" draw:points="123,0 48,0 0,176">
          <text:p/>
        </draw:polyline>
        <draw:line draw:style-name="gr9" draw:layer="layout" svg:x1="70.082cm" svg:y1="55.822cm" svg:x2="70.12cm" svg:y2="55.684cm">
          <text:p/>
        </draw:line>
        <draw:path draw:style-name="gr9" draw:layer="layout" svg:width="0.028cm" svg:height="0.038cm" svg:x="70.092cm" svg:y="55.646cm" svg:viewBox="0 0 29 39" svg:d="M28 39c3-11 1-22-5-29-5-6-13-10-23-10">
          <text:p/>
        </draw:path>
        <draw:line draw:style-name="gr9" draw:layer="layout" svg:x1="70.162cm" svg:y1="55.809cm" svg:x2="70.157cm" svg:y2="55.822cm">
          <text:p/>
        </draw:line>
        <draw:polyline draw:style-name="gr9" draw:layer="layout" svg:width="0.23cm" svg:height="0.25cm" svg:x="81.91cm" svg:y="55.068cm" svg:viewBox="0 0 231 251" draw:points="231,0 112,138 67,0 0,251">
          <text:p/>
        </draw:polyline>
        <draw:line draw:style-name="gr9" draw:layer="layout" svg:x1="82.073cm" svg:y1="55.319cm" svg:x2="82.142cm" svg:y2="55.068cm">
          <text:p/>
        </draw:line>
        <draw:line draw:style-name="gr9" draw:layer="layout" svg:x1="82.186cm" svg:y1="55.18cm" svg:x2="82.158cm" svg:y2="55.281cm">
          <text:p/>
        </draw:line>
        <draw:line draw:style-name="gr9" draw:layer="layout" svg:x1="82.185cm" svg:y1="55.318cm" svg:x2="82.21cm" svg:y2="55.318cm">
          <text:p/>
        </draw:line>
        <draw:polyline draw:style-name="gr9" draw:layer="layout" svg:width="0.063cm" svg:height="0.137cm" svg:x="82.232cm" svg:y="55.143cm" svg:viewBox="0 0 64 138" draw:points="27,138 64,0 0,0">
          <text:p/>
        </draw:polyline>
        <draw:path draw:style-name="gr9" draw:layer="layout" svg:width="0.047cm" svg:height="0.037cm" svg:x="82.185cm" svg:y="55.143cm" svg:viewBox="0 0 48 38" svg:d="M48 0c-12 0-23 4-32 13-8 7-14 16-16 25">
          <text:p/>
        </draw:path>
        <draw:path draw:style-name="gr9" draw:layer="layout" svg:width="0.028cm" svg:height="0.038cm" svg:x="82.157cm" svg:y="55.28cm" svg:viewBox="0 0 29 39" svg:d="M1 0c-3 11-1 22 5 29 5 6 14 10 23 10">
          <text:p/>
        </draw:path>
        <draw:path draw:style-name="gr9" draw:layer="layout" svg:width="0.028cm" svg:height="0.038cm" svg:x="82.257cm" svg:y="55.28cm" svg:viewBox="0 0 29 39" svg:d="M1 0c-3 11-1 22 5 29 5 6 13 10 23 10">
          <text:p/>
        </draw:path>
        <draw:path draw:style-name="gr9" draw:layer="layout" svg:width="0.048cm" svg:height="0.038cm" svg:x="82.21cm" svg:y="55.28cm" svg:viewBox="0 0 49 39" svg:d="M0 39c11 0 24-5 33-13 8-8 13-17 16-26">
          <text:p/>
        </draw:path>
        <draw:line draw:style-name="gr9" draw:layer="layout" svg:x1="82.398cm" svg:y1="55.18cm" svg:x2="82.37cm" svg:y2="55.281cm">
          <text:p/>
        </draw:line>
        <draw:line draw:style-name="gr9" draw:layer="layout" svg:x1="82.398cm" svg:y1="55.318cm" svg:x2="82.448cm" svg:y2="55.318cm">
          <text:p/>
        </draw:line>
        <draw:line draw:style-name="gr9" draw:layer="layout" svg:x1="82.445cm" svg:y1="55.143cm" svg:x2="82.495cm" svg:y2="55.143cm">
          <text:p/>
        </draw:line>
        <draw:path draw:style-name="gr9" draw:layer="layout" svg:width="0.048cm" svg:height="0.037cm" svg:x="82.397cm" svg:y="55.143cm" svg:viewBox="0 0 49 38" svg:d="M49 0c-11 0-23 4-33 13-8 7-13 16-16 25">
          <text:p/>
        </draw:path>
        <draw:path draw:style-name="gr9" draw:layer="layout" svg:width="0.029cm" svg:height="0.038cm" svg:x="82.369cm" svg:y="55.28cm" svg:viewBox="0 0 30 39" svg:d="M1 0c-3 11-1 22 6 29 5 6 13 10 23 10">
          <text:p/>
        </draw:path>
        <draw:line draw:style-name="gr9" draw:layer="layout" svg:x1="82.604cm" svg:y1="55.319cm" svg:x2="82.652cm" svg:y2="55.143cm">
          <text:p/>
        </draw:line>
        <draw:polyline draw:style-name="gr9" draw:layer="layout" svg:width="0.172cm" svg:height="0.175cm" svg:x="82.56cm" svg:y="55.143cm" svg:viewBox="0 0 173 176" draw:points="0,176 126,176 173,0">
          <text:p/>
        </draw:polyline>
        <draw:line draw:style-name="gr9" draw:layer="layout" svg:x1="82.572cm" svg:y1="55.143cm" svg:x2="82.533cm" svg:y2="55.281cm">
          <text:p/>
        </draw:line>
        <draw:path draw:style-name="gr9" draw:layer="layout" svg:width="0.028cm" svg:height="0.038cm" svg:x="82.531cm" svg:y="55.28cm" svg:viewBox="0 0 29 39" svg:d="M2 0c-4 11-2 22 5 29 5 6 13 10 22 10">
          <text:p/>
        </draw:path>
        <draw:line draw:style-name="gr9" draw:layer="layout" svg:x1="82.889cm" svg:y1="55.143cm" svg:x2="82.841cm" svg:y2="55.319cm">
          <text:p/>
        </draw:line>
        <draw:polyline draw:style-name="gr9" draw:layer="layout" svg:width="0.172cm" svg:height="0.175cm" svg:x="82.76cm" svg:y="55.143cm" svg:viewBox="0 0 173 176" draw:points="173,0 47,0 0,176">
          <text:p/>
        </draw:polyline>
        <draw:line draw:style-name="gr9" draw:layer="layout" svg:x1="82.923cm" svg:y1="55.319cm" svg:x2="82.96cm" svg:y2="55.18cm">
          <text:p/>
        </draw:line>
        <draw:path draw:style-name="gr9" draw:layer="layout" svg:width="0.028cm" svg:height="0.037cm" svg:x="82.932cm" svg:y="55.143cm" svg:viewBox="0 0 29 38" svg:d="M28 38c3-11 1-21-5-28s-14-10-23-10">
          <text:p/>
        </draw:path>
        <draw:line draw:style-name="gr9" draw:layer="layout" svg:x1="83.035cm" svg:y1="55.18cm" svg:x2="83.008cm" svg:y2="55.281cm">
          <text:p/>
        </draw:line>
        <draw:line draw:style-name="gr9" draw:layer="layout" svg:x1="83.035cm" svg:y1="55.318cm" svg:x2="83.06cm" svg:y2="55.318cm">
          <text:p/>
        </draw:line>
        <draw:polyline draw:style-name="gr9" draw:layer="layout" svg:width="0.062cm" svg:height="0.137cm" svg:x="83.082cm" svg:y="55.143cm" svg:viewBox="0 0 63 138" draw:points="25,138 63,0 0,0">
          <text:p/>
        </draw:polyline>
        <draw:path draw:style-name="gr9" draw:layer="layout" svg:width="0.048cm" svg:height="0.037cm" svg:x="83.034cm" svg:y="55.143cm" svg:viewBox="0 0 49 38" svg:d="M49 0c-12 0-23 4-33 13-8 7-13 16-16 25">
          <text:p/>
        </draw:path>
        <draw:path draw:style-name="gr9" draw:layer="layout" svg:width="0.028cm" svg:height="0.038cm" svg:x="83.006cm" svg:y="55.28cm" svg:viewBox="0 0 29 39" svg:d="M1 0c-3 11-1 22 6 29 5 6 13 10 22 10">
          <text:p/>
        </draw:path>
        <draw:path draw:style-name="gr9" draw:layer="layout" svg:width="0.029cm" svg:height="0.038cm" svg:x="83.106cm" svg:y="55.28cm" svg:viewBox="0 0 30 39" svg:d="M1 0c-2 11 0 22 6 29 5 6 14 10 23 10">
          <text:p/>
        </draw:path>
        <draw:path draw:style-name="gr9" draw:layer="layout" svg:width="0.047cm" svg:height="0.038cm" svg:x="83.06cm" svg:y="55.28cm" svg:viewBox="0 0 48 39" svg:d="M0 39c11 0 23-5 33-13 7-8 13-17 15-26">
          <text:p/>
        </draw:path>
        <draw:line draw:style-name="gr9" draw:layer="layout" svg:x1="83.277cm" svg:y1="55.068cm" svg:x2="83.389cm" svg:y2="55.068cm">
          <text:p/>
        </draw:line>
        <draw:line draw:style-name="gr9" draw:layer="layout" svg:x1="83.277cm" svg:y1="55.068cm" svg:x2="83.344cm" svg:y2="55.15cm">
          <text:p/>
        </draw:line>
        <draw:line draw:style-name="gr9" draw:layer="layout" svg:x1="83.22cm" svg:y1="55.281cm" svg:x2="83.248cm" svg:y2="55.18cm">
          <text:p/>
        </draw:line>
        <draw:line draw:style-name="gr9" draw:layer="layout" svg:x1="83.294cm" svg:y1="55.143cm" svg:x2="83.325cm" svg:y2="55.143cm">
          <text:p/>
        </draw:line>
        <draw:line draw:style-name="gr9" draw:layer="layout" svg:x1="83.354cm" svg:y1="55.18cm" svg:x2="83.326cm" svg:y2="55.281cm">
          <text:p/>
        </draw:line>
        <draw:line draw:style-name="gr9" draw:layer="layout" svg:x1="83.247cm" svg:y1="55.318cm" svg:x2="83.279cm" svg:y2="55.318cm">
          <text:p/>
        </draw:line>
        <draw:path draw:style-name="gr9" draw:layer="layout" svg:width="0.047cm" svg:height="0.037cm" svg:x="83.247cm" svg:y="55.143cm" svg:viewBox="0 0 48 38" svg:d="M48 0c-11 0-22 4-32 13-8 7-14 16-16 25">
          <text:p/>
        </draw:path>
        <draw:path draw:style-name="gr9" draw:layer="layout" svg:width="0.047cm" svg:height="0.038cm" svg:x="83.279cm" svg:y="55.28cm" svg:viewBox="0 0 48 39" svg:d="M0 39c10 0 22-5 31-13s15-17 17-26">
          <text:p/>
        </draw:path>
        <draw:path draw:style-name="gr9" draw:layer="layout" svg:width="0.028cm" svg:height="0.038cm" svg:x="83.219cm" svg:y="55.28cm" svg:viewBox="0 0 29 39" svg:d="M1 0c-3 11-1 22 5 29 5 6 14 10 23 10">
          <text:p/>
        </draw:path>
        <draw:path draw:style-name="gr9" draw:layer="layout" svg:width="0.029cm" svg:height="0.037cm" svg:x="83.325cm" svg:y="55.143cm" svg:viewBox="0 0 30 38" svg:d="M29 38c3-11 1-21-5-28-7-7-14-10-24-10">
          <text:p/>
        </draw:path>
        <draw:polyline draw:style-name="gr9" draw:layer="layout" svg:width="0.229cm" svg:height="0.25cm" svg:x="80.412cm" svg:y="55.068cm" svg:viewBox="0 0 230 251" draw:points="230,0 112,138 67,0 0,251">
          <text:p/>
        </draw:polyline>
        <draw:line draw:style-name="gr9" draw:layer="layout" svg:x1="80.574cm" svg:y1="55.319cm" svg:x2="80.642cm" svg:y2="55.068cm">
          <text:p/>
        </draw:line>
        <draw:line draw:style-name="gr9" draw:layer="layout" svg:x1="80.687cm" svg:y1="55.18cm" svg:x2="80.659cm" svg:y2="55.281cm">
          <text:p/>
        </draw:line>
        <draw:line draw:style-name="gr9" draw:layer="layout" svg:x1="80.687cm" svg:y1="55.318cm" svg:x2="80.712cm" svg:y2="55.318cm">
          <text:p/>
        </draw:line>
        <draw:polyline draw:style-name="gr9" draw:layer="layout" svg:width="0.062cm" svg:height="0.137cm" svg:x="80.734cm" svg:y="55.143cm" svg:viewBox="0 0 63 138" draw:points="26,138 63,0 0,0">
          <text:p/>
        </draw:polyline>
        <draw:path draw:style-name="gr9" draw:layer="layout" svg:width="0.048cm" svg:height="0.037cm" svg:x="80.686cm" svg:y="55.143cm" svg:viewBox="0 0 49 38" svg:d="M49 0c-12 0-24 4-33 13-8 7-13 16-16 25">
          <text:p/>
        </draw:path>
        <draw:path draw:style-name="gr9" draw:layer="layout" svg:width="0.03cm" svg:height="0.038cm" svg:x="80.658cm" svg:y="55.28cm" svg:viewBox="0 0 31 39" svg:d="M2 0c-4 11-1 22 6 29 5 6 13 10 23 10">
          <text:p/>
        </draw:path>
        <draw:path draw:style-name="gr9" draw:layer="layout" svg:width="0.029cm" svg:height="0.038cm" svg:x="80.758cm" svg:y="55.28cm" svg:viewBox="0 0 30 39" svg:d="M1 0c-3 11-1 22 6 29 6 6 14 10 23 10">
          <text:p/>
        </draw:path>
        <draw:path draw:style-name="gr9" draw:layer="layout" svg:width="0.047cm" svg:height="0.038cm" svg:x="80.712cm" svg:y="55.28cm" svg:viewBox="0 0 48 39" svg:d="M0 39c11 0 23-5 32-13 8-8 14-17 16-26">
          <text:p/>
        </draw:path>
        <draw:line draw:style-name="gr9" draw:layer="layout" svg:x1="80.9cm" svg:y1="55.18cm" svg:x2="80.872cm" svg:y2="55.281cm">
          <text:p/>
        </draw:line>
        <draw:line draw:style-name="gr9" draw:layer="layout" svg:x1="80.899cm" svg:y1="55.318cm" svg:x2="80.949cm" svg:y2="55.318cm">
          <text:p/>
        </draw:line>
        <draw:line draw:style-name="gr9" draw:layer="layout" svg:x1="80.946cm" svg:y1="55.143cm" svg:x2="80.996cm" svg:y2="55.143cm">
          <text:p/>
        </draw:line>
        <draw:path draw:style-name="gr9" draw:layer="layout" svg:width="0.047cm" svg:height="0.037cm" svg:x="80.899cm" svg:y="55.143cm" svg:viewBox="0 0 48 38" svg:d="M48 0c-11 0-22 4-32 13-8 7-14 16-16 25">
          <text:p/>
        </draw:path>
        <draw:path draw:style-name="gr9" draw:layer="layout" svg:width="0.028cm" svg:height="0.038cm" svg:x="80.87cm" svg:y="55.28cm" svg:viewBox="0 0 29 39" svg:d="M1 0c-3 11-1 22 5 29 6 6 14 10 23 10">
          <text:p/>
        </draw:path>
        <draw:line draw:style-name="gr9" draw:layer="layout" svg:x1="81.062cm" svg:y1="55.18cm" svg:x2="81.034cm" svg:y2="55.281cm">
          <text:p/>
        </draw:line>
        <draw:line draw:style-name="gr9" draw:layer="layout" svg:x1="81.062cm" svg:y1="55.318cm" svg:x2="81.112cm" svg:y2="55.318cm">
          <text:p/>
        </draw:line>
        <draw:line draw:style-name="gr9" draw:layer="layout" svg:x1="81.109cm" svg:y1="55.143cm" svg:x2="81.158cm" svg:y2="55.143cm">
          <text:p/>
        </draw:line>
        <draw:path draw:style-name="gr9" draw:layer="layout" svg:width="0.048cm" svg:height="0.037cm" svg:x="81.061cm" svg:y="55.143cm" svg:viewBox="0 0 49 38" svg:d="M49 0c-12 0-24 4-33 13-8 7-14 16-16 25">
          <text:p/>
        </draw:path>
        <draw:path draw:style-name="gr9" draw:layer="layout" svg:width="0.029cm" svg:height="0.038cm" svg:x="81.033cm" svg:y="55.28cm" svg:viewBox="0 0 30 39" svg:d="M1 0c-3 11-1 22 5 29 6 6 15 10 24 10">
          <text:p/>
        </draw:path>
        <draw:line draw:style-name="gr9" draw:layer="layout" svg:x1="81.224cm" svg:y1="55.18cm" svg:x2="81.197cm" svg:y2="55.281cm">
          <text:p/>
        </draw:line>
        <draw:line draw:style-name="gr9" draw:layer="layout" svg:x1="81.224cm" svg:y1="55.318cm" svg:x2="81.249cm" svg:y2="55.318cm">
          <text:p/>
        </draw:line>
        <draw:polyline draw:style-name="gr9" draw:layer="layout" svg:width="0.062cm" svg:height="0.137cm" svg:x="81.271cm" svg:y="55.143cm" svg:viewBox="0 0 63 138" draw:points="26,138 63,0 0,0">
          <text:p/>
        </draw:polyline>
        <draw:path draw:style-name="gr9" draw:layer="layout" svg:width="0.048cm" svg:height="0.037cm" svg:x="81.223cm" svg:y="55.143cm" svg:viewBox="0 0 49 38" svg:d="M49 0c-11 0-22 4-33 13-8 7-13 16-16 25">
          <text:p/>
        </draw:path>
        <draw:path draw:style-name="gr9" draw:layer="layout" svg:width="0.028cm" svg:height="0.038cm" svg:x="81.195cm" svg:y="55.28cm" svg:viewBox="0 0 29 39" svg:d="M1 0c-3 11-1 22 5 29 5 6 13 10 23 10">
          <text:p/>
        </draw:path>
        <draw:path draw:style-name="gr9" draw:layer="layout" svg:width="0.028cm" svg:height="0.038cm" svg:x="81.295cm" svg:y="55.28cm" svg:viewBox="0 0 29 39" svg:d="M1 0c-3 11-1 22 6 29 5 6 13 10 22 10">
          <text:p/>
        </draw:path>
        <draw:path draw:style-name="gr9" draw:layer="layout" svg:width="0.048cm" svg:height="0.038cm" svg:x="81.249cm" svg:y="55.28cm" svg:viewBox="0 0 49 39" svg:d="M0 39c11 0 22-5 32-13 8-8 14-17 17-26">
          <text:p/>
        </draw:path>
        <draw:line draw:style-name="gr9" draw:layer="layout" svg:x1="79.093cm" svg:y1="55.066cm" svg:x2="78.95cm" svg:y2="55.317cm">
          <text:p/>
        </draw:line>
        <draw:line draw:style-name="gr9" draw:layer="layout" svg:x1="79.155cm" svg:y1="55.066cm" svg:x2="79.092cm" svg:y2="55.066cm">
          <text:p/>
        </draw:line>
        <draw:line draw:style-name="gr9" draw:layer="layout" svg:x1="79.088cm" svg:y1="55.317cm" svg:x2="79.156cm" svg:y2="55.066cm">
          <text:p/>
        </draw:line>
        <draw:polyline draw:style-name="gr9" draw:layer="layout" svg:width="0.109cm" svg:height="0.175cm" svg:x="79.213cm" svg:y="55.141cm" svg:viewBox="0 0 110 176" draw:points="0,176 62,176 110,0">
          <text:p/>
        </draw:polyline>
        <draw:line draw:style-name="gr9" draw:layer="layout" svg:x1="79.21cm" svg:y1="55.141cm" svg:x2="79.176cm" svg:y2="55.267cm">
          <text:p/>
        </draw:line>
        <draw:path draw:style-name="gr9" draw:layer="layout" svg:width="0.038cm" svg:height="0.05cm" svg:x="79.174cm" svg:y="55.266cm" svg:viewBox="0 0 39 51" svg:d="M2 0c-5 15-2 28 7 39 7 8 17 12 30 12">
          <text:p/>
        </draw:path>
        <draw:line draw:style-name="gr9" draw:layer="layout" svg:x1="79.479cm" svg:y1="55.141cm" svg:x2="79.431cm" svg:y2="55.317cm">
          <text:p/>
        </draw:line>
        <draw:polyline draw:style-name="gr9" draw:layer="layout" svg:width="0.172cm" svg:height="0.175cm" svg:x="79.35cm" svg:y="55.141cm" svg:viewBox="0 0 173 176" draw:points="173,0 47,0 0,176">
          <text:p/>
        </draw:polyline>
        <draw:line draw:style-name="gr9" draw:layer="layout" svg:x1="79.512cm" svg:y1="55.317cm" svg:x2="79.55cm" svg:y2="55.179cm">
          <text:p/>
        </draw:line>
        <draw:path draw:style-name="gr9" draw:layer="layout" svg:width="0.028cm" svg:height="0.038cm" svg:x="79.522cm" svg:y="55.141cm" svg:viewBox="0 0 29 39" svg:d="M28 39c3-11 1-21-5-28-5-7-14-11-23-11">
          <text:p/>
        </draw:path>
        <draw:line draw:style-name="gr9" draw:layer="layout" svg:x1="79.592cm" svg:y1="55.304cm" svg:x2="79.587cm" svg:y2="55.317cm">
          <text:p/>
        </draw:line>
        <draw:line draw:style-name="gr9" draw:layer="layout" svg:x1="66.94cm" svg:y1="56.219cm" svg:x2="66.856cm" svg:y2="56.219cm">
          <text:p/>
        </draw:line>
        <draw:polyline draw:style-name="gr9" draw:layer="layout" svg:width="0.132cm" svg:height="0.25cm" svg:x="66.813cm" svg:y="56.044cm" svg:viewBox="0 0 133 251" draw:points="0,251 133,0 132,251">
          <text:p/>
        </draw:polyline>
        <draw:line draw:style-name="gr9" draw:layer="layout" svg:x1="67.132cm" svg:y1="56.119cm" svg:x2="67.084cm" svg:y2="56.295cm">
          <text:p/>
        </draw:line>
        <draw:line draw:style-name="gr9" draw:layer="layout" svg:x1="67.084cm" svg:y1="56.119cm" svg:x2="67.131cm" svg:y2="56.119cm">
          <text:p/>
        </draw:line>
        <draw:line draw:style-name="gr9" draw:layer="layout" svg:x1="67cm" svg:y1="56.295cm" svg:x2="67.085cm" svg:y2="56.119cm">
          <text:p/>
        </draw:line>
        <draw:line draw:style-name="gr9" draw:layer="layout" svg:x1="67.248cm" svg:y1="56.206cm" svg:x2="67.164cm" svg:y2="56.206cm">
          <text:p/>
        </draw:line>
        <draw:line draw:style-name="gr9" draw:layer="layout" svg:x1="67.173cm" svg:y1="56.175cm" svg:x2="67.149cm" svg:y2="56.263cm">
          <text:p/>
        </draw:line>
        <draw:line draw:style-name="gr9" draw:layer="layout" svg:x1="67.164cm" svg:y1="56.294cm" svg:x2="67.225cm" svg:y2="56.294cm">
          <text:p/>
        </draw:line>
        <draw:line draw:style-name="gr9" draw:layer="layout" svg:x1="67.248cm" svg:y1="56.207cm" svg:x2="67.258cm" svg:y2="56.175cm">
          <text:p/>
        </draw:line>
        <draw:path draw:style-name="gr9" draw:layer="layout" svg:width="0.087cm" svg:height="0.056cm" svg:x="67.172cm" svg:y="56.119cm" svg:viewBox="0 0 88 57" svg:d="M86 57c6-24 0-46-14-54-20-10-49 5-64 36-4 5-6 12-8 18">
          <text:p/>
        </draw:path>
        <draw:path draw:style-name="gr9" draw:layer="layout" svg:width="0.017cm" svg:height="0.032cm" svg:x="67.147cm" svg:y="56.262cm" svg:viewBox="0 0 18 33" svg:d="M2 0c-5 14-1 27 8 31 2 1 4 2 8 2">
          <text:p/>
        </draw:path>
        <draw:line draw:style-name="gr9" draw:layer="layout" svg:x1="67.366cm" svg:y1="56.295cm" svg:x2="67.336cm" svg:y2="56.194cm">
          <text:p/>
        </draw:line>
        <draw:line draw:style-name="gr9" draw:layer="layout" svg:x1="67.298cm" svg:y1="56.232cm" svg:x2="67.413cm" svg:y2="56.119cm">
          <text:p/>
        </draw:line>
        <draw:line draw:style-name="gr9" draw:layer="layout" svg:x1="67.329cm" svg:y1="56.119cm" svg:x2="67.281cm" svg:y2="56.295cm">
          <text:p/>
        </draw:line>
        <draw:line draw:style-name="gr9" draw:layer="layout" svg:x1="67.459cm" svg:y1="56.156cm" svg:x2="67.432cm" svg:y2="56.257cm">
          <text:p/>
        </draw:line>
        <draw:line draw:style-name="gr9" draw:layer="layout" svg:x1="67.45cm" svg:y1="56.294cm" svg:x2="67.487cm" svg:y2="56.294cm">
          <text:p/>
        </draw:line>
        <draw:line draw:style-name="gr9" draw:layer="layout" svg:x1="67.497cm" svg:y1="56.119cm" svg:x2="67.534cm" svg:y2="56.119cm">
          <text:p/>
        </draw:line>
        <draw:path draw:style-name="gr9" draw:layer="layout" svg:width="0.039cm" svg:height="0.037cm" svg:x="67.458cm" svg:y="56.119cm" svg:viewBox="0 0 40 38" svg:d="M40 0c-12 0-27 10-35 25-2 4-3 9-5 13">
          <text:p/>
        </draw:path>
        <draw:path draw:style-name="gr9" draw:layer="layout" svg:width="0.02cm" svg:height="0.038cm" svg:x="67.43cm" svg:y="56.256cm" svg:viewBox="0 0 21 39" svg:d="M2 0c-5 17-1 31 9 37 4 1 7 2 10 2">
          <text:p/>
        </draw:path>
        <draw:line draw:style-name="gr9" draw:layer="layout" svg:x1="67.581cm" svg:y1="56.156cm" svg:x2="67.554cm" svg:y2="56.257cm">
          <text:p/>
        </draw:line>
        <draw:line draw:style-name="gr9" draw:layer="layout" svg:x1="67.572cm" svg:y1="56.294cm" svg:x2="67.59cm" svg:y2="56.294cm">
          <text:p/>
        </draw:line>
        <draw:polyline draw:style-name="gr9" draw:layer="layout" svg:width="0.047cm" svg:height="0.137cm" svg:x="67.618cm" svg:y="56.119cm" svg:viewBox="0 0 48 138" draw:points="10,138 48,0 0,0">
          <text:p/>
        </draw:polyline>
        <draw:path draw:style-name="gr9" draw:layer="layout" svg:width="0.038cm" svg:height="0.037cm" svg:x="67.58cm" svg:y="56.119cm" svg:viewBox="0 0 39 38" svg:d="M39 0c-12 0-25 10-34 25-2 4-4 9-5 13">
          <text:p/>
        </draw:path>
        <draw:path draw:style-name="gr9" draw:layer="layout" svg:width="0.02cm" svg:height="0.038cm" svg:x="67.552cm" svg:y="56.256cm" svg:viewBox="0 0 21 39" svg:d="M2 0c-5 17-1 31 10 37 3 1 5 2 9 2">
          <text:p/>
        </draw:path>
        <draw:path draw:style-name="gr9" draw:layer="layout" svg:width="0.021cm" svg:height="0.038cm" svg:x="67.627cm" svg:y="56.256cm" svg:viewBox="0 0 22 39" svg:d="M2 0c-4 17 0 31 11 37 2 1 5 2 9 2">
          <text:p/>
        </draw:path>
        <draw:path draw:style-name="gr9" draw:layer="layout" svg:width="0.038cm" svg:height="0.038cm" svg:x="67.59cm" svg:y="56.256cm" svg:viewBox="0 0 39 39" svg:d="M0 39c12 0 26-10 35-26 2-3 3-9 4-13">
          <text:p/>
        </draw:path>
        <draw:line draw:style-name="gr9" draw:layer="layout" svg:x1="67.726cm" svg:y1="56.206cm" svg:x2="67.811cm" svg:y2="56.206cm">
          <text:p/>
        </draw:line>
        <draw:line draw:style-name="gr9" draw:layer="layout" svg:x1="67.787cm" svg:y1="56.295cm" svg:x2="67.835cm" svg:y2="56.119cm">
          <text:p/>
        </draw:line>
        <draw:line draw:style-name="gr9" draw:layer="layout" svg:x1="67.703cm" svg:y1="56.295cm" svg:x2="67.751cm" svg:y2="56.119cm">
          <text:p/>
        </draw:line>
        <draw:line draw:style-name="gr9" draw:layer="layout" svg:x1="67.924cm" svg:y1="56.044cm" svg:x2="67.962cm" svg:y2="56.044cm">
          <text:p/>
        </draw:line>
        <draw:line draw:style-name="gr9" draw:layer="layout" svg:x1="67.981cm" svg:y1="56.081cm" svg:x2="67.933cm" svg:y2="56.257cm">
          <text:p/>
        </draw:line>
        <draw:line draw:style-name="gr9" draw:layer="layout" svg:x1="67.853cm" svg:y1="56.257cm" svg:x2="67.881cm" svg:y2="56.156cm">
          <text:p/>
        </draw:line>
        <draw:line draw:style-name="gr9" draw:layer="layout" svg:x1="67.918cm" svg:y1="56.119cm" svg:x2="67.97cm" svg:y2="56.119cm">
          <text:p/>
        </draw:line>
        <draw:line draw:style-name="gr9" draw:layer="layout" svg:x1="67.871cm" svg:y1="56.294cm" svg:x2="67.895cm" svg:y2="56.294cm">
          <text:p/>
        </draw:line>
        <draw:path draw:style-name="gr9" draw:layer="layout" svg:width="0.02cm" svg:height="0.037cm" svg:x="67.962cm" svg:y="56.044cm" svg:viewBox="0 0 21 38" svg:d="M19 38c4-17 0-31-11-36-2-2-5-2-8-2">
          <text:p/>
        </draw:path>
        <draw:path draw:style-name="gr9" draw:layer="layout" svg:width="0.038cm" svg:height="0.038cm" svg:x="67.895cm" svg:y="56.256cm" svg:viewBox="0 0 39 39" svg:d="M0 39c12 0 25-10 34-26 2-3 4-9 5-13">
          <text:p/>
        </draw:path>
        <draw:path draw:style-name="gr9" draw:layer="layout" svg:width="0.038cm" svg:height="0.037cm" svg:x="67.88cm" svg:y="56.119cm" svg:viewBox="0 0 39 38" svg:d="M39 0c-12 0-25 10-34 25-2 4-4 9-5 13">
          <text:p/>
        </draw:path>
        <draw:path draw:style-name="gr9" draw:layer="layout" svg:width="0.02cm" svg:height="0.038cm" svg:x="67.852cm" svg:y="56.256cm" svg:viewBox="0 0 21 39" svg:d="M2 0c-4 17 0 31 11 37 2 1 5 2 8 2">
          <text:p/>
        </draw:path>
        <draw:line draw:style-name="gr9" draw:layer="layout" svg:x1="68.069cm" svg:y1="56.257cm" svg:x2="68.097cm" svg:y2="56.156cm">
          <text:p/>
        </draw:line>
        <draw:polyline draw:style-name="gr9" draw:layer="layout" svg:width="0.116cm" svg:height="0.237cm" svg:x="67.962cm" svg:y="56.119cm" svg:viewBox="0 0 117 238" draw:points="117,0 65,0 0,238">
          <text:p/>
        </draw:polyline>
        <draw:line draw:style-name="gr9" draw:layer="layout" svg:x1="67.979cm" svg:y1="56.294cm" svg:x2="68.031cm" svg:y2="56.294cm">
          <text:p/>
        </draw:line>
        <draw:path draw:style-name="gr9" draw:layer="layout" svg:width="0.038cm" svg:height="0.038cm" svg:x="68.031cm" svg:y="56.256cm" svg:viewBox="0 0 39 39" svg:d="M0 39c13 0 26-10 34-26 2-3 4-9 5-13">
          <text:p/>
        </draw:path>
        <draw:path draw:style-name="gr9" draw:layer="layout" svg:width="0.02cm" svg:height="0.037cm" svg:x="68.078cm" svg:y="56.119cm" svg:viewBox="0 0 21 38" svg:d="M19 38c4-17 0-31-11-36-2-2-5-2-8-2">
          <text:p/>
        </draw:path>
        <draw:line draw:style-name="gr9" draw:layer="layout" svg:x1="68.148cm" svg:y1="56.175cm" svg:x2="68.13cm" svg:y2="56.238cm">
          <text:p/>
        </draw:line>
        <draw:line draw:style-name="gr9" draw:layer="layout" svg:x1="68.214cm" svg:y1="56.238cm" svg:x2="68.232cm" svg:y2="56.175cm">
          <text:p/>
        </draw:line>
        <draw:path draw:style-name="gr9" draw:layer="layout" svg:width="0.087cm" svg:height="0.056cm" svg:x="68.147cm" svg:y="56.119cm" svg:viewBox="0 0 88 57" svg:d="M85 57c7-24 1-46-14-54-19-10-47 5-64 36-3 5-5 12-7 18">
          <text:p/>
        </draw:path>
        <draw:path draw:style-name="gr9" draw:layer="layout" svg:width="0.086cm" svg:height="0.057cm" svg:x="68.128cm" svg:y="56.237cm" svg:viewBox="0 0 87 58" svg:d="M2 0c-6 25-1 47 14 55 21 10 49-6 64-35 3-7 6-13 7-20">
          <text:p/>
        </draw:path>
        <draw:line draw:style-name="gr9" draw:layer="layout" svg:x1="68.315cm" svg:y1="56.075cm" svg:x2="68.266cm" svg:y2="56.257cm">
          <text:p/>
        </draw:line>
        <draw:line draw:style-name="gr9" draw:layer="layout" svg:x1="68.284cm" svg:y1="56.294cm" svg:x2="68.307cm" svg:y2="56.294cm">
          <text:p/>
        </draw:line>
        <draw:line draw:style-name="gr9" draw:layer="layout" svg:x1="68.346cm" svg:y1="56.1cm" svg:x2="68.315cm" svg:y2="56.126cm">
          <text:p/>
        </draw:line>
        <draw:line draw:style-name="gr9" draw:layer="layout" svg:x1="68.373cm" svg:y1="56.156cm" svg:x2="68.345cm" svg:y2="56.257cm">
          <text:p/>
        </draw:line>
        <draw:line draw:style-name="gr9" draw:layer="layout" svg:x1="68.331cm" svg:y1="56.119cm" svg:x2="68.354cm" svg:y2="56.119cm">
          <text:p/>
        </draw:line>
        <draw:path draw:style-name="gr9" draw:layer="layout" svg:width="0.02cm" svg:height="0.038cm" svg:x="68.264cm" svg:y="56.256cm" svg:viewBox="0 0 21 39" svg:d="M2 0c-5 17-1 31 9 37 3 1 7 2 10 2">
          <text:p/>
        </draw:path>
        <draw:path draw:style-name="gr9" draw:layer="layout" svg:width="0.032cm" svg:height="0.031cm" svg:x="68.314cm" svg:y="56.044cm" svg:viewBox="0 0 33 32" svg:d="M33 0c-11 0-22 8-29 21-1 4-3 8-4 11">
          <text:p/>
        </draw:path>
        <draw:path draw:style-name="gr9" draw:layer="layout" svg:width="0.017cm" svg:height="0.056cm" svg:x="68.345cm" svg:y="56.044cm" svg:viewBox="0 0 18 57" svg:d="M0 57c5-4 9-8 11-14 10-17 9-36-3-42-2 0-4-1-7-1">
          <text:p/>
        </draw:path>
        <draw:path draw:style-name="gr9" draw:layer="layout" svg:width="0.038cm" svg:height="0.038cm" svg:x="68.307cm" svg:y="56.256cm" svg:viewBox="0 0 39 39" svg:d="M0 39c13 0 27-10 34-26 3-3 4-9 5-13">
          <text:p/>
        </draw:path>
        <draw:path draw:style-name="gr9" draw:layer="layout" svg:width="0.039cm" svg:height="0.037cm" svg:x="68.292cm" svg:y="56.119cm" svg:viewBox="0 0 40 38" svg:d="M40 0c-12 0-27 10-35 25-2 4-3 9-5 13">
          <text:p/>
        </draw:path>
        <draw:path draw:style-name="gr9" draw:layer="layout" svg:width="0.02cm" svg:height="0.037cm" svg:x="68.354cm" svg:y="56.119cm" svg:viewBox="0 0 21 38" svg:d="M19 38c5-17 1-31-9-36-3-2-6-2-10-2">
          <text:p/>
        </draw:path>
        <draw:line draw:style-name="gr9" draw:layer="layout" svg:x1="68.429cm" svg:y1="56.156cm" svg:x2="68.402cm" svg:y2="56.257cm">
          <text:p/>
        </draw:line>
        <draw:line draw:style-name="gr9" draw:layer="layout" svg:x1="68.42cm" svg:y1="56.294cm" svg:x2="68.457cm" svg:y2="56.294cm">
          <text:p/>
        </draw:line>
        <draw:line draw:style-name="gr9" draw:layer="layout" svg:x1="68.466cm" svg:y1="56.119cm" svg:x2="68.504cm" svg:y2="56.119cm">
          <text:p/>
        </draw:line>
        <draw:path draw:style-name="gr9" draw:layer="layout" svg:width="0.038cm" svg:height="0.037cm" svg:x="68.428cm" svg:y="56.119cm" svg:viewBox="0 0 39 38" svg:d="M39 0c-12 0-26 10-34 25-2 4-4 9-5 13">
          <text:p/>
        </draw:path>
        <draw:path draw:style-name="gr9" draw:layer="layout" svg:width="0.02cm" svg:height="0.038cm" svg:x="68.4cm" svg:y="56.256cm" svg:viewBox="0 0 21 39" svg:d="M2 0c-5 17-1 31 9 37 4 1 6 2 10 2">
          <text:p/>
        </draw:path>
        <draw:line draw:style-name="gr9" draw:layer="layout" svg:x1="68.599cm" svg:y1="56.295cm" svg:x2="68.568cm" svg:y2="56.194cm">
          <text:p/>
        </draw:line>
        <draw:line draw:style-name="gr9" draw:layer="layout" svg:x1="68.53cm" svg:y1="56.232cm" svg:x2="68.646cm" svg:y2="56.119cm">
          <text:p/>
        </draw:line>
        <draw:line draw:style-name="gr9" draw:layer="layout" svg:x1="68.561cm" svg:y1="56.119cm" svg:x2="68.513cm" svg:y2="56.295cm">
          <text:p/>
        </draw:line>
        <draw:polyline draw:style-name="gr9" draw:layer="layout" svg:width="0.094cm" svg:height="0.175cm" svg:x="68.691cm" svg:y="56.119cm" svg:viewBox="0 0 95 176" draw:points="0,176 47,176 95,0">
          <text:p/>
        </draw:polyline>
        <draw:line draw:style-name="gr9" draw:layer="layout" svg:x1="68.702cm" svg:y1="56.119cm" svg:x2="68.667cm" svg:y2="56.245cm">
          <text:p/>
        </draw:line>
        <draw:path draw:style-name="gr9" draw:layer="layout" svg:width="0.026cm" svg:height="0.05cm" svg:x="68.665cm" svg:y="56.244cm" svg:viewBox="0 0 27 51" svg:d="M2 0c-5 21 0 41 13 48 4 2 8 3 12 3">
          <text:p/>
        </draw:path>
        <draw:line draw:style-name="gr9" draw:layer="layout" svg:x1="68.871cm" svg:y1="56.044cm" svg:x2="68.927cm" svg:y2="56.044cm">
          <text:p/>
        </draw:line>
        <draw:polyline draw:style-name="gr9" draw:layer="layout" svg:width="0.094cm" svg:height="0.175cm" svg:x="68.827cm" svg:y="56.119cm" svg:viewBox="0 0 95 176" draw:points="0,176 48,176 95,0">
          <text:p/>
        </draw:polyline>
        <draw:line draw:style-name="gr9" draw:layer="layout" svg:x1="68.838cm" svg:y1="56.119cm" svg:x2="68.803cm" svg:y2="56.245cm">
          <text:p/>
        </draw:line>
        <draw:path draw:style-name="gr9" draw:layer="layout" svg:width="0.026cm" svg:height="0.05cm" svg:x="68.801cm" svg:y="56.244cm" svg:viewBox="0 0 27 51" svg:d="M2 0c-6 21-1 41 14 48 3 2 7 3 11 3">
          <text:p/>
        </draw:path>
        <draw:line draw:style-name="gr9" draw:layer="layout" svg:x1="67.068cm" svg:y1="56.683cm" svg:x2="67.143cm" svg:y2="56.683cm">
          <text:p/>
        </draw:line>
        <draw:line draw:style-name="gr9" draw:layer="layout" svg:x1="67.043cm" svg:y1="56.546cm" svg:x2="67.022cm" svg:y2="56.622cm">
          <text:p/>
        </draw:line>
        <draw:line draw:style-name="gr9" draw:layer="layout" svg:x1="67.123cm" svg:y1="56.759cm" svg:x2="67.181cm" svg:y2="56.546cm">
          <text:p/>
        </draw:line>
        <draw:line draw:style-name="gr9" draw:layer="layout" svg:x1="67cm" svg:y1="56.796cm" svg:x2="67.075cm" svg:y2="56.796cm">
          <text:p/>
        </draw:line>
        <draw:path draw:style-name="gr9" draw:layer="layout" svg:width="0.048cm" svg:height="0.062cm" svg:x="67.02cm" svg:y="56.621cm" svg:viewBox="0 0 49 63" svg:d="M2 0c-5 18-2 36 9 48 9 10 23 15 38 15">
          <text:p/>
        </draw:path>
        <draw:path draw:style-name="gr9" draw:layer="layout" svg:width="0.048cm" svg:height="0.038cm" svg:x="67.075cm" svg:y="56.758cm" svg:viewBox="0 0 49 39" svg:d="M0 39c11 0 24-5 33-13 8-8 13-17 16-26">
          <text:p/>
        </draw:path>
        <draw:line draw:style-name="gr9" draw:layer="layout" svg:x1="67.304cm" svg:y1="56.759cm" svg:x2="67.332cm" svg:y2="56.658cm">
          <text:p/>
        </draw:line>
        <draw:polyline draw:style-name="gr9" draw:layer="layout" svg:width="0.132cm" svg:height="0.237cm" svg:x="67.171cm" svg:y="56.621cm" svg:viewBox="0 0 133 238" draw:points="133,0 63,0 0,238">
          <text:p/>
        </draw:polyline>
        <draw:line draw:style-name="gr9" draw:layer="layout" svg:x1="67.188cm" svg:y1="56.796cm" svg:x2="67.256cm" svg:y2="56.796cm">
          <text:p/>
        </draw:line>
        <draw:path draw:style-name="gr9" draw:layer="layout" svg:width="0.048cm" svg:height="0.038cm" svg:x="67.256cm" svg:y="56.758cm" svg:viewBox="0 0 49 39" svg:d="M0 39c11 0 23-5 33-13 8-8 13-17 16-26">
          <text:p/>
        </draw:path>
        <draw:path draw:style-name="gr9" draw:layer="layout" svg:width="0.029cm" svg:height="0.037cm" svg:x="67.303cm" svg:y="56.621cm" svg:viewBox="0 0 30 38" svg:d="M29 38c3-11 1-21-7-29-5-6-13-9-22-9">
          <text:p/>
        </draw:path>
        <draw:line draw:style-name="gr9" draw:layer="layout" svg:x1="67.406cm" svg:y1="56.796cm" svg:x2="67.481cm" svg:y2="56.796cm">
          <text:p/>
        </draw:line>
        <draw:line draw:style-name="gr9" draw:layer="layout" svg:x1="67.475cm" svg:y1="56.822cm" svg:x2="67.529cm" svg:y2="56.621cm">
          <text:p/>
        </draw:line>
        <draw:line draw:style-name="gr9" draw:layer="layout" svg:x1="67.365cm" svg:y1="56.858cm" svg:x2="67.427cm" svg:y2="56.858cm">
          <text:p/>
        </draw:line>
        <draw:line draw:style-name="gr9" draw:layer="layout" svg:x1="67.417cm" svg:y1="56.621cm" svg:x2="67.379cm" svg:y2="56.759cm">
          <text:p/>
        </draw:line>
        <draw:path draw:style-name="gr9" draw:layer="layout" svg:width="0.028cm" svg:height="0.038cm" svg:x="67.377cm" svg:y="56.758cm" svg:viewBox="0 0 29 39" svg:d="M1 0c-3 11-1 22 5 29 6 6 14 10 23 10">
          <text:p/>
        </draw:path>
        <draw:path draw:style-name="gr9" draw:layer="layout" svg:width="0.048cm" svg:height="0.037cm" svg:x="67.427cm" svg:y="56.821cm" svg:viewBox="0 0 49 38" svg:d="M0 38c11 0 22-5 32-14 7-7 14-15 17-24">
          <text:p/>
        </draw:path>
        <draw:line draw:style-name="gr9" draw:layer="layout" svg:x1="67.594cm" svg:y1="56.658cm" svg:x2="67.566cm" svg:y2="56.759cm">
          <text:p/>
        </draw:line>
        <draw:line draw:style-name="gr9" draw:layer="layout" svg:x1="67.594cm" svg:y1="56.796cm" svg:x2="67.644cm" svg:y2="56.796cm">
          <text:p/>
        </draw:line>
        <draw:line draw:style-name="gr9" draw:layer="layout" svg:x1="67.641cm" svg:y1="56.621cm" svg:x2="67.691cm" svg:y2="56.621cm">
          <text:p/>
        </draw:line>
        <draw:path draw:style-name="gr9" draw:layer="layout" svg:width="0.048cm" svg:height="0.037cm" svg:x="67.593cm" svg:y="56.621cm" svg:viewBox="0 0 49 38" svg:d="M49 0c-11 0-23 4-33 13-8 7-14 16-16 25">
          <text:p/>
        </draw:path>
        <draw:path draw:style-name="gr9" draw:layer="layout" svg:width="0.029cm" svg:height="0.038cm" svg:x="67.565cm" svg:y="56.758cm" svg:viewBox="0 0 30 39" svg:d="M1 0c-3 11-1 22 5 29 6 6 15 10 24 10">
          <text:p/>
        </draw:path>
        <draw:line draw:style-name="gr9" draw:layer="layout" svg:x1="67.751cm" svg:y1="56.677cm" svg:x2="67.734cm" svg:y2="56.74cm">
          <text:p/>
        </draw:line>
        <draw:line draw:style-name="gr9" draw:layer="layout" svg:x1="67.846cm" svg:y1="56.74cm" svg:x2="67.864cm" svg:y2="56.677cm">
          <text:p/>
        </draw:line>
        <draw:path draw:style-name="gr9" draw:layer="layout" svg:width="0.115cm" svg:height="0.056cm" svg:x="67.75cm" svg:y="56.621cm" svg:viewBox="0 0 116 57" svg:d="M114 57c4-16 1-33-8-43-18-21-54-18-82 5-11 11-20 24-24 38">
          <text:p/>
        </draw:path>
        <draw:path draw:style-name="gr9" draw:layer="layout" svg:width="0.114cm" svg:height="0.057cm" svg:x="67.732cm" svg:y="56.739cm" svg:viewBox="0 0 115 58" svg:d="M2 0c-5 17-2 33 8 44 17 20 55 18 81-6 12-10 20-24 24-38">
          <text:p/>
        </draw:path>
        <draw:line draw:style-name="gr9" draw:layer="layout" svg:x1="67.966cm" svg:y1="56.577cm" svg:x2="67.916cm" svg:y2="56.759cm">
          <text:p/>
        </draw:line>
        <draw:line draw:style-name="gr9" draw:layer="layout" svg:x1="67.944cm" svg:y1="56.796cm" svg:x2="67.975cm" svg:y2="56.796cm">
          <text:p/>
        </draw:line>
        <draw:line draw:style-name="gr9" draw:layer="layout" svg:x1="68.009cm" svg:y1="56.602cm" svg:x2="67.97cm" svg:y2="56.628cm">
          <text:p/>
        </draw:line>
        <draw:line draw:style-name="gr9" draw:layer="layout" svg:x1="68.05cm" svg:y1="56.658cm" svg:x2="68.022cm" svg:y2="56.759cm">
          <text:p/>
        </draw:line>
        <draw:line draw:style-name="gr9" draw:layer="layout" svg:x1="67.99cm" svg:y1="56.621cm" svg:x2="68.022cm" svg:y2="56.621cm">
          <text:p/>
        </draw:line>
        <draw:path draw:style-name="gr9" draw:layer="layout" svg:width="0.029cm" svg:height="0.038cm" svg:x="67.915cm" svg:y="56.758cm" svg:viewBox="0 0 30 39" svg:d="M1 0c-3 11-1 22 6 29 6 6 13 10 23 10">
          <text:p/>
        </draw:path>
        <draw:path draw:style-name="gr9" draw:layer="layout" svg:width="0.039cm" svg:height="0.031cm" svg:x="67.965cm" svg:y="56.546cm" svg:viewBox="0 0 40 32" svg:d="M40 0c-10 0-19 4-27 10-7 7-11 14-13 22">
          <text:p/>
        </draw:path>
        <draw:path draw:style-name="gr9" draw:layer="layout" svg:width="0.022cm" svg:height="0.056cm" svg:x="68.004cm" svg:y="56.546cm" svg:viewBox="0 0 23 57" svg:d="M4 57c1-1 2-2 4-3 16-14 20-35 10-46-4-5-11-8-18-8">
          <text:p/>
        </draw:path>
        <draw:path draw:style-name="gr9" draw:layer="layout" svg:width="0.047cm" svg:height="0.038cm" svg:x="67.975cm" svg:y="56.758cm" svg:viewBox="0 0 48 39" svg:d="M0 39c11 0 23-5 32-13 8-8 14-17 16-26">
          <text:p/>
        </draw:path>
        <draw:path draw:style-name="gr9" draw:layer="layout" svg:width="0.047cm" svg:height="0.037cm" svg:x="67.943cm" svg:y="56.621cm" svg:viewBox="0 0 48 38" svg:d="M48 0c-11 0-23 4-32 13-8 7-14 16-16 25">
          <text:p/>
        </draw:path>
        <draw:path draw:style-name="gr9" draw:layer="layout" svg:width="0.028cm" svg:height="0.037cm" svg:x="68.022cm" svg:y="56.621cm" svg:viewBox="0 0 29 38" svg:d="M28 38c3-11 1-21-5-29-5-6-13-9-23-9">
          <text:p/>
        </draw:path>
        <draw:line draw:style-name="gr9" draw:layer="layout" svg:x1="68.351cm" svg:y1="56.721cm" svg:x2="68.238cm" svg:y2="56.721cm">
          <text:p/>
        </draw:line>
        <draw:polyline draw:style-name="gr9" draw:layer="layout" svg:width="0.175cm" svg:height="0.25cm" svg:x="68.187cm" svg:y="56.546cm" svg:viewBox="0 0 176 251" draw:points="0,251 156,0 176,251">
          <text:p/>
        </draw:polyline>
        <draw:line draw:style-name="gr9" draw:layer="layout" svg:x1="68.441cm" svg:y1="56.783cm" svg:x2="68.437cm" svg:y2="56.797cm">
          <text:p/>
        </draw:line>
        <draw:polyline draw:style-name="gr9" draw:layer="layout" svg:width="0.136cm" svg:height="0.25cm" svg:x="68.512cm" svg:y="56.546cm" svg:viewBox="0 0 137 251" draw:points="137,0 68,0 0,251 70,251">
          <text:p/>
        </draw:polyline>
        <draw:line draw:style-name="gr9" draw:layer="layout" svg:x1="68.618cm" svg:y1="56.658cm" svg:x2="68.549cm" svg:y2="56.658cm">
          <text:p/>
        </draw:line>
        <draw:path draw:style-name="gr9" draw:layer="layout" svg:width="0.073cm" svg:height="0.112cm" svg:x="68.618cm" svg:y="56.546cm" svg:viewBox="0 0 74 113" svg:d="M0 113c16 0 33-7 48-19 27-24 34-60 16-80-8-9-20-14-34-14">
          <text:p/>
        </draw:path>
        <draw:path draw:style-name="gr9" draw:layer="layout" svg:width="0.089cm" svg:height="0.138cm" svg:x="68.581cm" svg:y="56.658cm" svg:viewBox="0 0 90 139" svg:d="M0 139c20 0 41-10 58-25 33-28 42-72 19-97-9-11-24-17-40-17">
          <text:p/>
        </draw:path>
        <draw:line draw:style-name="gr9" draw:layer="layout" svg:x1="68.729cm" svg:y1="56.783cm" svg:x2="68.724cm" svg:y2="56.797cm">
          <text:p/>
        </draw:line>
        <draw:line draw:style-name="gr9" draw:layer="layout" svg:x1="67.068cm" svg:y1="58.682cm" svg:x2="67.143cm" svg:y2="58.682cm">
          <text:p/>
        </draw:line>
        <draw:line draw:style-name="gr9" draw:layer="layout" svg:x1="67.043cm" svg:y1="58.545cm" svg:x2="67.022cm" svg:y2="58.621cm">
          <text:p/>
        </draw:line>
        <draw:line draw:style-name="gr9" draw:layer="layout" svg:x1="67.123cm" svg:y1="58.758cm" svg:x2="67.181cm" svg:y2="58.545cm">
          <text:p/>
        </draw:line>
        <draw:line draw:style-name="gr9" draw:layer="layout" svg:x1="67cm" svg:y1="58.795cm" svg:x2="67.075cm" svg:y2="58.795cm">
          <text:p/>
        </draw:line>
        <draw:path draw:style-name="gr9" draw:layer="layout" svg:width="0.048cm" svg:height="0.062cm" svg:x="67.02cm" svg:y="58.62cm" svg:viewBox="0 0 49 63" svg:d="M2 0c-5 19-2 36 9 48 9 10 23 15 38 15">
          <text:p/>
        </draw:path>
        <draw:path draw:style-name="gr9" draw:layer="layout" svg:width="0.048cm" svg:height="0.038cm" svg:x="67.075cm" svg:y="58.757cm" svg:viewBox="0 0 49 39" svg:d="M0 39c11 0 24-5 33-13 8-8 13-17 16-26">
          <text:p/>
        </draw:path>
        <draw:line draw:style-name="gr9" draw:layer="layout" svg:x1="67.304cm" svg:y1="58.758cm" svg:x2="67.332cm" svg:y2="58.657cm">
          <text:p/>
        </draw:line>
        <draw:polyline draw:style-name="gr9" draw:layer="layout" svg:width="0.132cm" svg:height="0.237cm" svg:x="67.171cm" svg:y="58.62cm" svg:viewBox="0 0 133 238" draw:points="133,0 63,0 0,238">
          <text:p/>
        </draw:polyline>
        <draw:line draw:style-name="gr9" draw:layer="layout" svg:x1="67.188cm" svg:y1="58.795cm" svg:x2="67.256cm" svg:y2="58.795cm">
          <text:p/>
        </draw:line>
        <draw:path draw:style-name="gr9" draw:layer="layout" svg:width="0.048cm" svg:height="0.038cm" svg:x="67.256cm" svg:y="58.757cm" svg:viewBox="0 0 49 39" svg:d="M0 39c11 0 23-5 33-13 8-8 13-17 16-26">
          <text:p/>
        </draw:path>
        <draw:path draw:style-name="gr9" draw:layer="layout" svg:width="0.029cm" svg:height="0.037cm" svg:x="67.303cm" svg:y="58.62cm" svg:viewBox="0 0 30 38" svg:d="M29 38c3-11 1-21-7-28-5-7-13-10-22-10">
          <text:p/>
        </draw:path>
        <draw:line draw:style-name="gr9" draw:layer="layout" svg:x1="67.406cm" svg:y1="58.795cm" svg:x2="67.481cm" svg:y2="58.795cm">
          <text:p/>
        </draw:line>
        <draw:line draw:style-name="gr9" draw:layer="layout" svg:x1="67.475cm" svg:y1="58.821cm" svg:x2="67.529cm" svg:y2="58.62cm">
          <text:p/>
        </draw:line>
        <draw:line draw:style-name="gr9" draw:layer="layout" svg:x1="67.365cm" svg:y1="58.857cm" svg:x2="67.427cm" svg:y2="58.857cm">
          <text:p/>
        </draw:line>
        <draw:line draw:style-name="gr9" draw:layer="layout" svg:x1="67.417cm" svg:y1="58.62cm" svg:x2="67.379cm" svg:y2="58.758cm">
          <text:p/>
        </draw:line>
        <draw:path draw:style-name="gr9" draw:layer="layout" svg:width="0.028cm" svg:height="0.038cm" svg:x="67.377cm" svg:y="58.757cm" svg:viewBox="0 0 29 39" svg:d="M1 0c-3 11-1 22 5 29 6 6 14 10 23 10">
          <text:p/>
        </draw:path>
        <draw:path draw:style-name="gr9" draw:layer="layout" svg:width="0.048cm" svg:height="0.037cm" svg:x="67.427cm" svg:y="58.82cm" svg:viewBox="0 0 49 38" svg:d="M0 38c11 0 22-5 32-14 7-6 14-15 17-24">
          <text:p/>
        </draw:path>
        <draw:line draw:style-name="gr9" draw:layer="layout" svg:x1="67.594cm" svg:y1="58.657cm" svg:x2="67.566cm" svg:y2="58.758cm">
          <text:p/>
        </draw:line>
        <draw:line draw:style-name="gr9" draw:layer="layout" svg:x1="67.594cm" svg:y1="58.795cm" svg:x2="67.644cm" svg:y2="58.795cm">
          <text:p/>
        </draw:line>
        <draw:line draw:style-name="gr9" draw:layer="layout" svg:x1="67.641cm" svg:y1="58.62cm" svg:x2="67.691cm" svg:y2="58.62cm">
          <text:p/>
        </draw:line>
        <draw:path draw:style-name="gr9" draw:layer="layout" svg:width="0.048cm" svg:height="0.037cm" svg:x="67.593cm" svg:y="58.62cm" svg:viewBox="0 0 49 38" svg:d="M49 0c-11 0-23 4-33 14-8 6-14 15-16 24">
          <text:p/>
        </draw:path>
        <draw:path draw:style-name="gr9" draw:layer="layout" svg:width="0.029cm" svg:height="0.038cm" svg:x="67.565cm" svg:y="58.757cm" svg:viewBox="0 0 30 39" svg:d="M1 0c-3 11-1 22 5 29 6 6 15 10 24 10">
          <text:p/>
        </draw:path>
        <draw:line draw:style-name="gr9" draw:layer="layout" svg:x1="67.751cm" svg:y1="58.676cm" svg:x2="67.734cm" svg:y2="58.739cm">
          <text:p/>
        </draw:line>
        <draw:line draw:style-name="gr9" draw:layer="layout" svg:x1="67.846cm" svg:y1="58.739cm" svg:x2="67.864cm" svg:y2="58.676cm">
          <text:p/>
        </draw:line>
        <draw:path draw:style-name="gr9" draw:layer="layout" svg:width="0.115cm" svg:height="0.056cm" svg:x="67.75cm" svg:y="58.62cm" svg:viewBox="0 0 116 57" svg:d="M114 57c4-17 1-33-8-43-18-21-54-18-82 5-11 10-20 23-24 38">
          <text:p/>
        </draw:path>
        <draw:path draw:style-name="gr9" draw:layer="layout" svg:width="0.114cm" svg:height="0.057cm" svg:x="67.732cm" svg:y="58.738cm" svg:viewBox="0 0 115 58" svg:d="M2 0c-5 17-2 32 8 44 17 20 55 18 81-6 12-11 20-24 24-38">
          <text:p/>
        </draw:path>
        <draw:line draw:style-name="gr9" draw:layer="layout" svg:x1="67.966cm" svg:y1="58.576cm" svg:x2="67.916cm" svg:y2="58.758cm">
          <text:p/>
        </draw:line>
        <draw:line draw:style-name="gr9" draw:layer="layout" svg:x1="67.944cm" svg:y1="58.795cm" svg:x2="67.975cm" svg:y2="58.795cm">
          <text:p/>
        </draw:line>
        <draw:line draw:style-name="gr9" draw:layer="layout" svg:x1="68.009cm" svg:y1="58.601cm" svg:x2="67.97cm" svg:y2="58.627cm">
          <text:p/>
        </draw:line>
        <draw:line draw:style-name="gr9" draw:layer="layout" svg:x1="68.05cm" svg:y1="58.657cm" svg:x2="68.022cm" svg:y2="58.758cm">
          <text:p/>
        </draw:line>
        <draw:line draw:style-name="gr9" draw:layer="layout" svg:x1="67.99cm" svg:y1="58.62cm" svg:x2="68.022cm" svg:y2="58.62cm">
          <text:p/>
        </draw:line>
        <draw:path draw:style-name="gr9" draw:layer="layout" svg:width="0.029cm" svg:height="0.038cm" svg:x="67.915cm" svg:y="58.757cm" svg:viewBox="0 0 30 39" svg:d="M1 0c-3 11-1 22 6 29 6 6 13 10 23 10">
          <text:p/>
        </draw:path>
        <draw:path draw:style-name="gr9" draw:layer="layout" svg:width="0.039cm" svg:height="0.031cm" svg:x="67.965cm" svg:y="58.545cm" svg:viewBox="0 0 40 32" svg:d="M40 0c-10 0-19 5-27 11-7 6-11 13-13 21">
          <text:p/>
        </draw:path>
        <draw:path draw:style-name="gr9" draw:layer="layout" svg:width="0.022cm" svg:height="0.056cm" svg:x="68.004cm" svg:y="58.545cm" svg:viewBox="0 0 23 57" svg:d="M4 57c1-1 2-2 4-3 16-13 20-34 10-45-4-6-11-9-18-9">
          <text:p/>
        </draw:path>
        <draw:path draw:style-name="gr9" draw:layer="layout" svg:width="0.047cm" svg:height="0.038cm" svg:x="67.975cm" svg:y="58.757cm" svg:viewBox="0 0 48 39" svg:d="M0 39c11 0 23-5 32-13 8-8 14-17 16-26">
          <text:p/>
        </draw:path>
        <draw:path draw:style-name="gr9" draw:layer="layout" svg:width="0.047cm" svg:height="0.037cm" svg:x="67.943cm" svg:y="58.62cm" svg:viewBox="0 0 48 38" svg:d="M48 0c-11 0-23 4-32 14-8 6-14 15-16 24">
          <text:p/>
        </draw:path>
        <draw:path draw:style-name="gr9" draw:layer="layout" svg:width="0.028cm" svg:height="0.037cm" svg:x="68.022cm" svg:y="58.62cm" svg:viewBox="0 0 29 38" svg:d="M28 38c3-11 1-21-5-28-5-7-13-10-23-10">
          <text:p/>
        </draw:path>
        <draw:line draw:style-name="gr9" draw:layer="layout" svg:x1="68.351cm" svg:y1="58.72cm" svg:x2="68.238cm" svg:y2="58.72cm">
          <text:p/>
        </draw:line>
        <draw:polyline draw:style-name="gr9" draw:layer="layout" svg:width="0.175cm" svg:height="0.25cm" svg:x="68.187cm" svg:y="58.545cm" svg:viewBox="0 0 176 251" draw:points="0,251 156,0 176,251">
          <text:p/>
        </draw:polyline>
        <draw:line draw:style-name="gr9" draw:layer="layout" svg:x1="68.441cm" svg:y1="58.782cm" svg:x2="68.437cm" svg:y2="58.796cm">
          <text:p/>
        </draw:line>
        <draw:polyline draw:style-name="gr9" draw:layer="layout" svg:width="0.136cm" svg:height="0.25cm" svg:x="68.512cm" svg:y="58.545cm" svg:viewBox="0 0 137 251" draw:points="137,0 68,0 0,251 70,251">
          <text:p/>
        </draw:polyline>
        <draw:line draw:style-name="gr9" draw:layer="layout" svg:x1="68.618cm" svg:y1="58.657cm" svg:x2="68.549cm" svg:y2="58.657cm">
          <text:p/>
        </draw:line>
        <draw:path draw:style-name="gr9" draw:layer="layout" svg:width="0.073cm" svg:height="0.112cm" svg:x="68.618cm" svg:y="58.545cm" svg:viewBox="0 0 74 113" svg:d="M0 113c16 0 33-7 48-19 27-24 34-60 16-80-8-9-20-14-34-14">
          <text:p/>
        </draw:path>
        <draw:path draw:style-name="gr9" draw:layer="layout" svg:width="0.089cm" svg:height="0.138cm" svg:x="68.581cm" svg:y="58.657cm" svg:viewBox="0 0 90 139" svg:d="M0 139c20 0 41-9 58-24 33-28 42-73 19-98-9-11-24-17-40-17">
          <text:p/>
        </draw:path>
        <draw:line draw:style-name="gr9" draw:layer="layout" svg:x1="68.729cm" svg:y1="58.782cm" svg:x2="68.724cm" svg:y2="58.796cm">
          <text:p/>
        </draw:line>
        <draw:polyline draw:style-name="gr9" draw:layer="layout" svg:width="0.262cm" svg:height="0.334cm" svg:x="79.172cm" svg:y="57.57cm" svg:viewBox="0 0 263 335" draw:points="263,0 128,184 90,0 0,335">
          <text:p/>
        </draw:polyline>
        <draw:line draw:style-name="gr9" draw:layer="layout" svg:x1="79.345cm" svg:y1="57.905cm" svg:x2="79.435cm" svg:y2="57.57cm">
          <text:p/>
        </draw:line>
        <draw:line draw:style-name="gr9" draw:layer="layout" svg:x1="79.514cm" svg:y1="57.57cm" svg:x2="79.634cm" svg:y2="57.57cm">
          <text:p/>
        </draw:line>
        <draw:line draw:style-name="gr9" draw:layer="layout" svg:x1="79.425cm" svg:y1="57.905cm" svg:x2="79.515cm" svg:y2="57.57cm">
          <text:p/>
        </draw:line>
        <draw:line draw:style-name="gr9" draw:layer="layout" svg:x1="79.795cm" svg:y1="57.57cm" svg:x2="79.705cm" svg:y2="57.905cm">
          <text:p/>
        </draw:line>
        <draw:line draw:style-name="gr9" draw:layer="layout" svg:x1="79.714cm" svg:y1="57.57cm" svg:x2="79.874cm" svg:y2="57.57cm">
          <text:p/>
        </draw:line>
        <draw:line draw:style-name="gr9" draw:layer="layout" svg:x1="79.972cm" svg:y1="57.754cm" svg:x2="80.052cm" svg:y2="57.754cm">
          <text:p/>
        </draw:line>
        <draw:line draw:style-name="gr9" draw:layer="layout" svg:x1="79.955cm" svg:y1="57.57cm" svg:x2="79.927cm" svg:y2="57.672cm">
          <text:p/>
        </draw:line>
        <draw:line draw:style-name="gr9" draw:layer="layout" svg:x1="80.025cm" svg:y1="57.855cm" svg:x2="80.102cm" svg:y2="57.57cm">
          <text:p/>
        </draw:line>
        <draw:line draw:style-name="gr9" draw:layer="layout" svg:x1="79.892cm" svg:y1="57.904cm" svg:x2="79.972cm" svg:y2="57.904cm">
          <text:p/>
        </draw:line>
        <draw:path draw:style-name="gr9" draw:layer="layout" svg:width="0.048cm" svg:height="0.084cm" svg:x="79.924cm" svg:y="57.67cm" svg:viewBox="0 0 49 85" svg:d="M4 0c-10 34-2 65 21 78 7 4 15 7 24 7">
          <text:p/>
        </draw:path>
        <draw:path draw:style-name="gr9" draw:layer="layout" svg:width="0.053cm" svg:height="0.05cm" svg:x="79.972cm" svg:y="57.854cm" svg:viewBox="0 0 54 51" svg:d="M0 51c16 0 34-14 46-32 3-6 6-13 8-19">
          <text:p/>
        </draw:path>
        <draw:polyline draw:style-name="gr9" draw:layer="layout" svg:width="0.13cm" svg:height="0.234cm" svg:x="80.251cm" svg:y="57.67cm" svg:viewBox="0 0 131 235" draw:points="0,235 68,235 131,0">
          <text:p/>
        </draw:polyline>
        <draw:line draw:style-name="gr9" draw:layer="layout" svg:x1="80.262cm" svg:y1="57.67cm" svg:x2="80.216cm" svg:y2="57.838cm">
          <text:p/>
        </draw:line>
        <draw:path draw:style-name="gr9" draw:layer="layout" svg:width="0.038cm" svg:height="0.067cm" svg:x="80.213cm" svg:y="57.837cm" svg:viewBox="0 0 39 68" svg:d="M3 0c-7 28-1 52 16 63 6 3 13 5 20 5">
          <text:p/>
        </draw:path>
        <draw:line draw:style-name="gr9" draw:layer="layout" svg:x1="80.608cm" svg:y1="57.67cm" svg:x2="80.545cm" svg:y2="57.905cm">
          <text:p/>
        </draw:line>
        <draw:line draw:style-name="gr9" draw:layer="layout" svg:x1="80.503cm" svg:y1="57.788cm" svg:x2="80.608cm" svg:y2="57.67cm">
          <text:p/>
        </draw:line>
        <draw:line draw:style-name="gr9" draw:layer="layout" svg:x1="80.46cm" svg:y1="57.67cm" svg:x2="80.504cm" svg:y2="57.788cm">
          <text:p/>
        </draw:line>
        <draw:line draw:style-name="gr9" draw:layer="layout" svg:x1="80.398cm" svg:y1="57.905cm" svg:x2="80.461cm" svg:y2="57.67cm">
          <text:p/>
        </draw:line>
        <draw:line draw:style-name="gr9" draw:layer="layout" svg:x1="80.63cm" svg:y1="57.887cm" svg:x2="80.625cm" svg:y2="57.905cm">
          <text:p/>
        </draw:line>
        <draw:line draw:style-name="gr9" draw:layer="layout" svg:x1="80.86cm" svg:y1="57.72cm" svg:x2="81.007cm" svg:y2="57.72cm">
          <text:p/>
        </draw:line>
        <draw:line draw:style-name="gr9" draw:layer="layout" svg:x1="80.958cm" svg:y1="57.905cm" svg:x2="81.048cm" svg:y2="57.57cm">
          <text:p/>
        </draw:line>
        <draw:line draw:style-name="gr9" draw:layer="layout" svg:x1="80.811cm" svg:y1="57.905cm" svg:x2="80.901cm" svg:y2="57.57cm">
          <text:p/>
        </draw:line>
        <draw:line draw:style-name="gr9" draw:layer="layout" svg:x1="81.043cm" svg:y1="57.887cm" svg:x2="81.038cm" svg:y2="57.905cm">
          <text:p/>
        </draw:line>
        <draw:line draw:style-name="gr9" draw:layer="layout" svg:x1="81.313cm" svg:y1="57.72cm" svg:x2="81.22cm" svg:y2="57.72cm">
          <text:p/>
        </draw:line>
        <draw:line draw:style-name="gr9" draw:layer="layout" svg:x1="81.287cm" svg:y1="57.57cm" svg:x2="81.207cm" svg:y2="57.57cm">
          <text:p/>
        </draw:line>
        <draw:line draw:style-name="gr9" draw:layer="layout" svg:x1="81.287cm" svg:y1="57.821cm" svg:x2="81.332cm" svg:y2="57.654cm">
          <text:p/>
        </draw:line>
        <draw:line draw:style-name="gr9" draw:layer="layout" svg:x1="81.118cm" svg:y1="57.904cm" svg:x2="81.198cm" svg:y2="57.904cm">
          <text:p/>
        </draw:line>
        <draw:path draw:style-name="gr9" draw:layer="layout" svg:width="0.048cm" svg:height="0.084cm" svg:x="81.287cm" svg:y="57.57cm" svg:viewBox="0 0 49 85" svg:d="M45 85c10-35 1-65-20-78-7-4-15-7-25-7">
          <text:p/>
        </draw:path>
        <draw:path draw:style-name="gr9" draw:layer="layout" svg:width="0.089cm" svg:height="0.084cm" svg:x="81.198cm" svg:y="57.82cm" svg:viewBox="0 0 90 85" svg:d="M0 85c27 0 56-22 76-53 6-10 11-21 14-32">
          <text:p/>
        </draw:path>
        <draw:line draw:style-name="gr9" draw:layer="layout" svg:x1="81.351cm" svg:y1="57.887cm" svg:x2="81.344cm" svg:y2="57.905cm">
          <text:p/>
        </draw:line>
        <draw:line draw:style-name="gr9" draw:layer="layout" svg:x1="81.547cm" svg:y1="57.72cm" svg:x2="81.473cm" svg:y2="57.72cm">
          <text:p/>
        </draw:line>
        <draw:line draw:style-name="gr9" draw:layer="layout" svg:x1="81.513cm" svg:y1="57.57cm" svg:x2="81.633cm" svg:y2="57.57cm">
          <text:p/>
        </draw:line>
        <draw:line draw:style-name="gr9" draw:layer="layout" svg:x1="81.424cm" svg:y1="57.905cm" svg:x2="81.514cm" svg:y2="57.57cm">
          <text:p/>
        </draw:line>
        <draw:line draw:style-name="gr9" draw:layer="layout" svg:x1="81.424cm" svg:y1="57.904cm" svg:x2="81.497cm" svg:y2="57.904cm">
          <text:p/>
        </draw:line>
        <draw:path draw:style-name="gr9" draw:layer="layout" svg:width="0.102cm" svg:height="0.184cm" svg:x="81.497cm" svg:y="57.72cm" svg:viewBox="0 0 103 185" svg:d="M0 185c30 0 63-23 84-57 28-47 25-100-7-121-8-4-18-7-27-7">
          <text:p/>
        </draw:path>
        <draw:line draw:style-name="gr9" draw:layer="layout" svg:x1="81.701cm" svg:y1="57.72cm" svg:x2="81.664cm" svg:y2="57.855cm">
          <text:p/>
        </draw:line>
        <draw:line draw:style-name="gr9" draw:layer="layout" svg:x1="81.691cm" svg:y1="57.904cm" svg:x2="81.717cm" svg:y2="57.904cm">
          <text:p/>
        </draw:line>
        <draw:polyline draw:style-name="gr9" draw:layer="layout" svg:width="0.067cm" svg:height="0.184cm" svg:x="81.753cm" svg:y="57.67cm" svg:viewBox="0 0 68 185" draw:points="18,185 68,0 0,0">
          <text:p/>
        </draw:polyline>
        <draw:path draw:style-name="gr9" draw:layer="layout" svg:width="0.053cm" svg:height="0.05cm" svg:x="81.7cm" svg:y="57.67cm" svg:viewBox="0 0 54 51" svg:d="M54 0c-16 0-34 13-45 32-4 6-7 13-9 19">
          <text:p/>
        </draw:path>
        <draw:path draw:style-name="gr9" draw:layer="layout" svg:width="0.029cm" svg:height="0.05cm" svg:x="81.662cm" svg:y="57.854cm" svg:viewBox="0 0 30 51" svg:d="M2 0c-5 20 0 38 14 47 4 2 9 4 14 4">
          <text:p/>
        </draw:path>
        <draw:path draw:style-name="gr9" draw:layer="layout" svg:width="0.028cm" svg:height="0.05cm" svg:x="81.769cm" svg:y="57.854cm" svg:viewBox="0 0 29 51" svg:d="M2 0c-6 20-1 38 13 47 4 2 9 4 14 4">
          <text:p/>
        </draw:path>
        <draw:path draw:style-name="gr9" draw:layer="layout" svg:width="0.054cm" svg:height="0.05cm" svg:x="81.717cm" svg:y="57.854cm" svg:viewBox="0 0 55 51" svg:d="M0 51c17 0 34-14 47-32 3-6 6-13 8-19">
          <text:p/>
        </draw:path>
        <draw:line draw:style-name="gr9" draw:layer="layout" svg:x1="81.917cm" svg:y1="57.904cm" svg:x2="81.997cm" svg:y2="57.904cm">
          <text:p/>
        </draw:line>
        <draw:line draw:style-name="gr9" draw:layer="layout" svg:x1="81.988cm" svg:y1="57.938cm" svg:x2="82.061cm" svg:y2="57.67cm">
          <text:p/>
        </draw:line>
        <draw:line draw:style-name="gr9" draw:layer="layout" svg:x1="81.868cm" svg:y1="57.987cm" svg:x2="81.935cm" svg:y2="57.987cm">
          <text:p/>
        </draw:line>
        <draw:line draw:style-name="gr9" draw:layer="layout" svg:x1="81.941cm" svg:y1="57.67cm" svg:x2="81.891cm" svg:y2="57.855cm">
          <text:p/>
        </draw:line>
        <draw:path draw:style-name="gr9" draw:layer="layout" svg:width="0.029cm" svg:height="0.05cm" svg:x="81.889cm" svg:y="57.854cm" svg:viewBox="0 0 30 51" svg:d="M3 0c-7 20-1 38 12 47 4 2 9 4 15 4">
          <text:p/>
        </draw:path>
        <draw:path draw:style-name="gr9" draw:layer="layout" svg:width="0.053cm" svg:height="0.05cm" svg:x="81.935cm" svg:y="57.937cm" svg:viewBox="0 0 54 51" svg:d="M0 51c16 0 35-12 46-31 4-6 7-14 8-20">
          <text:p/>
        </draw:path>
        <draw:line draw:style-name="gr9" draw:layer="layout" svg:x1="82.287cm" svg:y1="57.67cm" svg:x2="82.224cm" svg:y2="57.905cm">
          <text:p/>
        </draw:line>
        <draw:line draw:style-name="gr9" draw:layer="layout" svg:x1="82.182cm" svg:y1="57.788cm" svg:x2="82.287cm" svg:y2="57.67cm">
          <text:p/>
        </draw:line>
        <draw:line draw:style-name="gr9" draw:layer="layout" svg:x1="82.14cm" svg:y1="57.67cm" svg:x2="82.183cm" svg:y2="57.788cm">
          <text:p/>
        </draw:line>
        <draw:line draw:style-name="gr9" draw:layer="layout" svg:x1="82.077cm" svg:y1="57.905cm" svg:x2="82.141cm" svg:y2="57.67cm">
          <text:p/>
        </draw:line>
        <draw:line draw:style-name="gr9" draw:layer="layout" svg:x1="82.354cm" svg:y1="57.72cm" svg:x2="82.317cm" svg:y2="57.855cm">
          <text:p/>
        </draw:line>
        <draw:line draw:style-name="gr9" draw:layer="layout" svg:x1="82.344cm" svg:y1="57.904cm" svg:x2="82.37cm" svg:y2="57.904cm">
          <text:p/>
        </draw:line>
        <draw:polyline draw:style-name="gr9" draw:layer="layout" svg:width="0.067cm" svg:height="0.184cm" svg:x="82.406cm" svg:y="57.67cm" svg:viewBox="0 0 68 185" draw:points="18,185 68,0 0,0">
          <text:p/>
        </draw:polyline>
        <draw:path draw:style-name="gr9" draw:layer="layout" svg:width="0.053cm" svg:height="0.05cm" svg:x="82.353cm" svg:y="57.67cm" svg:viewBox="0 0 54 51" svg:d="M54 0c-17 0-35 13-46 32-4 6-6 13-8 19">
          <text:p/>
        </draw:path>
        <draw:path draw:style-name="gr9" draw:layer="layout" svg:width="0.029cm" svg:height="0.05cm" svg:x="82.315cm" svg:y="57.854cm" svg:viewBox="0 0 30 51" svg:d="M2 0c-5 20 0 38 13 47 4 2 10 4 15 4">
          <text:p/>
        </draw:path>
        <draw:path draw:style-name="gr9" draw:layer="layout" svg:width="0.029cm" svg:height="0.05cm" svg:x="82.422cm" svg:y="57.854cm" svg:viewBox="0 0 30 51" svg:d="M3 0c-7 20-1 38 12 47 4 2 9 4 15 4">
          <text:p/>
        </draw:path>
        <draw:path draw:style-name="gr9" draw:layer="layout" svg:width="0.054cm" svg:height="0.05cm" svg:x="82.37cm" svg:y="57.854cm" svg:viewBox="0 0 55 51" svg:d="M0 51c17 0 35-14 47-32 3-6 6-13 8-19">
          <text:p/>
        </draw:path>
        <draw:line draw:style-name="gr9" draw:layer="layout" svg:x1="82.562cm" svg:y1="57.787cm" svg:x2="82.682cm" svg:y2="57.787cm">
          <text:p/>
        </draw:line>
        <draw:line draw:style-name="gr9" draw:layer="layout" svg:x1="82.65cm" svg:y1="57.905cm" svg:x2="82.714cm" svg:y2="57.67cm">
          <text:p/>
        </draw:line>
        <draw:line draw:style-name="gr9" draw:layer="layout" svg:x1="82.53cm" svg:y1="57.905cm" svg:x2="82.594cm" svg:y2="57.67cm">
          <text:p/>
        </draw:line>
        <draw:line draw:style-name="gr9" draw:layer="layout" svg:x1="82.78cm" svg:y1="57.72cm" svg:x2="82.744cm" svg:y2="57.855cm">
          <text:p/>
        </draw:line>
        <draw:line draw:style-name="gr9" draw:layer="layout" svg:x1="82.77cm" svg:y1="57.904cm" svg:x2="82.797cm" svg:y2="57.904cm">
          <text:p/>
        </draw:line>
        <draw:polyline draw:style-name="gr9" draw:layer="layout" svg:width="0.066cm" svg:height="0.184cm" svg:x="82.833cm" svg:y="57.67cm" svg:viewBox="0 0 67 185" draw:points="17,185 67,0 0,0">
          <text:p/>
        </draw:polyline>
        <draw:path draw:style-name="gr9" draw:layer="layout" svg:width="0.054cm" svg:height="0.05cm" svg:x="82.779cm" svg:y="57.67cm" svg:viewBox="0 0 55 51" svg:d="M55 0c-16 0-35 13-47 32-3 6-6 13-8 19">
          <text:p/>
        </draw:path>
        <draw:path draw:style-name="gr9" draw:layer="layout" svg:width="0.029cm" svg:height="0.05cm" svg:x="82.741cm" svg:y="57.854cm" svg:viewBox="0 0 30 51" svg:d="M3 0c-6 20-1 38 12 47 5 2 10 4 15 4">
          <text:p/>
        </draw:path>
        <draw:path draw:style-name="gr9" draw:layer="layout" svg:width="0.029cm" svg:height="0.05cm" svg:x="82.848cm" svg:y="57.854cm" svg:viewBox="0 0 30 51" svg:d="M2 0c-5 20 0 38 13 47 4 2 10 4 15 4">
          <text:p/>
        </draw:path>
        <draw:path draw:style-name="gr9" draw:layer="layout" svg:width="0.053cm" svg:height="0.05cm" svg:x="82.797cm" svg:y="57.854cm" svg:viewBox="0 0 54 51" svg:d="M0 51c16 0 35-14 46-32 4-6 7-13 8-19">
          <text:p/>
        </draw:path>
        <draw:line draw:style-name="gr9" draw:layer="layout" svg:x1="79.773cm" svg:y1="58.586cm" svg:x2="79.681cm" svg:y2="58.645cm">
          <text:p/>
        </draw:line>
        <draw:path draw:style-name="gr9" draw:layer="layout" svg:width="0.042cm" svg:height="0.1cm" svg:x="79.651cm" svg:y="58.644cm" svg:viewBox="0 0 43 101" svg:d="M31 0c-4 4-9 9-13 14-22 28-24 63-3 79 7 6 17 9 28 8">
          <text:p/>
        </draw:path>
        <draw:path draw:style-name="gr9" draw:layer="layout" svg:width="0.074cm" svg:height="0.025cm" svg:x="79.692cm" svg:y="58.719cm" svg:viewBox="0 0 75 26" svg:d="M0 26c25-1 51-10 75-26">
          <text:p/>
        </draw:path>
        <draw:path draw:style-name="gr9" draw:layer="layout" svg:width="0.074cm" svg:height="0.025cm" svg:x="79.696cm" svg:y="58.511cm" svg:viewBox="0 0 75 26" svg:d="M75 0c-25 0-52 9-75 26">
          <text:p/>
        </draw:path>
        <draw:path draw:style-name="gr9" draw:layer="layout" svg:width="0.027cm" svg:height="0.075cm" svg:x="79.77cm" svg:y="58.511cm" svg:viewBox="0 0 28 76" svg:d="M2 76c5-4 9-8 13-12 17-21 18-47 2-58-4-4-11-6-17-6">
          <text:p/>
        </draw:path>
        <draw:line draw:style-name="gr9" draw:layer="layout" svg:x1="79.99cm" svg:y1="58.695cm" svg:x2="80.027cm" svg:y2="58.561cm">
          <text:p/>
        </draw:line>
        <draw:polyline draw:style-name="gr9" draw:layer="layout" svg:width="0.168cm" svg:height="0.316cm" svg:x="79.827cm" svg:y="58.511cm" svg:viewBox="0 0 169 317" draw:points="169,0 85,0 0,317">
          <text:p/>
        </draw:polyline>
        <draw:line draw:style-name="gr9" draw:layer="layout" svg:x1="79.85cm" svg:y1="58.744cm" svg:x2="79.932cm" svg:y2="58.744cm">
          <text:p/>
        </draw:line>
        <draw:path draw:style-name="gr9" draw:layer="layout" svg:width="0.058cm" svg:height="0.05cm" svg:x="79.932cm" svg:y="58.694cm" svg:viewBox="0 0 59 51" svg:d="M0 51c16 0 34-9 46-25 6-8 11-17 13-26">
          <text:p/>
        </draw:path>
        <draw:path draw:style-name="gr9" draw:layer="layout" svg:width="0.033cm" svg:height="0.05cm" svg:x="79.995cm" svg:y="58.511cm" svg:viewBox="0 0 34 51" svg:d="M32 51c5-18 1-35-10-44-7-5-14-7-22-7">
          <text:p/>
        </draw:path>
        <draw:line draw:style-name="gr9" draw:layer="layout" svg:x1="80.112cm" svg:y1="58.744cm" svg:x2="80.202cm" svg:y2="58.744cm">
          <text:p/>
        </draw:line>
        <draw:line draw:style-name="gr9" draw:layer="layout" svg:x1="80.193cm" svg:y1="58.778cm" svg:x2="80.265cm" svg:y2="58.511cm">
          <text:p/>
        </draw:line>
        <draw:line draw:style-name="gr9" draw:layer="layout" svg:x1="80.06cm" svg:y1="58.827cm" svg:x2="80.135cm" svg:y2="58.827cm">
          <text:p/>
        </draw:line>
        <draw:line draw:style-name="gr9" draw:layer="layout" svg:x1="80.131cm" svg:y1="58.511cm" svg:x2="80.08cm" svg:y2="58.695cm">
          <text:p/>
        </draw:line>
        <draw:path draw:style-name="gr9" draw:layer="layout" svg:width="0.034cm" svg:height="0.05cm" svg:x="80.078cm" svg:y="58.694cm" svg:viewBox="0 0 35 51" svg:d="M2 0c-5 18 0 34 11 44 6 5 13 7 22 7">
          <text:p/>
        </draw:path>
        <draw:path draw:style-name="gr9" draw:layer="layout" svg:width="0.058cm" svg:height="0.051cm" svg:x="80.135cm" svg:y="58.777cm" svg:viewBox="0 0 59 52" svg:d="M0 52c16 0 33-10 45-25 6-8 12-17 14-27">
          <text:p/>
        </draw:path>
        <draw:polyline draw:style-name="gr9" draw:layer="layout" svg:width="0.152cm" svg:height="0.233cm" svg:x="80.292cm" svg:y="58.511cm" svg:viewBox="0 0 153 234" draw:points="153,0 63,0 0,234">
          <text:p/>
        </draw:polyline>
        <draw:line draw:style-name="gr9" draw:layer="layout" svg:x1="80.427cm" svg:y1="58.745cm" svg:x2="80.477cm" svg:y2="58.561cm">
          <text:p/>
        </draw:line>
        <draw:path draw:style-name="gr9" draw:layer="layout" svg:width="0.034cm" svg:height="0.05cm" svg:x="80.444cm" svg:y="58.511cm" svg:viewBox="0 0 35 51" svg:d="M33 51c5-18 1-35-12-44-5-5-13-7-21-7">
          <text:p/>
        </draw:path>
        <draw:polyline draw:style-name="gr9" draw:layer="layout" svg:width="0.152cm" svg:height="0.233cm" svg:x="80.517cm" svg:y="58.511cm" svg:viewBox="0 0 153 234" draw:points="153,0 62,0 0,234">
          <text:p/>
        </draw:polyline>
        <draw:line draw:style-name="gr9" draw:layer="layout" svg:x1="80.652cm" svg:y1="58.745cm" svg:x2="80.702cm" svg:y2="58.561cm">
          <text:p/>
        </draw:line>
        <draw:path draw:style-name="gr9" draw:layer="layout" svg:width="0.035cm" svg:height="0.05cm" svg:x="80.669cm" svg:y="58.511cm" svg:viewBox="0 0 36 51" svg:d="M33 51c6-18 1-35-11-44-5-5-13-7-22-7">
          <text:p/>
        </draw:path>
        <draw:line draw:style-name="gr9" draw:layer="layout" svg:x1="80.792cm" svg:y1="58.561cm" svg:x2="80.755cm" svg:y2="58.695cm">
          <text:p/>
        </draw:line>
        <draw:line draw:style-name="gr9" draw:layer="layout" svg:x1="80.787cm" svg:y1="58.744cm" svg:x2="80.817cm" svg:y2="58.744cm">
          <text:p/>
        </draw:line>
        <draw:polyline draw:style-name="gr9" draw:layer="layout" svg:width="0.075cm" svg:height="0.183cm" svg:x="80.849cm" svg:y="58.511cm" svg:viewBox="0 0 76 184" draw:points="26,184 76,0 0,0">
          <text:p/>
        </draw:polyline>
        <draw:path draw:style-name="gr9" draw:layer="layout" svg:width="0.058cm" svg:height="0.05cm" svg:x="80.791cm" svg:y="58.511cm" svg:viewBox="0 0 59 51" svg:d="M59 0c-16 0-34 9-46 25-6 8-11 17-13 26">
          <text:p/>
        </draw:path>
        <draw:path draw:style-name="gr9" draw:layer="layout" svg:width="0.034cm" svg:height="0.05cm" svg:x="80.753cm" svg:y="58.694cm" svg:viewBox="0 0 35 51" svg:d="M2 0c-5 18-1 34 11 44 6 5 14 7 22 7">
          <text:p/>
        </draw:path>
        <draw:path draw:style-name="gr9" draw:layer="layout" svg:width="0.034cm" svg:height="0.05cm" svg:x="80.873cm" svg:y="58.694cm" svg:viewBox="0 0 35 51" svg:d="M2 0c-5 18-1 34 11 44 5 5 13 7 22 7">
          <text:p/>
        </draw:path>
        <draw:path draw:style-name="gr9" draw:layer="layout" svg:width="0.058cm" svg:height="0.05cm" svg:x="80.817cm" svg:y="58.694cm" svg:viewBox="0 0 59 51" svg:d="M0 51c17 0 34-9 46-25 6-8 11-17 13-26">
          <text:p/>
        </draw:path>
        <draw:polyline draw:style-name="gr9" draw:layer="layout" svg:width="0.171cm" svg:height="0.333cm" svg:x="81.117cm" svg:y="58.411cm" svg:viewBox="0 0 172 334" draw:points="172,0 90,0 0,334">
          <text:p/>
        </draw:polyline>
        <draw:line draw:style-name="gr9" draw:layer="layout" svg:x1="81.157cm" svg:y1="58.594cm" svg:x2="81.239cm" svg:y2="58.594cm">
          <text:p/>
        </draw:line>
        <draw:path draw:style-name="gr9" draw:layer="layout" svg:width="0.11cm" svg:height="0.183cm" svg:x="81.239cm" svg:y="58.411cm" svg:viewBox="0 0 111 184" svg:d="M0 184c29 0 61-17 83-45 36-43 38-100 5-126-11-9-24-13-39-13">
          <text:p/>
        </draw:path>
        <draw:line draw:style-name="gr9" draw:layer="layout" svg:x1="81.485cm" svg:y1="58.544cm" svg:x2="81.537cm" svg:y2="58.745cm">
          <text:p/>
        </draw:line>
        <draw:line draw:style-name="gr9" draw:layer="layout" svg:x1="81.407cm" svg:y1="58.612cm" svg:x2="81.627cm" svg:y2="58.411cm">
          <text:p/>
        </draw:line>
        <draw:line draw:style-name="gr9" draw:layer="layout" svg:x1="81.371cm" svg:y1="58.745cm" svg:x2="81.462cm" svg:y2="58.411cm">
          <text:p/>
        </draw:line>
        <draw:line draw:style-name="gr9" draw:layer="layout" svg:x1="81.801cm" svg:y1="58.595cm" svg:x2="81.831cm" svg:y2="58.486cm">
          <text:p/>
        </draw:line>
        <draw:line draw:style-name="gr9" draw:layer="layout" svg:x1="81.696cm" svg:y1="58.486cm" svg:x2="81.682cm" svg:y2="58.537cm">
          <text:p/>
        </draw:line>
        <draw:line draw:style-name="gr9" draw:layer="layout" svg:x1="81.719cm" svg:y1="58.594cm" svg:x2="81.801cm" svg:y2="58.594cm">
          <text:p/>
        </draw:line>
        <draw:path draw:style-name="gr9" draw:layer="layout" svg:width="0.145cm" svg:height="0.15cm" svg:x="81.656cm" svg:y="58.594cm" svg:viewBox="0 0 146 151" svg:d="M0 151c39-11 77-37 105-72 19-24 33-51 41-79">
          <text:p/>
        </draw:path>
        <draw:path draw:style-name="gr9" draw:layer="layout" svg:width="0.139cm" svg:height="0.075cm" svg:x="81.695cm" svg:y="58.411cm" svg:viewBox="0 0 140 76" svg:d="M136 76c8-27 2-51-15-66-27-21-71-9-101 27-9 12-16 25-20 39">
          <text:p/>
        </draw:path>
        <draw:path draw:style-name="gr9" draw:layer="layout" svg:width="0.039cm" svg:height="0.058cm" svg:x="81.68cm" svg:y="58.536cm" svg:viewBox="0 0 40 59" svg:d="M2 0c-5 21-1 40 13 51 7 5 15 8 25 8">
          <text:p/>
        </draw:path>
        <draw:line draw:style-name="gr9" draw:layer="layout" svg:x1="81.882cm" svg:y1="58.627cm" svg:x2="82.032cm" svg:y2="58.627cm">
          <text:p/>
        </draw:line>
        <draw:line draw:style-name="gr9" draw:layer="layout" svg:x1="82.256cm" svg:y1="58.411cm" svg:x2="82.166cm" svg:y2="58.745cm">
          <text:p/>
        </draw:line>
        <draw:line draw:style-name="gr9" draw:layer="layout" svg:x1="82.158cm" svg:y1="58.495cm" svg:x2="82.256cm" svg:y2="58.411cm">
          <text:p/>
        </draw:line>
        <draw:line draw:style-name="gr9" draw:layer="layout" svg:x1="82.404cm" svg:y1="58.67cm" svg:x2="82.454cm" svg:y2="58.486cm">
          <text:p/>
        </draw:line>
        <draw:line draw:style-name="gr9" draw:layer="layout" svg:x1="82.319cm" svg:y1="58.486cm" svg:x2="82.269cm" svg:y2="58.67cm">
          <text:p/>
        </draw:line>
        <draw:path draw:style-name="gr9" draw:layer="layout" svg:width="0.138cm" svg:height="0.075cm" svg:x="82.266cm" svg:y="58.669cm" svg:viewBox="0 0 139 76" svg:d="M3 0c-7 26-2 51 16 65 27 22 71 10 100-27 9-11 16-24 20-38">
          <text:p/>
        </draw:path>
        <draw:path draw:style-name="gr9" draw:layer="layout" svg:width="0.138cm" svg:height="0.075cm" svg:x="82.318cm" svg:y="58.411cm" svg:viewBox="0 0 139 76" svg:d="M136 76c7-27 1-51-16-66-26-21-72-9-101 27-9 12-16 25-19 39">
          <text:p/>
        </draw:path>
        <draw:line draw:style-name="gr9" draw:layer="layout" svg:x1="82.473cm" svg:y1="58.745cm" svg:x2="82.662cm" svg:y2="58.519cm">
          <text:p/>
        </draw:line>
        <draw:line draw:style-name="gr9" draw:layer="layout" svg:x1="82.473cm" svg:y1="58.744cm" svg:x2="82.608cm" svg:y2="58.744cm">
          <text:p/>
        </draw:line>
        <draw:path draw:style-name="gr9" draw:layer="layout" svg:width="0.126cm" svg:height="0.108cm" svg:x="82.552cm" svg:y="58.411cm" svg:viewBox="0 0 127 109" svg:d="M110 109c23-37 22-78-3-98-28-22-74-10-105 27-1 1-2 2-2 3">
          <text:p/>
        </draw:path>
        <draw:line draw:style-name="gr9" draw:layer="layout" svg:x1="80.06cm" svg:y1="58.338cm" svg:x2="80.003cm" svg:y2="58.204cm">
          <text:p/>
        </draw:line>
        <draw:line draw:style-name="gr9" draw:layer="layout" svg:x1="79.945cm" svg:y1="58.255cm" svg:x2="80.121cm" svg:y2="58.104cm">
          <text:p/>
        </draw:line>
        <draw:line draw:style-name="gr9" draw:layer="layout" svg:x1="79.986cm" svg:y1="58.104cm" svg:x2="79.923cm" svg:y2="58.338cm">
          <text:p/>
        </draw:line>
        <draw:line draw:style-name="gr9" draw:layer="layout" svg:x1="80.198cm" svg:y1="58.154cm" svg:x2="80.161cm" svg:y2="58.288cm">
          <text:p/>
        </draw:line>
        <draw:line draw:style-name="gr9" draw:layer="layout" svg:x1="80.192cm" svg:y1="58.337cm" svg:x2="80.222cm" svg:y2="58.337cm">
          <text:p/>
        </draw:line>
        <draw:polyline draw:style-name="gr9" draw:layer="layout" svg:width="0.076cm" svg:height="0.183cm" svg:x="80.255cm" svg:y="58.104cm" svg:viewBox="0 0 77 184" draw:points="27,184 77,0 0,0">
          <text:p/>
        </draw:polyline>
        <draw:path draw:style-name="gr9" draw:layer="layout" svg:width="0.058cm" svg:height="0.05cm" svg:x="80.197cm" svg:y="58.104cm" svg:viewBox="0 0 59 51" svg:d="M59 0c-17 0-34 9-46 24-6 8-11 18-13 27">
          <text:p/>
        </draw:path>
        <draw:path draw:style-name="gr9" draw:layer="layout" svg:width="0.033cm" svg:height="0.051cm" svg:x="80.159cm" svg:y="58.287cm" svg:viewBox="0 0 34 52" svg:d="M2 0c-5 19-1 35 10 44 7 5 14 8 22 8">
          <text:p/>
        </draw:path>
        <draw:path draw:style-name="gr9" draw:layer="layout" svg:width="0.033cm" svg:height="0.051cm" svg:x="80.279cm" svg:y="58.287cm" svg:viewBox="0 0 34 52" svg:d="M2 0c-5 19-1 35 10 44 6 5 13 8 22 8">
          <text:p/>
        </draw:path>
        <draw:path draw:style-name="gr9" draw:layer="layout" svg:width="0.059cm" svg:height="0.051cm" svg:x="80.222cm" svg:y="58.287cm" svg:viewBox="0 0 60 52" svg:d="M0 52c16 0 34-10 47-25 6-8 10-17 13-27">
          <text:p/>
        </draw:path>
        <draw:line draw:style-name="gr9" draw:layer="layout" svg:x1="80.485cm" svg:y1="58.337cm" svg:x2="80.515cm" svg:y2="58.337cm">
          <text:p/>
        </draw:line>
        <draw:line draw:style-name="gr9" draw:layer="layout" svg:x1="80.622cm" svg:y1="58.246cm" svg:x2="80.636cm" svg:y2="58.195cm">
          <text:p/>
        </draw:line>
        <draw:line draw:style-name="gr9" draw:layer="layout" svg:x1="80.577cm" svg:y1="58.104cm" svg:x2="80.547cm" svg:y2="58.104cm">
          <text:p/>
        </draw:line>
        <draw:line draw:style-name="gr9" draw:layer="layout" svg:x1="80.441cm" svg:y1="58.195cm" svg:x2="80.427cm" svg:y2="58.246cm">
          <text:p/>
        </draw:line>
        <draw:line draw:style-name="gr9" draw:layer="layout" svg:x1="80.581cm" svg:y1="58.037cm" svg:x2="80.478cm" svg:y2="58.421cm">
          <text:p/>
        </draw:line>
        <draw:path draw:style-name="gr9" draw:layer="layout" svg:width="0.062cm" svg:height="0.092cm" svg:x="80.423cm" svg:y="58.245cm" svg:viewBox="0 0 63 93" svg:d="M4 0c-9 33-1 64 20 80 11 8 24 13 39 13">
          <text:p/>
        </draw:path>
        <draw:path draw:style-name="gr9" draw:layer="layout" svg:width="0.107cm" svg:height="0.092cm" svg:x="80.515cm" svg:y="58.245cm" svg:viewBox="0 0 108 93" svg:d="M0 93c30 0 61-17 84-45 11-15 19-31 24-48">
          <text:p/>
        </draw:path>
        <draw:path draw:style-name="gr9" draw:layer="layout" svg:width="0.062cm" svg:height="0.091cm" svg:x="80.577cm" svg:y="58.104cm" svg:viewBox="0 0 63 92" svg:d="M59 92c9-32 2-62-19-78-11-9-25-14-40-14">
          <text:p/>
        </draw:path>
        <draw:path draw:style-name="gr9" draw:layer="layout" svg:width="0.107cm" svg:height="0.091cm" svg:x="80.44cm" svg:y="58.104cm" svg:viewBox="0 0 108 92" svg:d="M108 0c-30 0-61 18-84 45-11 15-19 31-24 47">
          <text:p/>
        </draw:path>
        <draw:line draw:style-name="gr9" draw:layer="layout" svg:x1="80.853cm" svg:y1="58.22cm" svg:x2="80.718cm" svg:y2="58.22cm">
          <text:p/>
        </draw:line>
        <draw:line draw:style-name="gr9" draw:layer="layout" svg:x1="80.731cm" svg:y1="58.179cm" svg:x2="80.698cm" svg:y2="58.296cm">
          <text:p/>
        </draw:line>
        <draw:line draw:style-name="gr9" draw:layer="layout" svg:x1="80.725cm" svg:y1="58.337cm" svg:x2="80.822cm" svg:y2="58.337cm">
          <text:p/>
        </draw:line>
        <draw:line draw:style-name="gr9" draw:layer="layout" svg:x1="80.853cm" svg:y1="58.221cm" svg:x2="80.866cm" svg:y2="58.179cm">
          <text:p/>
        </draw:line>
        <draw:path draw:style-name="gr9" draw:layer="layout" svg:width="0.138cm" svg:height="0.075cm" svg:x="80.73cm" svg:y="58.104cm" svg:viewBox="0 0 139 76" svg:d="M136 76c7-27 1-52-16-66-26-21-71-9-101 27-9 12-16 25-19 39">
          <text:p/>
        </draw:path>
        <draw:path draw:style-name="gr9" draw:layer="layout" svg:width="0.029cm" svg:height="0.042cm" svg:x="80.697cm" svg:y="58.295cm" svg:viewBox="0 0 30 43" svg:d="M2 0c-4 15 0 29 9 37 5 4 11 6 19 6">
          <text:p/>
        </draw:path>
        <draw:line draw:style-name="gr9" draw:layer="layout" svg:x1="81.024cm" svg:y1="58.004cm" svg:x2="81.084cm" svg:y2="58.004cm">
          <text:p/>
        </draw:line>
        <draw:line draw:style-name="gr9" draw:layer="layout" svg:x1="81.116cm" svg:y1="58.054cm" svg:x2="81.053cm" svg:y2="58.288cm">
          <text:p/>
        </draw:line>
        <draw:line draw:style-name="gr9" draw:layer="layout" svg:x1="80.926cm" svg:y1="58.288cm" svg:x2="80.962cm" svg:y2="58.154cm">
          <text:p/>
        </draw:line>
        <draw:line draw:style-name="gr9" draw:layer="layout" svg:x1="81.02cm" svg:y1="58.104cm" svg:x2="81.102cm" svg:y2="58.104cm">
          <text:p/>
        </draw:line>
        <draw:line draw:style-name="gr9" draw:layer="layout" svg:x1="80.957cm" svg:y1="58.337cm" svg:x2="80.995cm" svg:y2="58.337cm">
          <text:p/>
        </draw:line>
        <draw:path draw:style-name="gr9" draw:layer="layout" svg:width="0.033cm" svg:height="0.05cm" svg:x="81.084cm" svg:y="58.004cm" svg:viewBox="0 0 34 51" svg:d="M32 51c5-19 1-35-10-44-7-5-14-7-22-7">
          <text:p/>
        </draw:path>
        <draw:path draw:style-name="gr9" draw:layer="layout" svg:width="0.058cm" svg:height="0.051cm" svg:x="80.995cm" svg:y="58.287cm" svg:viewBox="0 0 59 52" svg:d="M0 52c16 0 34-10 46-25 6-8 11-17 13-27">
          <text:p/>
        </draw:path>
        <draw:path draw:style-name="gr9" draw:layer="layout" svg:width="0.059cm" svg:height="0.05cm" svg:x="80.961cm" svg:y="58.104cm" svg:viewBox="0 0 60 51" svg:d="M60 0c-16 0-34 9-47 24-6 8-10 18-13 27">
          <text:p/>
        </draw:path>
        <draw:path draw:style-name="gr9" draw:layer="layout" svg:width="0.033cm" svg:height="0.051cm" svg:x="80.924cm" svg:y="58.287cm" svg:viewBox="0 0 34 52" svg:d="M2 0c-5 19-1 35 11 44 6 5 13 8 21 8">
          <text:p/>
        </draw:path>
        <draw:line draw:style-name="gr9" draw:layer="layout" svg:x1="81.27cm" svg:y1="58.288cm" svg:x2="81.307cm" svg:y2="58.154cm">
          <text:p/>
        </draw:line>
        <draw:polyline draw:style-name="gr9" draw:layer="layout" svg:width="0.167cm" svg:height="0.316cm" svg:x="81.107cm" svg:y="58.104cm" svg:viewBox="0 0 168 317" draw:points="168,0 85,0 0,317">
          <text:p/>
        </draw:polyline>
        <draw:line draw:style-name="gr9" draw:layer="layout" svg:x1="81.13cm" svg:y1="58.337cm" svg:x2="81.212cm" svg:y2="58.337cm">
          <text:p/>
        </draw:line>
        <draw:path draw:style-name="gr9" draw:layer="layout" svg:width="0.058cm" svg:height="0.051cm" svg:x="81.212cm" svg:y="58.287cm" svg:viewBox="0 0 59 52" svg:d="M0 52c16 0 34-10 46-25 6-8 11-17 13-27">
          <text:p/>
        </draw:path>
        <draw:path draw:style-name="gr9" draw:layer="layout" svg:width="0.034cm" svg:height="0.05cm" svg:x="81.274cm" svg:y="58.104cm" svg:viewBox="0 0 35 51" svg:d="M33 51c5-19 1-35-11-44-6-5-13-7-22-7">
          <text:p/>
        </draw:path>
        <draw:line draw:style-name="gr9" draw:layer="layout" svg:x1="81.398cm" svg:y1="58.154cm" svg:x2="81.36cm" svg:y2="58.288cm">
          <text:p/>
        </draw:line>
        <draw:line draw:style-name="gr9" draw:layer="layout" svg:x1="81.392cm" svg:y1="58.337cm" svg:x2="81.422cm" svg:y2="58.337cm">
          <text:p/>
        </draw:line>
        <draw:polyline draw:style-name="gr9" draw:layer="layout" svg:width="0.075cm" svg:height="0.183cm" svg:x="81.454cm" svg:y="58.104cm" svg:viewBox="0 0 76 184" draw:points="26,184 76,0 0,0">
          <text:p/>
        </draw:polyline>
        <draw:path draw:style-name="gr9" draw:layer="layout" svg:width="0.058cm" svg:height="0.05cm" svg:x="81.396cm" svg:y="58.104cm" svg:viewBox="0 0 59 51" svg:d="M59 0c-15 0-33 9-45 24-7 8-12 18-14 27">
          <text:p/>
        </draw:path>
        <draw:path draw:style-name="gr9" draw:layer="layout" svg:width="0.034cm" svg:height="0.051cm" svg:x="81.358cm" svg:y="58.287cm" svg:viewBox="0 0 35 52" svg:d="M2 0c-5 19 0 35 12 44 6 5 13 8 21 8">
          <text:p/>
        </draw:path>
        <draw:path draw:style-name="gr9" draw:layer="layout" svg:width="0.034cm" svg:height="0.051cm" svg:x="81.478cm" svg:y="58.287cm" svg:viewBox="0 0 35 52" svg:d="M2 0c-4 19 0 35 11 44 5 5 14 8 22 8">
          <text:p/>
        </draw:path>
        <draw:path draw:style-name="gr9" draw:layer="layout" svg:width="0.058cm" svg:height="0.051cm" svg:x="81.422cm" svg:y="58.287cm" svg:viewBox="0 0 59 52" svg:d="M0 52c16 0 33-10 46-25 6-8 11-17 13-27">
          <text:p/>
        </draw:path>
        <draw:polyline draw:style-name="gr9" draw:layer="layout" svg:width="0.171cm" svg:height="0.333cm" svg:x="81.722cm" svg:y="58.004cm" svg:viewBox="0 0 172 334" draw:points="172,0 89,0 0,334">
          <text:p/>
        </draw:polyline>
        <draw:line draw:style-name="gr9" draw:layer="layout" svg:x1="81.762cm" svg:y1="58.187cm" svg:x2="81.844cm" svg:y2="58.187cm">
          <text:p/>
        </draw:line>
        <draw:path draw:style-name="gr9" draw:layer="layout" svg:width="0.111cm" svg:height="0.183cm" svg:x="81.844cm" svg:y="58.004cm" svg:viewBox="0 0 112 184" svg:d="M0 184c29 0 62-17 84-45 35-44 37-100 5-126-10-9-24-13-40-13">
          <text:p/>
        </draw:path>
        <draw:line draw:style-name="gr9" draw:layer="layout" svg:x1="82.09cm" svg:y1="58.137cm" svg:x2="82.143cm" svg:y2="58.338cm">
          <text:p/>
        </draw:line>
        <draw:line draw:style-name="gr9" draw:layer="layout" svg:x1="82.012cm" svg:y1="58.205cm" svg:x2="82.232cm" svg:y2="58.004cm">
          <text:p/>
        </draw:line>
        <draw:line draw:style-name="gr9" draw:layer="layout" svg:x1="81.977cm" svg:y1="58.338cm" svg:x2="82.067cm" svg:y2="58.004cm">
          <text:p/>
        </draw:line>
        <draw:line draw:style-name="gr9" draw:layer="layout" svg:x1="82.407cm" svg:y1="58.188cm" svg:x2="82.437cm" svg:y2="58.079cm">
          <text:p/>
        </draw:line>
        <draw:line draw:style-name="gr9" draw:layer="layout" svg:x1="82.302cm" svg:y1="58.079cm" svg:x2="82.287cm" svg:y2="58.13cm">
          <text:p/>
        </draw:line>
        <draw:line draw:style-name="gr9" draw:layer="layout" svg:x1="82.324cm" svg:y1="58.187cm" svg:x2="82.407cm" svg:y2="58.187cm">
          <text:p/>
        </draw:line>
        <draw:path draw:style-name="gr9" draw:layer="layout" svg:width="0.145cm" svg:height="0.15cm" svg:x="82.262cm" svg:y="58.187cm" svg:viewBox="0 0 146 151" svg:d="M0 151c39-12 76-38 105-73 19-24 33-51 41-78">
          <text:p/>
        </draw:path>
        <draw:path draw:style-name="gr9" draw:layer="layout" svg:width="0.138cm" svg:height="0.075cm" svg:x="82.301cm" svg:y="58.004cm" svg:viewBox="0 0 139 76" svg:d="M136 76c7-28 1-52-16-66-27-21-72-9-101 26-9 12-16 26-19 40">
          <text:p/>
        </draw:path>
        <draw:path draw:style-name="gr9" draw:layer="layout" svg:width="0.039cm" svg:height="0.058cm" svg:x="82.285cm" svg:y="58.129cm" svg:viewBox="0 0 40 59" svg:d="M2 0c-5 21-1 40 13 51 6 5 16 8 25 8">
          <text:p/>
        </draw:path>
        <draw:line draw:style-name="gr9" draw:layer="layout" svg:x1="75.164cm" svg:y1="54.187cm" svg:x2="75.242cm" svg:y2="54.488cm">
          <text:p/>
        </draw:line>
        <draw:line draw:style-name="gr9" draw:layer="layout" svg:x1="75.048cm" svg:y1="54.288cm" svg:x2="75.376cm" svg:y2="53.987cm">
          <text:p/>
        </draw:line>
        <draw:line draw:style-name="gr9" draw:layer="layout" svg:x1="74.994cm" svg:y1="54.488cm" svg:x2="75.129cm" svg:y2="53.987cm">
          <text:p/>
        </draw:line>
        <draw:line draw:style-name="gr9" draw:layer="layout" svg:x1="75.444cm" svg:y1="54.487cm" svg:x2="75.579cm" svg:y2="54.487cm">
          <text:p/>
        </draw:line>
        <draw:line draw:style-name="gr9" draw:layer="layout" svg:x1="75.565cm" svg:y1="54.538cm" svg:x2="75.674cm" svg:y2="54.137cm">
          <text:p/>
        </draw:line>
        <draw:line draw:style-name="gr9" draw:layer="layout" svg:x1="75.365cm" svg:y1="54.612cm" svg:x2="75.478cm" svg:y2="54.612cm">
          <text:p/>
        </draw:line>
        <draw:line draw:style-name="gr9" draw:layer="layout" svg:x1="75.471cm" svg:y1="54.137cm" svg:x2="75.396cm" svg:y2="54.413cm">
          <text:p/>
        </draw:line>
        <draw:path draw:style-name="gr9" draw:layer="layout" svg:width="0.051cm" svg:height="0.075cm" svg:x="75.394cm" svg:y="54.412cm" svg:viewBox="0 0 52 76" svg:d="M3 0c-7 27-1 52 16 65 9 7 21 11 33 11">
          <text:p/>
        </draw:path>
        <draw:path draw:style-name="gr9" draw:layer="layout" svg:width="0.087cm" svg:height="0.075cm" svg:x="75.478cm" svg:y="54.537cm" svg:viewBox="0 0 88 76" svg:d="M0 76c24 0 49-14 68-38 9-11 16-25 20-38">
          <text:p/>
        </draw:path>
        <draw:line draw:style-name="gr9" draw:layer="layout" svg:x1="75.925cm" svg:y1="54.413cm" svg:x2="75.981cm" svg:y2="54.212cm">
          <text:p/>
        </draw:line>
        <draw:polyline draw:style-name="gr9" draw:layer="layout" svg:width="0.251cm" svg:height="0.475cm" svg:x="75.68cm" svg:y="54.137cm" svg:viewBox="0 0 252 476" draw:points="252,0 127,0 0,476">
          <text:p/>
        </draw:polyline>
        <draw:line draw:style-name="gr9" draw:layer="layout" svg:x1="75.714cm" svg:y1="54.487cm" svg:x2="75.837cm" svg:y2="54.487cm">
          <text:p/>
        </draw:line>
        <draw:path draw:style-name="gr9" draw:layer="layout" svg:width="0.088cm" svg:height="0.075cm" svg:x="75.837cm" svg:y="54.412cm" svg:viewBox="0 0 89 76" svg:d="M0 76c24 0 50-14 68-37 11-11 17-25 21-39">
          <text:p/>
        </draw:path>
        <draw:path draw:style-name="gr9" draw:layer="layout" svg:width="0.051cm" svg:height="0.075cm" svg:x="75.931cm" svg:y="54.137cm" svg:viewBox="0 0 52 76" svg:d="M49 76c7-27 1-52-17-65-9-7-20-11-32-11">
          <text:p/>
        </draw:path>
        <draw:line draw:style-name="gr9" draw:layer="layout" svg:x1="76.114cm" svg:y1="54.212cm" svg:x2="76.06cm" svg:y2="54.413cm">
          <text:p/>
        </draw:line>
        <draw:line draw:style-name="gr9" draw:layer="layout" svg:x1="76.107cm" svg:y1="54.487cm" svg:x2="76.197cm" svg:y2="54.487cm">
          <text:p/>
        </draw:line>
        <draw:line draw:style-name="gr9" draw:layer="layout" svg:x1="76.201cm" svg:y1="54.137cm" svg:x2="76.291cm" svg:y2="54.137cm">
          <text:p/>
        </draw:line>
        <draw:path draw:style-name="gr9" draw:layer="layout" svg:width="0.088cm" svg:height="0.075cm" svg:x="76.113cm" svg:y="54.137cm" svg:viewBox="0 0 89 76" svg:d="M89 0c-24 0-50 14-69 37-9 11-16 25-20 39">
          <text:p/>
        </draw:path>
        <draw:path draw:style-name="gr9" draw:layer="layout" svg:width="0.05cm" svg:height="0.075cm" svg:x="76.057cm" svg:y="54.412cm" svg:viewBox="0 0 51 76" svg:d="M3 0c-7 27-1 52 16 65 9 7 20 11 32 11">
          <text:p/>
        </draw:path>
        <draw:line draw:style-name="gr9" draw:layer="layout" svg:x1="76.397cm" svg:y1="54.25cm" svg:x2="76.362cm" svg:y2="54.376cm">
          <text:p/>
        </draw:line>
        <draw:line draw:style-name="gr9" draw:layer="layout" svg:x1="76.565cm" svg:y1="54.376cm" svg:x2="76.599cm" svg:y2="54.25cm">
          <text:p/>
        </draw:line>
        <draw:path draw:style-name="gr9" draw:layer="layout" svg:width="0.207cm" svg:height="0.113cm" svg:x="76.396cm" svg:y="54.137cm" svg:viewBox="0 0 208 114" svg:d="M203 114c11-40 2-77-23-98-40-32-108-14-151 40-14 17-24 37-29 58">
          <text:p/>
        </draw:path>
        <draw:path draw:style-name="gr9" draw:layer="layout" svg:width="0.207cm" svg:height="0.112cm" svg:x="76.358cm" svg:y="54.375cm" svg:viewBox="0 0 208 113" svg:d="M4 0c-10 40-1 77 24 97 39 33 106 14 150-39 14-17 24-37 30-58">
          <text:p/>
        </draw:path>
        <draw:line draw:style-name="gr9" draw:layer="layout" svg:x1="76.788cm" svg:y1="54.05cm" svg:x2="76.69cm" svg:y2="54.413cm">
          <text:p/>
        </draw:line>
        <draw:line draw:style-name="gr9" draw:layer="layout" svg:x1="76.737cm" svg:y1="54.487cm" svg:x2="76.793cm" svg:y2="54.487cm">
          <text:p/>
        </draw:line>
        <draw:line draw:style-name="gr9" draw:layer="layout" svg:x1="76.864cm" svg:y1="54.1cm" svg:x2="76.794cm" svg:y2="54.151cm">
          <text:p/>
        </draw:line>
        <draw:line draw:style-name="gr9" draw:layer="layout" svg:x1="76.935cm" svg:y1="54.212cm" svg:x2="76.881cm" svg:y2="54.413cm">
          <text:p/>
        </draw:line>
        <draw:line draw:style-name="gr9" draw:layer="layout" svg:x1="76.831cm" svg:y1="54.137cm" svg:x2="76.887cm" svg:y2="54.137cm">
          <text:p/>
        </draw:line>
        <draw:path draw:style-name="gr9" draw:layer="layout" svg:width="0.05cm" svg:height="0.075cm" svg:x="76.687cm" svg:y="54.412cm" svg:viewBox="0 0 51 76" svg:d="M3 0c-7 27-1 52 15 65 9 7 20 11 33 11">
          <text:p/>
        </draw:path>
        <draw:path draw:style-name="gr9" draw:layer="layout" svg:width="0.073cm" svg:height="0.063cm" svg:x="76.787cm" svg:y="53.987cm" svg:viewBox="0 0 74 64" svg:d="M74 0c-20 0-42 12-57 31-8 9-14 21-17 33">
          <text:p/>
        </draw:path>
        <draw:path draw:style-name="gr9" draw:layer="layout" svg:width="0.038cm" svg:height="0.113cm" svg:x="76.86cm" svg:y="53.987cm" svg:viewBox="0 0 39 114" svg:d="M3 114c6-5 11-10 16-16 25-30 27-71 3-89-6-5-14-8-22-9">
          <text:p/>
        </draw:path>
        <draw:path draw:style-name="gr9" draw:layer="layout" svg:width="0.088cm" svg:height="0.075cm" svg:x="76.793cm" svg:y="54.412cm" svg:viewBox="0 0 89 76" svg:d="M0 76c24 0 50-14 68-37 10-11 17-25 21-39">
          <text:p/>
        </draw:path>
        <draw:path draw:style-name="gr9" draw:layer="layout" svg:width="0.088cm" svg:height="0.075cm" svg:x="76.743cm" svg:y="54.137cm" svg:viewBox="0 0 89 76" svg:d="M89 0c-24 0-50 14-69 37-9 11-16 25-20 39">
          <text:p/>
        </draw:path>
        <draw:path draw:style-name="gr9" draw:layer="layout" svg:width="0.05cm" svg:height="0.075cm" svg:x="76.887cm" svg:y="54.137cm" svg:viewBox="0 0 51 76" svg:d="M48 76c7-27 1-52-16-65-9-7-20-11-32-11">
          <text:p/>
        </draw:path>
        <draw:line draw:style-name="gr9" draw:layer="layout" svg:x1="77.06cm" svg:y1="54.25cm" svg:x2="77.026cm" svg:y2="54.376cm">
          <text:p/>
        </draw:line>
        <draw:line draw:style-name="gr9" draw:layer="layout" svg:x1="77.228cm" svg:y1="54.376cm" svg:x2="77.263cm" svg:y2="54.25cm">
          <text:p/>
        </draw:line>
        <draw:path draw:style-name="gr9" draw:layer="layout" svg:width="0.207cm" svg:height="0.113cm" svg:x="77.059cm" svg:y="54.137cm" svg:viewBox="0 0 208 114" svg:d="M204 114c10-40 1-77-24-98-39-32-107-14-150 40-14 17-24 37-30 58">
          <text:p/>
        </draw:path>
        <draw:path draw:style-name="gr9" draw:layer="layout" svg:width="0.207cm" svg:height="0.112cm" svg:x="77.021cm" svg:y="54.375cm" svg:viewBox="0 0 208 113" svg:d="M5 0c-11 40-2 77 23 97 40 33 108 14 151-39 14-17 24-37 29-58">
          <text:p/>
        </draw:path>
        <draw:line draw:style-name="gr9" draw:layer="layout" svg:x1="77.489cm" svg:y1="53.987cm" svg:x2="77.624cm" svg:y2="53.987cm">
          <text:p/>
        </draw:line>
        <draw:polyline draw:style-name="gr9" draw:layer="layout" svg:width="0.206cm" svg:height="0.35cm" svg:x="77.412cm" svg:y="54.137cm" svg:viewBox="0 0 207 351" draw:points="0,351 112,351 207,0">
          <text:p/>
        </draw:polyline>
        <draw:line draw:style-name="gr9" draw:layer="layout" svg:x1="77.416cm" svg:y1="54.137cm" svg:x2="77.349cm" svg:y2="54.388cm">
          <text:p/>
        </draw:line>
        <draw:path draw:style-name="gr9" draw:layer="layout" svg:width="0.067cm" svg:height="0.1cm" svg:x="77.345cm" svg:y="54.387cm" svg:viewBox="0 0 68 101" svg:d="M4 0c-10 36-2 69 21 87 12 9 27 14 43 14">
          <text:p/>
        </draw:path>
        <draw:polyline draw:style-name="gr9" draw:layer="layout" svg:width="0.228cm" svg:height="0.35cm" svg:x="77.828cm" svg:y="54.137cm" svg:viewBox="0 0 229 351" draw:points="229,0 95,0 0,351">
          <text:p/>
        </draw:polyline>
        <draw:line draw:style-name="gr9" draw:layer="layout" svg:x1="78.03cm" svg:y1="54.488cm" svg:x2="78.105cm" svg:y2="54.212cm">
          <text:p/>
        </draw:line>
        <draw:path draw:style-name="gr9" draw:layer="layout" svg:width="0.051cm" svg:height="0.075cm" svg:x="78.056cm" svg:y="54.137cm" svg:viewBox="0 0 52 76" svg:d="M49 76c7-27 1-52-16-65-8-7-20-11-33-11">
          <text:p/>
        </draw:path>
        <draw:line draw:style-name="gr9" draw:layer="layout" svg:x1="78.376cm" svg:y1="54.413cm" svg:x2="78.431cm" svg:y2="54.212cm">
          <text:p/>
        </draw:line>
        <draw:polyline draw:style-name="gr9" draw:layer="layout" svg:width="0.251cm" svg:height="0.475cm" svg:x="78.132cm" svg:y="54.137cm" svg:viewBox="0 0 252 476" draw:points="252,0 127,0 0,476">
          <text:p/>
        </draw:polyline>
        <draw:line draw:style-name="gr9" draw:layer="layout" svg:x1="78.165cm" svg:y1="54.487cm" svg:x2="78.289cm" svg:y2="54.487cm">
          <text:p/>
        </draw:line>
        <draw:path draw:style-name="gr9" draw:layer="layout" svg:width="0.087cm" svg:height="0.075cm" svg:x="78.289cm" svg:y="54.412cm" svg:viewBox="0 0 88 76" svg:d="M0 76c24 0 49-14 69-37 9-11 16-25 19-39">
          <text:p/>
        </draw:path>
        <draw:path draw:style-name="gr9" draw:layer="layout" svg:width="0.05cm" svg:height="0.075cm" svg:x="78.383cm" svg:y="54.137cm" svg:viewBox="0 0 51 76" svg:d="M48 76c7-27 1-52-17-65-8-7-19-11-31-11">
          <text:p/>
        </draw:path>
        <draw:line draw:style-name="gr9" draw:layer="layout" svg:x1="78.556cm" svg:y1="54.25cm" svg:x2="78.521cm" svg:y2="54.376cm">
          <text:p/>
        </draw:line>
        <draw:line draw:style-name="gr9" draw:layer="layout" svg:x1="78.724cm" svg:y1="54.376cm" svg:x2="78.758cm" svg:y2="54.25cm">
          <text:p/>
        </draw:line>
        <draw:path draw:style-name="gr9" draw:layer="layout" svg:width="0.207cm" svg:height="0.113cm" svg:x="78.555cm" svg:y="54.137cm" svg:viewBox="0 0 208 114" svg:d="M203 114c11-40 2-77-23-98-40-32-107-14-151 40-14 17-24 37-29 58">
          <text:p/>
        </draw:path>
        <draw:path draw:style-name="gr9" draw:layer="layout" svg:width="0.207cm" svg:height="0.112cm" svg:x="78.517cm" svg:y="54.375cm" svg:viewBox="0 0 208 113" svg:d="M4 0c-10 40-1 77 24 97 39 33 107 14 150-39 14-17 24-37 30-58">
          <text:p/>
        </draw:path>
        <draw:line draw:style-name="gr9" draw:layer="layout" svg:x1="79.078cm" svg:y1="54.312cm" svg:x2="78.875cm" svg:y2="54.312cm">
          <text:p/>
        </draw:line>
        <draw:line draw:style-name="gr9" draw:layer="layout" svg:x1="78.893cm" svg:y1="54.25cm" svg:x2="78.845cm" svg:y2="54.426cm">
          <text:p/>
        </draw:line>
        <draw:line draw:style-name="gr9" draw:layer="layout" svg:x1="78.885cm" svg:y1="54.487cm" svg:x2="79.031cm" svg:y2="54.487cm">
          <text:p/>
        </draw:line>
        <draw:line draw:style-name="gr9" draw:layer="layout" svg:x1="79.078cm" svg:y1="54.313cm" svg:x2="79.096cm" svg:y2="54.25cm">
          <text:p/>
        </draw:line>
        <draw:path draw:style-name="gr9" draw:layer="layout" svg:width="0.207cm" svg:height="0.113cm" svg:x="78.892cm" svg:y="54.137cm" svg:viewBox="0 0 208 114" svg:d="M204 114c10-40 1-77-24-98-40-32-107-14-150 40-14 17-24 37-30 58">
          <text:p/>
        </draw:path>
        <draw:path draw:style-name="gr9" draw:layer="layout" svg:width="0.042cm" svg:height="0.062cm" svg:x="78.843cm" svg:y="54.425cm" svg:viewBox="0 0 43 63" svg:d="M2 0c-6 22-1 42 13 54 8 6 18 9 28 9">
          <text:p/>
        </draw:path>
        <draw:line draw:style-name="gr9" draw:layer="layout" svg:x1="79.369cm" svg:y1="54.488cm" svg:x2="79.287cm" svg:y2="54.287cm">
          <text:p/>
        </draw:line>
        <draw:line draw:style-name="gr9" draw:layer="layout" svg:x1="79.199cm" svg:y1="54.363cm" svg:x2="79.463cm" svg:y2="54.137cm">
          <text:p/>
        </draw:line>
        <draw:line draw:style-name="gr9" draw:layer="layout" svg:x1="79.261cm" svg:y1="54.137cm" svg:x2="79.166cm" svg:y2="54.488cm">
          <text:p/>
        </draw:line>
        <draw:line draw:style-name="gr9" draw:layer="layout" svg:x1="79.744cm" svg:y1="54.137cm" svg:x2="79.649cm" svg:y2="54.488cm">
          <text:p/>
        </draw:line>
        <draw:polyline draw:style-name="gr9" draw:layer="layout" svg:width="0.319cm" svg:height="0.35cm" svg:x="79.503cm" svg:y="54.137cm" svg:viewBox="0 0 320 351" draw:points="320,0 94,0 0,351">
          <text:p/>
        </draw:polyline>
        <draw:line draw:style-name="gr9" draw:layer="layout" svg:x1="79.796cm" svg:y1="54.488cm" svg:x2="79.87cm" svg:y2="54.212cm">
          <text:p/>
        </draw:line>
        <draw:path draw:style-name="gr9" draw:layer="layout" svg:width="0.05cm" svg:height="0.075cm" svg:x="79.822cm" svg:y="54.137cm" svg:viewBox="0 0 51 76" svg:d="M48 76c7-27 1-52-15-65-9-7-20-11-33-11">
          <text:p/>
        </draw:path>
        <draw:line draw:style-name="gr8" draw:layer="layout" svg:x1="83.517cm" svg:y1="0.572cm" svg:x2="83.517cm" svg:y2="58.945cm">
          <text:p/>
        </draw:line>
        <draw:line draw:style-name="gr8" draw:layer="layout" svg:x1="83.518cm" svg:y1="0.573cm" svg:x2="2.054cm" svg:y2="0.542cm">
          <text:p/>
        </draw:line>
        <draw:g>
          <draw:g>
            <draw:custom-shape draw:style-name="gr7" draw:text-style-name="P3" draw:layer="layout" svg:width="6.685cm" svg:height="1.901cm" svg:x="34.871cm" svg:y="40.634cm">
              <text:p text:style-name="P2"><text:span text:style-name="T1">«Interface»</text:span></text:p>
              <text:p text:style-name="P2"><text:span text:style-name="T1">Check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6.685cm" svg:height="1.774cm" svg:x="34.871cm" svg:y="42.535cm">
              <text:p text:style-name="P4"><text:span text:style-name="T2"><text:s/></text:span><text:span text:style-name="T2">+ check(res: T): boolean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2.138cm" svg:height="1.333cm" svg:x="40.48cm" svg:y="39.964cm">
            <text:p text:style-name="P2"><text:span text:style-name="T4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6" draw:layer="layout" svg:width="7.477cm" svg:height="1.016cm" svg:x="44.593cm" svg:y="44.704cm">
            <text:p text:style-name="P2"><text:span text:style-name="T3">RDOLegacyRand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7.477cm" svg:height="1.778cm" svg:x="44.593cm" svg:y="45.72cm">
            <text:p text:style-name="P4"><text:span text:style-name="T2"><text:s/></text:span><text:span text:style-name="T2">- seed: long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7.477cm" svg:height="2.44cm" svg:x="44.593cm" svg:y="47.471cm">
            <text:p text:style-name="P4"><text:span text:style-name="T2"><text:s/></text:span><text:span text:style-name="T2">+ setSeed(seed: long): void</text:span></text:p>
            <text:p text:style-name="P4"><text:span text:style-name="T2"><text:s/></text:span><text:span text:style-name="T2">+ nextDouble(): double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7" draw:text-style-name="P6" draw:layer="layout" svg:width="13.227cm" svg:height="1.016cm" svg:x="3.937cm" svg:y="37.784cm">
            <text:p text:style-name="P2"><text:span text:style-name="T3">CombinationalChoiceFro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3.227cm" svg:height="3.482cm" svg:x="3.937cm" svg:y="38.8cm">
            <text:p text:style-name="P4"><text:span text:style-name="T2"><text:s/></text:span><text:span text:style-name="T2">- set: R</text:span></text:p>
            <text:p text:style-name="P4"><text:span text:style-name="T2"><text:s/></text:span><text:span text:style-name="T2">- setManager: RelevantResourcesManager&lt;R&gt;</text:span></text:p>
            <text:p text:style-name="P4"><text:span text:style-name="T2"><text:s/></text:span><text:span text:style-name="T2">- matchingList: PriorityQueue&lt;T&gt;</text:span></text:p>
            <text:p text:style-name="P4"><text:span text:style-name="T2"><text:s/></text:span><text:span text:style-name="T2">- finders: List&lt;Finder&lt;R, ?, PT&gt;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3.227cm" svg:height="4.231cm" svg:x="3.937cm" svg:y="42.214cm">
            <text:p text:style-name="P4"><text:span text:style-name="T2"><text:s/></text:span><text:span text:style-name="T2">+ CombinationalChoiceFrom(set: R,</text:span></text:p>
            <text:p text:style-name="P4"><text:span text:style-name="T2"><text:tab/></text:span><text:span text:style-name="T2">comparator: ChoiceMethod&lt;R, R, PT&gt;,</text:span></text:p>
            <text:p text:style-name="P4"><text:span text:style-name="T2"><text:tab/></text:span><text:span text:style-name="T2">SetManager: RelevantResourceManager&lt;R&gt;)</text:span></text:p>
            <text:p text:style-name="P4"><text:span text:style-name="T2"><text:s/></text:span><text:span text:style-name="T2">+ addFinder(finder: Finder&lt;R, ?, PT&gt;): void</text:span></text:p>
            <text:p text:style-name="P4"><text:span text:style-name="T2"><text:s/></text:span><text:span text:style-name="T2">+ find(parameters: PT): boolean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2.61cm" svg:height="1.333cm" svg:x="15.666cm" svg:y="36.948cm">
          <text:p text:style-name="P2"><text:span text:style-name="T4">R, PT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3" draw:layer="layout" svg:width="11.43cm" svg:height="1.016cm" svg:x="30.489cm" svg:y="46.66cm">
            <text:p text:style-name="P2"><text:span text:style-name="T1">CombinationalChoiceFrom.Setter <text:s text:c="7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1.43cm" svg:height="1.782cm" svg:x="30.489cm" svg:y="48.561cm">
            <text:p text:style-name="P4"><text:span text:style-name="T2"><text:s/></text:span><text:span text:style-name="T2">+ set(set: R, resource: T): void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1.43cm" svg:height="0.889cm" svg:x="30.489cm" svg:y="47.6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>
            <draw:custom-shape draw:style-name="gr7" draw:text-style-name="P3" draw:layer="layout" svg:width="11.003cm" svg:height="1.901cm" svg:x="20.574cm" svg:y="40.15cm">
              <text:p text:style-name="P2"><text:span text:style-name="T1">«Interface»</text:span></text:p>
              <text:p text:style-name="P2"><text:span text:style-name="T1">CombinationalChoiceFrom.Retriever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1.003cm" svg:height="1.774cm" svg:x="20.574cm" svg:y="42.051cm">
              <text:p text:style-name="P4"><text:span text:style-name="T2"><text:s/></text:span><text:span text:style-name="T2">+ getResources(): Collection&lt;T&gt;</text:span></text:p>
              <text:p text:style-name="P4"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7" draw:text-style-name="P7" draw:layer="layout" svg:width="2.138cm" svg:height="1.333cm" svg:x="30.501cm" svg:y="39.48cm">
            <text:p text:style-name="P2"><text:span text:style-name="T4">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3" draw:layer="layout" svg:width="17.194cm" svg:height="1.016cm" svg:x="27.051cm" svg:y="52.476cm">
            <text:p text:style-name="P2"><text:span text:style-name="T1">CombinationalChoiceFrom.RelevantResourceManager <text:s text:c="5"/>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17.194cm" svg:height="2.227cm" svg:x="27.051cm" svg:y="54.377cm">
            <text:p text:style-name="P4"><text:span text:style-name="T2"><text:s/></text:span><text:span text:style-name="T2">+ create(set: R): R</text:span></text:p>
            <text:p text:style-name="P4"><text:span text:style-name="T2"><text:s/></text:span><text:span text:style-name="T2">+ apply(origin: R, set: R): void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3" draw:layer="layout" svg:width="17.194cm" svg:height="0.889cm" svg:x="27.051cm" svg:y="53.49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2.032cm" svg:height="1.333cm" svg:x="43.18cm" svg:y="51.551cm">
          <text:p text:style-name="P2"><text:span text:style-name="T4">R</text:span></text:p>
          <draw:enhanced-geometry svg:viewBox="0 0 21600 21600" draw:type="rectangle" draw:enhanced-path="M 0 0 L 21600 0 21600 21600 0 21600 0 0 Z N"/>
        </draw:custom-shape>
        <draw:g>
          <draw:custom-shape draw:style-name="gr7" draw:text-style-name="P6" draw:layer="layout" svg:width="20.777cm" svg:height="1.016cm" svg:x="4.018cm" svg:y="48.62cm">
            <text:p text:style-name="P2"><text:span text:style-name="T1">CombinationalChoiceFrom.Fin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0.777cm" svg:height="2.745cm" svg:x="4.018cm" svg:y="49.636cm">
            <text:p text:style-name="P4"><text:span text:style-name="T2"><text:s/></text:span><text:span text:style-name="T2">- retriever: Retriever&lt;T&gt;</text:span></text:p>
            <text:p text:style-name="P4"><text:span text:style-name="T2"><text:s/></text:span><text:span text:style-name="T2">- choice: SimpleChoiceFrom&lt;R, T, PT&gt;</text:span></text:p>
            <text:p text:style-name="P4"><text:span text:style-name="T2"><text:s/></text:span><text:span text:style-name="T2">- setter: Setter&lt;R, T&gt;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5" draw:layer="layout" svg:width="20.777cm" svg:height="3.539cm" svg:x="4.018cm" svg:y="52.373cm">
            <text:p text:style-name="P4"><text:span text:style-name="T2"><text:s/></text:span><text:span text:style-name="T2">+ Finder(retriever: Retriever&lt;T&gt;,</text:span></text:p>
            <text:p text:style-name="P4"><text:span text:style-name="T2"><text:tab/></text:span><text:span text:style-name="T2">choice: SimpleChoiceFrom&lt;R, T, PT&gt;, setter: Setter&lt;R, T&gt;)</text:span></text:p>
            <text:p text:style-name="P4"><text:span text:style-name="T2"><text:s/></text:span><text:span text:style-name="T2">+ find(set: R, finder: Iterator&lt;Finder&lt;R, ?, PT&gt;&gt;, matchingList: PriorityQueue&lt;R&gt;,</text:span></text:p>
            <text:p text:style-name="P4"><text:span text:style-name="T2"><text:tab/></text:span><text:span text:style-name="T2">setManager: RelevantResourcesManager&lt;R&gt;, parameters: PT): boolean</text:span></text:p>
            <text:p text:style-name="P4"><text:span text:style-name="T2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7" draw:text-style-name="P7" draw:layer="layout" svg:width="3.048cm" svg:height="1.333cm" svg:x="22.814cm" svg:y="47.784cm">
          <text:p text:style-name="P2"><text:span text:style-name="T4">R, T, PT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21cm" svg:height="1.333cm" svg:x="40.589cm" svg:y="45.778cm">
          <text:p text:style-name="P2"><text:span text:style-name="T4">R, T</text:span></text:p>
          <draw:enhanced-geometry svg:viewBox="0 0 21600 21600" draw:type="rectangle" draw:enhanced-path="M 0 0 L 21600 0 21600 21600 0 21600 0 0 Z N"/>
        </draw:custom-shape>
        <draw:g xml:id="id3" draw:id="id3">
          <draw:custom-shape draw:style-name="gr4" draw:text-style-name="P1" draw:layer="layout" svg:width="0.635cm" svg:height="0.635cm" draw:transform="rotate (1.5707963267949) translate (17.18cm 46.152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7.813cm" svg:y1="45.835cm" svg:x2="17.178cm" svg:y2="45.835cm">
            <text:p/>
          </draw:line>
          <draw:line draw:style-name="gr3" draw:text-style-name="P1" draw:layer="layout" svg:x1="17.496cm" svg:y1="46.152cm" svg:x2="17.496cm" svg:y2="45.517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Liberation Serif1" svg:font-family="'Liberation Serif'" style:font-pitch="variable"/>
    <style:font-face style:name="Ubuntu" svg:font-family="Ubuntu" style:font-pitch="variable"/>
    <style:font-face style:name="DejaVu Sans Condensed1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UI1" svg:font-family="'Noto Sans UI'" style:font-family-generic="roman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Noto Sans UI" svg:font-family="'Noto Sans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UI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4.074cm" fo:page-height="59.43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6T01:19:14.623439280</dc:date>
    <meta:generator>LibreOffice/4.2.4.2$Linux_X86_64 LibreOffice_project/420m0$Build-2</meta:generator>
    <meta:editing-duration>PT2H41M15S</meta:editing-duration>
    <meta:editing-cycles>8</meta:editing-cycles>
    <meta:document-statistic meta:object-count="1192"/>
  </office:meta>
</office:document-meta>
</file>